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2.7+273" office:value-type="float" office:value="295.7" calcext:value-type="float">
            <text:p>295.7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61724710075273" calcext:value-type="float">
            <text:p>0.861724710075273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5019200143375" calcext:value-type="float">
            <text:p>0.007501920014338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 table:number-columns-repeated="9"/>
        </table:table-row>
        <table:table-row table:style-name="ro1">
          <table:table-cell office:value-type="time" office:time-value="PT16H11M39.686S" calcext:value-type="time">
            <text:p>16:11:39.6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867676" calcext:value-type="float">
            <text:p>-1.87E-09</text:p>
          </table:table-cell>
          <table:table-cell table:formula="of:=[.C4]*10^9" office:value-type="float" office:value="-1.867676" calcext:value-type="float">
            <text:p>-1.867676</text:p>
          </table:table-cell>
          <table:table-cell table:formula="of:=[.$N$1]*[.D4]" office:value-type="float" office:value="-1.60942255961455" calcext:value-type="float">
            <text:p>-1.60942255961455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6H11M40.056S" calcext:value-type="time">
            <text:p>16:11:40.06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61903" calcext:value-type="float">
            <text:p>-1.62E-09</text:p>
          </table:table-cell>
          <table:table-cell table:formula="of:=[.C5]*10^9" office:value-type="float" office:value="-1.61903" calcext:value-type="float">
            <text:p>-1.61903</text:p>
          </table:table-cell>
          <table:table-cell table:formula="of:=[.$N$1]*[.D5]" office:value-type="float" office:value="-1.39515815735317" calcext:value-type="float">
            <text:p>-1.39515815735317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-1.44151291468225" calcext:value-type="float">
            <text:p>-1.44151291468225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104511434729259" calcext:value-type="float">
            <text:p>0.104511434729259</text:p>
          </table:table-cell>
          <table:table-cell/>
          <table:table-cell table:formula="of:=(MAX([.E4:.E8])-MIN([.E4:.E8]))/2" office:value-type="float" office:value="0.120630687851662" calcext:value-type="float">
            <text:p>0.120630687851662</text:p>
          </table:table-cell>
          <table:table-cell table:number-columns-repeated="2"/>
        </table:table-row>
        <table:table-row table:style-name="ro1">
          <table:table-cell office:value-type="time" office:time-value="PT16H11M40.423S" calcext:value-type="time">
            <text:p>16:11:40.4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672175" calcext:value-type="float">
            <text:p>-1.67E-09</text:p>
          </table:table-cell>
          <table:table-cell table:formula="of:=[.C6]*10^9" office:value-type="float" office:value="-1.672175" calcext:value-type="float">
            <text:p>-1.672175</text:p>
          </table:table-cell>
          <table:table-cell table:formula="of:=[.$N$1]*[.D6]" office:value-type="float" office:value="-1.44095451707012" calcext:value-type="float">
            <text:p>-1.44095451707012</text:p>
          </table:table-cell>
          <table:table-cell table:number-columns-repeated="9"/>
        </table:table-row>
        <table:table-row table:style-name="ro1">
          <table:table-cell office:value-type="time" office:time-value="PT16H11M40.791S" calcext:value-type="time">
            <text:p>16:11:40.7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617533" calcext:value-type="float">
            <text:p>-1.62E-09</text:p>
          </table:table-cell>
          <table:table-cell table:formula="of:=[.C7]*10^9" office:value-type="float" office:value="-1.617533" calcext:value-type="float">
            <text:p>-1.617533</text:p>
          </table:table-cell>
          <table:table-cell table:formula="of:=[.$N$1]*[.D7]" office:value-type="float" office:value="-1.39386815546219" calcext:value-type="float">
            <text:p>-1.39386815546219</text:p>
          </table:table-cell>
          <table:table-cell table:number-columns-repeated="9"/>
        </table:table-row>
        <table:table-row table:style-name="ro1">
          <table:table-cell office:value-type="time" office:time-value="PT16H11M41.159S" calcext:value-type="time">
            <text:p>16:11:41.16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587701" calcext:value-type="float">
            <text:p>-1.59E-09</text:p>
          </table:table-cell>
          <table:table-cell table:formula="of:=[.C8]*10^9" office:value-type="float" office:value="-1.587701" calcext:value-type="float">
            <text:p>-1.587701</text:p>
          </table:table-cell>
          <table:table-cell table:formula="of:=[.$N$1]*[.D8]" office:value-type="float" office:value="-1.36816118391122" calcext:value-type="float">
            <text:p>-1.36816118391122</text:p>
          </table:table-cell>
          <table:table-cell table:number-columns-repeated="9"/>
        </table:table-row>
        <table:table-row table:style-name="ro1">
          <table:table-cell office:value-type="time" office:time-value="PT16H11M41.536S" calcext:value-type="time">
            <text:p>16:11:41.54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1051933" calcext:value-type="float">
            <text:p>-1.05E-08</text:p>
          </table:table-cell>
          <table:table-cell table:formula="of:=[.C9]*10^9" office:value-type="float" office:value="-10.51933" calcext:value-type="float">
            <text:p>-10.51933</text:p>
          </table:table-cell>
          <table:table-cell table:formula="of:=[.$N$1]*[.D9]" office:value-type="float" office:value="-9.06476659443612" calcext:value-type="float">
            <text:p>-9.06476659443612</text:p>
          </table:table-cell>
          <table:table-cell table:number-columns-repeated="9"/>
        </table:table-row>
        <table:table-row table:style-name="ro1">
          <table:table-cell office:value-type="time" office:time-value="PT16H11M41.919S" calcext:value-type="time">
            <text:p>16:11:41.92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1056803" calcext:value-type="float">
            <text:p>-1.06E-08</text:p>
          </table:table-cell>
          <table:table-cell table:formula="of:=[.C10]*10^9" office:value-type="float" office:value="-10.56803" calcext:value-type="float">
            <text:p>-10.56803</text:p>
          </table:table-cell>
          <table:table-cell table:formula="of:=[.$N$1]*[.D10]" office:value-type="float" office:value="-9.10673258781678" calcext:value-type="float">
            <text:p>-9.10673258781678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9.08619251762743" calcext:value-type="float">
            <text:p>-9.08619251762743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0838564627774186" calcext:value-type="float">
            <text:p>0.083856462777419</text:p>
          </table:table-cell>
          <table:table-cell/>
          <table:table-cell table:formula="of:=(MAX([.E9:.E13])-MIN([.E9:.E13]))/2" office:value-type="float" office:value="0.0566799428052018" calcext:value-type="float">
            <text:p>0.056679942805202</text:p>
          </table:table-cell>
          <table:table-cell table:number-columns-repeated="2"/>
        </table:table-row>
        <table:table-row table:style-name="ro1">
          <table:table-cell office:value-type="time" office:time-value="PT16H11M42.294S" calcext:value-type="time">
            <text:p>16:11:42.29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1049933" calcext:value-type="float">
            <text:p>-1.05E-08</text:p>
          </table:table-cell>
          <table:table-cell table:formula="of:=[.C11]*10^9" office:value-type="float" office:value="-10.49933" calcext:value-type="float">
            <text:p>-10.49933</text:p>
          </table:table-cell>
          <table:table-cell table:formula="of:=[.$N$1]*[.D11]" office:value-type="float" office:value="-9.04753210023461" calcext:value-type="float">
            <text:p>-9.04753210023461</text:p>
          </table:table-cell>
          <table:table-cell table:number-columns-repeated="9"/>
        </table:table-row>
        <table:table-row table:style-name="ro1">
          <table:table-cell office:value-type="time" office:time-value="PT16H11M42.662S" calcext:value-type="time">
            <text:p>16:11:42.66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1063088" calcext:value-type="float">
            <text:p>-1.06E-08</text:p>
          </table:table-cell>
          <table:table-cell table:formula="of:=[.C12]*10^9" office:value-type="float" office:value="-10.63088" calcext:value-type="float">
            <text:p>-10.63088</text:p>
          </table:table-cell>
          <table:table-cell table:formula="of:=[.$N$1]*[.D12]" office:value-type="float" office:value="-9.16089198584502" calcext:value-type="float">
            <text:p>-9.16089198584502</text:p>
          </table:table-cell>
          <table:table-cell table:number-columns-repeated="9"/>
        </table:table-row>
        <table:table-row table:style-name="ro1">
          <table:table-cell office:value-type="time" office:time-value="PT16H11M43.039S" calcext:value-type="time">
            <text:p>16:11:43.04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105034" calcext:value-type="float">
            <text:p>-1.05E-08</text:p>
          </table:table-cell>
          <table:table-cell table:formula="of:=[.C13]*10^9" office:value-type="float" office:value="-10.5034" calcext:value-type="float">
            <text:p>-10.5034</text:p>
          </table:table-cell>
          <table:table-cell table:formula="of:=[.$N$1]*[.D13]" office:value-type="float" office:value="-9.05103931980462" calcext:value-type="float">
            <text:p>-9.05103931980462</text:p>
          </table:table-cell>
          <table:table-cell table:number-columns-repeated="9"/>
        </table:table-row>
        <table:table-row table:style-name="ro1">
          <table:table-cell office:value-type="time" office:time-value="PT16H11M43.423S" calcext:value-type="time">
            <text:p>16:11:43.42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1469584" calcext:value-type="float">
            <text:p>-1.47E-08</text:p>
          </table:table-cell>
          <table:table-cell table:formula="of:=[.C14]*10^9" office:value-type="float" office:value="-14.69584" calcext:value-type="float">
            <text:p>-14.69584</text:p>
          </table:table-cell>
          <table:table-cell table:formula="of:=[.$N$1]*[.D14]" office:value-type="float" office:value="-12.6637684633126" calcext:value-type="float">
            <text:p>-12.6637684633126</text:p>
          </table:table-cell>
          <table:table-cell table:number-columns-repeated="9"/>
        </table:table-row>
        <table:table-row table:style-name="ro1">
          <table:table-cell office:value-type="time" office:time-value="PT16H11M43.806S" calcext:value-type="time">
            <text:p>16:11:43.81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1464998" calcext:value-type="float">
            <text:p>-1.46E-08</text:p>
          </table:table-cell>
          <table:table-cell table:formula="of:=[.C15]*10^9" office:value-type="float" office:value="-14.64998" calcext:value-type="float">
            <text:p>-14.64998</text:p>
          </table:table-cell>
          <table:table-cell table:formula="of:=[.$N$1]*[.D15]" office:value-type="float" office:value="-12.6242497681085" calcext:value-type="float">
            <text:p>-12.6242497681085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12.6066274977875" calcext:value-type="float">
            <text:p>-12.6066274977875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110026091276441" calcext:value-type="float">
            <text:p>0.110026091276441</text:p>
          </table:table-cell>
          <table:table-cell/>
          <table:table-cell table:formula="of:=(MAX([.E14:.E18])-MIN([.E14:.E18]))/2" office:value-type="float" office:value="0.0652497950469" calcext:value-type="float">
            <text:p>0.0652497950469</text:p>
          </table:table-cell>
          <table:table-cell table:number-columns-repeated="2"/>
        </table:table-row>
        <table:table-row table:style-name="ro1">
          <table:table-cell office:value-type="time" office:time-value="PT16H11M44.19S" calcext:value-type="time">
            <text:p>16:11:44.19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1466208" calcext:value-type="float">
            <text:p>-1.47E-08</text:p>
          </table:table-cell>
          <table:table-cell table:formula="of:=[.C16]*10^9" office:value-type="float" office:value="-14.66208" calcext:value-type="float">
            <text:p>-14.66208</text:p>
          </table:table-cell>
          <table:table-cell table:formula="of:=[.$N$1]*[.D16]" office:value-type="float" office:value="-12.6346766371005" calcext:value-type="float">
            <text:p>-12.6346766371005</text:p>
          </table:table-cell>
          <table:table-cell table:number-columns-repeated="9"/>
        </table:table-row>
        <table:table-row table:style-name="ro1">
          <table:table-cell office:value-type="time" office:time-value="PT16H11M44.574S" calcext:value-type="time">
            <text:p>16:11:44.57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1459535" calcext:value-type="float">
            <text:p>-1.46E-08</text:p>
          </table:table-cell>
          <table:table-cell table:formula="of:=[.C17]*10^9" office:value-type="float" office:value="-14.59535" calcext:value-type="float">
            <text:p>-14.59535</text:p>
          </table:table-cell>
          <table:table-cell table:formula="of:=[.$N$1]*[.D17]" office:value-type="float" office:value="-12.5771737471971" calcext:value-type="float">
            <text:p>-12.5771737471971</text:p>
          </table:table-cell>
          <table:table-cell table:number-columns-repeated="9"/>
        </table:table-row>
        <table:table-row table:style-name="ro1">
          <table:table-cell office:value-type="time" office:time-value="PT16H11M44.958S" calcext:value-type="time">
            <text:p>16:11:44.96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145444" calcext:value-type="float">
            <text:p>-1.45E-08</text:p>
          </table:table-cell>
          <table:table-cell table:formula="of:=[.C18]*10^9" office:value-type="float" office:value="-14.5444" calcext:value-type="float">
            <text:p>-14.5444</text:p>
          </table:table-cell>
          <table:table-cell table:formula="of:=[.$N$1]*[.D18]" office:value-type="float" office:value="-12.5332688732188" calcext:value-type="float">
            <text:p>-12.5332688732188</text:p>
          </table:table-cell>
          <table:table-cell table:number-columns-repeated="9"/>
        </table:table-row>
        <table:table-row table:style-name="ro1">
          <table:table-cell office:value-type="time" office:time-value="PT16H11M45.342S" calcext:value-type="time">
            <text:p>16:11:45.34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1770381" calcext:value-type="float">
            <text:p>-1.77E-08</text:p>
          </table:table-cell>
          <table:table-cell table:formula="of:=[.C19]*10^9" office:value-type="float" office:value="-17.70381" calcext:value-type="float">
            <text:p>-17.70381</text:p>
          </table:table-cell>
          <table:table-cell table:formula="of:=[.$N$1]*[.D19]" office:value-type="float" office:value="-15.2558105394777" calcext:value-type="float">
            <text:p>-15.2558105394777</text:p>
          </table:table-cell>
          <table:table-cell table:number-columns-repeated="9"/>
        </table:table-row>
        <table:table-row table:style-name="ro1">
          <table:table-cell office:value-type="time" office:time-value="PT16H11M45.726S" calcext:value-type="time">
            <text:p>16:11:45.73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176991" calcext:value-type="float">
            <text:p>-1.77E-08</text:p>
          </table:table-cell>
          <table:table-cell table:formula="of:=[.C20]*10^9" office:value-type="float" office:value="-17.6991" calcext:value-type="float">
            <text:p>-17.6991</text:p>
          </table:table-cell>
          <table:table-cell table:formula="of:=[.$N$1]*[.D20]" office:value-type="float" office:value="-15.2517518160933" calcext:value-type="float">
            <text:p>-15.2517518160933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15.2858123469837" calcext:value-type="float">
            <text:p>-15.2858123469837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124254832339229" calcext:value-type="float">
            <text:p>0.124254832339229</text:p>
          </table:table-cell>
          <table:table-cell/>
          <table:table-cell table:formula="of:=(MAX([.E19:.E23])-MIN([.E19:.E23]))/2" office:value-type="float" office:value="0.0555252316937001" calcext:value-type="float">
            <text:p>0.0555252316937</text:p>
          </table:table-cell>
          <table:table-cell table:number-columns-repeated="2"/>
        </table:table-row>
        <table:table-row table:style-name="ro1">
          <table:table-cell office:value-type="time" office:time-value="PT16H11M46.109S" calcext:value-type="time">
            <text:p>16:11:46.11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1775816" calcext:value-type="float">
            <text:p>-1.78E-08</text:p>
          </table:table-cell>
          <table:table-cell table:formula="of:=[.C21]*10^9" office:value-type="float" office:value="-17.75816" calcext:value-type="float">
            <text:p>-17.75816</text:p>
          </table:table-cell>
          <table:table-cell table:formula="of:=[.$N$1]*[.D21]" office:value-type="float" office:value="-15.3026452774703" calcext:value-type="float">
            <text:p>-15.3026452774703</text:p>
          </table:table-cell>
          <table:table-cell table:number-columns-repeated="9"/>
        </table:table-row>
        <table:table-row table:style-name="ro1">
          <table:table-cell office:value-type="time" office:time-value="PT16H11M46.493S" calcext:value-type="time">
            <text:p>16:11:46.49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1770409" calcext:value-type="float">
            <text:p>-1.77E-08</text:p>
          </table:table-cell>
          <table:table-cell table:formula="of:=[.C22]*10^9" office:value-type="float" office:value="-17.70409" calcext:value-type="float">
            <text:p>-17.70409</text:p>
          </table:table-cell>
          <table:table-cell table:formula="of:=[.$N$1]*[.D22]" office:value-type="float" office:value="-15.2560518223965" calcext:value-type="float">
            <text:p>-15.2560518223965</text:p>
          </table:table-cell>
          <table:table-cell table:number-columns-repeated="9"/>
        </table:table-row>
        <table:table-row table:style-name="ro1">
          <table:table-cell office:value-type="time" office:time-value="PT16H11M46.877S" calcext:value-type="time">
            <text:p>16:11:46.88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1782797" calcext:value-type="float">
            <text:p>-1.78E-08</text:p>
          </table:table-cell>
          <table:table-cell table:formula="of:=[.C23]*10^9" office:value-type="float" office:value="-17.82797" calcext:value-type="float">
            <text:p>-17.82797</text:p>
          </table:table-cell>
          <table:table-cell table:formula="of:=[.$N$1]*[.D23]" office:value-type="float" office:value="-15.3628022794807" calcext:value-type="float">
            <text:p>-15.3628022794807</text:p>
          </table:table-cell>
          <table:table-cell table:number-columns-repeated="9"/>
        </table:table-row>
        <table:table-row table:style-name="ro1">
          <table:table-cell office:value-type="time" office:time-value="PT16H11M47.262S" calcext:value-type="time">
            <text:p>16:11:47.26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2066887" calcext:value-type="float">
            <text:p>-2.07E-08</text:p>
          </table:table-cell>
          <table:table-cell table:formula="of:=[.C24]*10^9" office:value-type="float" office:value="-20.66887" calcext:value-type="float">
            <text:p>-20.66887</text:p>
          </table:table-cell>
          <table:table-cell table:formula="of:=[.$N$1]*[.D24]" office:value-type="float" office:value="-17.8108760083335" calcext:value-type="float">
            <text:p>-17.8108760083335</text:p>
          </table:table-cell>
          <table:table-cell table:number-columns-repeated="9"/>
        </table:table-row>
        <table:table-row table:style-name="ro1">
          <table:table-cell office:value-type="time" office:time-value="PT16H11M47.645S" calcext:value-type="time">
            <text:p>16:11:47.65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2059016" calcext:value-type="float">
            <text:p>-2.06E-08</text:p>
          </table:table-cell>
          <table:table-cell table:formula="of:=[.C25]*10^9" office:value-type="float" office:value="-20.59016" calcext:value-type="float">
            <text:p>-20.59016</text:p>
          </table:table-cell>
          <table:table-cell table:formula="of:=[.$N$1]*[.D25]" office:value-type="float" office:value="-17.7430496564035" calcext:value-type="float">
            <text:p>-17.7430496564035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17.7494539944488" calcext:value-type="float">
            <text:p>-17.7494539944488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139285271745237" calcext:value-type="float">
            <text:p>0.139285271745237</text:p>
          </table:table-cell>
          <table:table-cell/>
          <table:table-cell table:formula="of:=(MAX([.E24:.E28])-MIN([.E24:.E28]))/2" office:value-type="float" office:value="0.0474250194189914" calcext:value-type="float">
            <text:p>0.047425019418991</text:p>
          </table:table-cell>
          <table:table-cell table:number-columns-repeated="2"/>
        </table:table-row>
        <table:table-row table:style-name="ro1">
          <table:table-cell office:value-type="time" office:time-value="PT16H11M48.029S" calcext:value-type="time">
            <text:p>16:11:48.03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2058128" calcext:value-type="float">
            <text:p>-2.06E-08</text:p>
          </table:table-cell>
          <table:table-cell table:formula="of:=[.C26]*10^9" office:value-type="float" office:value="-20.58128" calcext:value-type="float">
            <text:p>-20.58128</text:p>
          </table:table-cell>
          <table:table-cell table:formula="of:=[.$N$1]*[.D26]" office:value-type="float" office:value="-17.735397540978" calcext:value-type="float">
            <text:p>-17.735397540978</text:p>
          </table:table-cell>
          <table:table-cell table:number-columns-repeated="9"/>
        </table:table-row>
        <table:table-row table:style-name="ro1">
          <table:table-cell office:value-type="time" office:time-value="PT16H11M48.413S" calcext:value-type="time">
            <text:p>16:11:48.41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2058885" calcext:value-type="float">
            <text:p>-2.06E-08</text:p>
          </table:table-cell>
          <table:table-cell table:formula="of:=[.C27]*10^9" office:value-type="float" office:value="-20.58885" calcext:value-type="float">
            <text:p>-20.58885</text:p>
          </table:table-cell>
          <table:table-cell table:formula="of:=[.$N$1]*[.D27]" office:value-type="float" office:value="-17.7419207970333" calcext:value-type="float">
            <text:p>-17.7419207970333</text:p>
          </table:table-cell>
          <table:table-cell table:number-columns-repeated="9"/>
        </table:table-row>
        <table:table-row table:style-name="ro1">
          <table:table-cell office:value-type="time" office:time-value="PT16H11M48.797S" calcext:value-type="time">
            <text:p>16:11:48.80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205588" calcext:value-type="float">
            <text:p>-2.06E-08</text:p>
          </table:table-cell>
          <table:table-cell table:formula="of:=[.C28]*10^9" office:value-type="float" office:value="-20.5588" calcext:value-type="float">
            <text:p>-20.5588</text:p>
          </table:table-cell>
          <table:table-cell table:formula="of:=[.$N$1]*[.D28]" office:value-type="float" office:value="-17.7160259694955" calcext:value-type="float">
            <text:p>-17.7160259694955</text:p>
          </table:table-cell>
          <table:table-cell table:number-columns-repeated="9"/>
        </table:table-row>
        <table:table-row table:style-name="ro1">
          <table:table-cell office:value-type="time" office:time-value="PT16H11M49.181S" calcext:value-type="time">
            <text:p>16:11:49.18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2300458" calcext:value-type="float">
            <text:p>-2.30E-08</text:p>
          </table:table-cell>
          <table:table-cell table:formula="of:=[.C29]*10^9" office:value-type="float" office:value="-23.00458" calcext:value-type="float">
            <text:p>-23.00458</text:p>
          </table:table-cell>
          <table:table-cell table:formula="of:=[.$N$1]*[.D29]" office:value-type="float" office:value="-19.8236150309034" calcext:value-type="float">
            <text:p>-19.8236150309034</text:p>
          </table:table-cell>
          <table:table-cell table:number-columns-repeated="9"/>
        </table:table-row>
        <table:table-row table:style-name="ro1">
          <table:table-cell office:value-type="time" office:time-value="PT16H11M49.564S" calcext:value-type="time">
            <text:p>16:11:49.56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2308578" calcext:value-type="float">
            <text:p>-2.31E-08</text:p>
          </table:table-cell>
          <table:table-cell table:formula="of:=[.C30]*10^9" office:value-type="float" office:value="-23.08578" calcext:value-type="float">
            <text:p>-23.08578</text:p>
          </table:table-cell>
          <table:table-cell table:formula="of:=[.$N$1]*[.D30]" office:value-type="float" office:value="-19.8935870773615" calcext:value-type="float">
            <text:p>-19.8935870773615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19.7913003542756" calcext:value-type="float">
            <text:p>-19.7913003542756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170157659383494" calcext:value-type="float">
            <text:p>0.170157659383494</text:p>
          </table:table-cell>
          <table:table-cell/>
          <table:table-cell table:formula="of:=(MAX([.E29:.E33])-MIN([.E29:.E33]))/2" office:value-type="float" office:value="0.0964614640458255" calcext:value-type="float">
            <text:p>0.096461464045826</text:p>
          </table:table-cell>
          <table:table-cell table:number-columns-repeated="2"/>
        </table:table-row>
        <table:table-row table:style-name="ro1">
          <table:table-cell office:value-type="time" office:time-value="PT16H11M49.948S" calcext:value-type="time">
            <text:p>16:11:49.95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2296641" calcext:value-type="float">
            <text:p>-2.30E-08</text:p>
          </table:table-cell>
          <table:table-cell table:formula="of:=[.C31]*10^9" office:value-type="float" office:value="-22.96641" calcext:value-type="float">
            <text:p>-22.96641</text:p>
          </table:table-cell>
          <table:table-cell table:formula="of:=[.$N$1]*[.D31]" office:value-type="float" office:value="-19.7907229987198" calcext:value-type="float">
            <text:p>-19.7907229987198</text:p>
          </table:table-cell>
          <table:table-cell table:number-columns-repeated="9"/>
        </table:table-row>
        <table:table-row table:style-name="ro1">
          <table:table-cell office:value-type="time" office:time-value="PT16H11M50.332S" calcext:value-type="time">
            <text:p>16:11:50.33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2291673" calcext:value-type="float">
            <text:p>-2.29E-08</text:p>
          </table:table-cell>
          <table:table-cell table:formula="of:=[.C32]*10^9" office:value-type="float" office:value="-22.91673" calcext:value-type="float">
            <text:p>-22.91673</text:p>
          </table:table-cell>
          <table:table-cell table:formula="of:=[.$N$1]*[.D32]" office:value-type="float" office:value="-19.7479125151233" calcext:value-type="float">
            <text:p>-19.7479125151233</text:p>
          </table:table-cell>
          <table:table-cell table:number-columns-repeated="9"/>
        </table:table-row>
        <table:table-row table:style-name="ro1">
          <table:table-cell office:value-type="time" office:time-value="PT16H11M50.716S" calcext:value-type="time">
            <text:p>16:11:50.72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228619" calcext:value-type="float">
            <text:p>-2.29E-08</text:p>
          </table:table-cell>
          <table:table-cell table:formula="of:=[.C33]*10^9" office:value-type="float" office:value="-22.8619" calcext:value-type="float">
            <text:p>-22.8619</text:p>
          </table:table-cell>
          <table:table-cell table:formula="of:=[.$N$1]*[.D33]" office:value-type="float" office:value="-19.7006641492699" calcext:value-type="float">
            <text:p>-19.7006641492699</text:p>
          </table:table-cell>
          <table:table-cell table:number-columns-repeated="9"/>
        </table:table-row>
        <table:table-row table:style-name="ro1">
          <table:table-cell office:value-type="time" office:time-value="PT16H11M51.101S" calcext:value-type="time">
            <text:p>16:11:51.10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2512878" calcext:value-type="float">
            <text:p>-2.51E-08</text:p>
          </table:table-cell>
          <table:table-cell table:formula="of:=[.C34]*10^9" office:value-type="float" office:value="-25.12878" calcext:value-type="float">
            <text:p>-25.12878</text:p>
          </table:table-cell>
          <table:table-cell table:formula="of:=[.$N$1]*[.D34]" office:value-type="float" office:value="-21.6540906600453" calcext:value-type="float">
            <text:p>-21.6540906600453</text:p>
          </table:table-cell>
          <table:table-cell table:number-columns-repeated="9"/>
        </table:table-row>
        <table:table-row table:style-name="ro1">
          <table:table-cell office:value-type="time" office:time-value="PT16H11M51.484S" calcext:value-type="time">
            <text:p>16:11:51.48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2517157" calcext:value-type="float">
            <text:p>-2.52E-08</text:p>
          </table:table-cell>
          <table:table-cell table:formula="of:=[.C35]*10^9" office:value-type="float" office:value="-25.17157" calcext:value-type="float">
            <text:p>-25.17157</text:p>
          </table:table-cell>
          <table:table-cell table:formula="of:=[.$N$1]*[.D35]" office:value-type="float" office:value="-21.6909638603894" calcext:value-type="float">
            <text:p>-21.6909638603894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21.6432777383833" calcext:value-type="float">
            <text:p>-21.6432777383833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171444767031054" calcext:value-type="float">
            <text:p>0.171444767031054</text:p>
          </table:table-cell>
          <table:table-cell/>
          <table:table-cell table:formula="of:=(MAX([.E34:.E38])-MIN([.E34:.E38]))/2" office:value-type="float" office:value="0.0638839613814302" calcext:value-type="float">
            <text:p>0.06388396138143</text:p>
          </table:table-cell>
          <table:table-cell table:number-columns-repeated="2"/>
        </table:table-row>
        <table:table-row table:style-name="ro1">
          <table:table-cell office:value-type="time" office:time-value="PT16H11M51.867S" calcext:value-type="time">
            <text:p>16:11:51.87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2503804" calcext:value-type="float">
            <text:p>-2.50E-08</text:p>
          </table:table-cell>
          <table:table-cell table:formula="of:=[.C36]*10^9" office:value-type="float" office:value="-25.03804" calcext:value-type="float">
            <text:p>-25.03804</text:p>
          </table:table-cell>
          <table:table-cell table:formula="of:=[.$N$1]*[.D36]" office:value-type="float" office:value="-21.5758977598531" calcext:value-type="float">
            <text:p>-21.5758977598531</text:p>
          </table:table-cell>
          <table:table-cell table:number-columns-repeated="9"/>
        </table:table-row>
        <table:table-row table:style-name="ro1">
          <table:table-cell office:value-type="time" office:time-value="PT16H11M52.251S" calcext:value-type="time">
            <text:p>16:11:52.25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2505646" calcext:value-type="float">
            <text:p>-2.51E-08</text:p>
          </table:table-cell>
          <table:table-cell table:formula="of:=[.C37]*10^9" office:value-type="float" office:value="-25.05646" calcext:value-type="float">
            <text:p>-25.05646</text:p>
          </table:table-cell>
          <table:table-cell table:formula="of:=[.$N$1]*[.D37]" office:value-type="float" office:value="-21.5917707290127" calcext:value-type="float">
            <text:p>-21.5917707290127</text:p>
          </table:table-cell>
          <table:table-cell table:number-columns-repeated="9"/>
        </table:table-row>
        <table:table-row table:style-name="ro1">
          <table:table-cell office:value-type="time" office:time-value="PT16H11M52.635S" calcext:value-type="time">
            <text:p>16:11:52.64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2518631" calcext:value-type="float">
            <text:p>-2.52E-08</text:p>
          </table:table-cell>
          <table:table-cell table:formula="of:=[.C38]*10^9" office:value-type="float" office:value="-25.18631" calcext:value-type="float">
            <text:p>-25.18631</text:p>
          </table:table-cell>
          <table:table-cell table:formula="of:=[.$N$1]*[.D38]" office:value-type="float" office:value="-21.7036656826159" calcext:value-type="float">
            <text:p>-21.7036656826159</text:p>
          </table:table-cell>
          <table:table-cell table:number-columns-repeated="9"/>
        </table:table-row>
        <table:table-row table:style-name="ro1">
          <table:table-cell office:value-type="time" office:time-value="PT16H11M53.02S" calcext:value-type="time">
            <text:p>16:11:53.02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2729529" calcext:value-type="float">
            <text:p>-2.73E-08</text:p>
          </table:table-cell>
          <table:table-cell table:formula="of:=[.C39]*10^9" office:value-type="float" office:value="-27.29529" calcext:value-type="float">
            <text:p>-27.29529</text:p>
          </table:table-cell>
          <table:table-cell table:formula="of:=[.$N$1]*[.D39]" office:value-type="float" office:value="-23.5210258616705" calcext:value-type="float">
            <text:p>-23.5210258616705</text:p>
          </table:table-cell>
          <table:table-cell table:number-columns-repeated="9"/>
        </table:table-row>
        <table:table-row table:style-name="ro1">
          <table:table-cell office:value-type="time" office:time-value="PT16H11M53.403S" calcext:value-type="time">
            <text:p>16:11:53.40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2736613" calcext:value-type="float">
            <text:p>-2.74E-08</text:p>
          </table:table-cell>
          <table:table-cell table:formula="of:=[.C40]*10^9" office:value-type="float" office:value="-27.36613" calcext:value-type="float">
            <text:p>-27.36613</text:p>
          </table:table-cell>
          <table:table-cell table:formula="of:=[.$N$1]*[.D40]" office:value-type="float" office:value="-23.5820704401322" calcext:value-type="float">
            <text:p>-23.5820704401322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23.5394426421742" calcext:value-type="float">
            <text:p>-23.5394426421742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183641946405695" calcext:value-type="float">
            <text:p>0.183641946405695</text:p>
          </table:table-cell>
          <table:table-cell/>
          <table:table-cell table:formula="of:=(MAX([.E39:.E43])-MIN([.E39:.E43]))/2" office:value-type="float" office:value="0.0584852560728084" calcext:value-type="float">
            <text:p>0.058485256072808</text:p>
          </table:table-cell>
          <table:table-cell table:number-columns-repeated="2"/>
        </table:table-row>
        <table:table-row table:style-name="ro1">
          <table:table-cell office:value-type="time" office:time-value="PT16H11M53.787S" calcext:value-type="time">
            <text:p>16:11:53.79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2734744" calcext:value-type="float">
            <text:p>-2.73E-08</text:p>
          </table:table-cell>
          <table:table-cell table:formula="of:=[.C41]*10^9" office:value-type="float" office:value="-27.34744" calcext:value-type="float">
            <text:p>-27.34744</text:p>
          </table:table-cell>
          <table:table-cell table:formula="of:=[.$N$1]*[.D41]" office:value-type="float" office:value="-23.5659648053009" calcext:value-type="float">
            <text:p>-23.5659648053009</text:p>
          </table:table-cell>
          <table:table-cell table:number-columns-repeated="9"/>
        </table:table-row>
        <table:table-row table:style-name="ro1">
          <table:table-cell office:value-type="time" office:time-value="PT16H11M54.171S" calcext:value-type="time">
            <text:p>16:11:54.17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2734406" calcext:value-type="float">
            <text:p>-2.73E-08</text:p>
          </table:table-cell>
          <table:table-cell table:formula="of:=[.C42]*10^9" office:value-type="float" office:value="-27.34406" calcext:value-type="float">
            <text:p>-27.34406</text:p>
          </table:table-cell>
          <table:table-cell table:formula="of:=[.$N$1]*[.D42]" office:value-type="float" office:value="-23.5630521757809" calcext:value-type="float">
            <text:p>-23.5630521757809</text:p>
          </table:table-cell>
          <table:table-cell table:number-columns-repeated="9"/>
        </table:table-row>
        <table:table-row table:style-name="ro1">
          <table:table-cell office:value-type="time" office:time-value="PT16H11M54.555S" calcext:value-type="time">
            <text:p>16:11:54.56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2723039" calcext:value-type="float">
            <text:p>-2.72E-08</text:p>
          </table:table-cell>
          <table:table-cell table:formula="of:=[.C43]*10^9" office:value-type="float" office:value="-27.23039" calcext:value-type="float">
            <text:p>-27.23039</text:p>
          </table:table-cell>
          <table:table-cell table:formula="of:=[.$N$1]*[.D43]" office:value-type="float" office:value="-23.4650999279866" calcext:value-type="float">
            <text:p>-23.4650999279866</text:p>
          </table:table-cell>
          <table:table-cell table:number-columns-repeated="9"/>
        </table:table-row>
        <table:table-row table:style-name="ro1">
          <table:table-cell office:value-type="time" office:time-value="PT16H11M54.939S" calcext:value-type="time">
            <text:p>16:11:54.94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2905558" calcext:value-type="float">
            <text:p>-2.91E-08</text:p>
          </table:table-cell>
          <table:table-cell table:formula="of:=[.C44]*10^9" office:value-type="float" office:value="-29.05558" calcext:value-type="float">
            <text:p>-29.05558</text:p>
          </table:table-cell>
          <table:table-cell table:formula="of:=[.$N$1]*[.D44]" office:value-type="float" office:value="-25.0379112515689" calcext:value-type="float">
            <text:p>-25.0379112515689</text:p>
          </table:table-cell>
          <table:table-cell table:number-columns-repeated="9"/>
        </table:table-row>
        <table:table-row table:style-name="ro1">
          <table:table-cell office:value-type="time" office:time-value="PT16H11M55.323S" calcext:value-type="time">
            <text:p>16:11:55.32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2904036" calcext:value-type="float">
            <text:p>-2.90E-08</text:p>
          </table:table-cell>
          <table:table-cell table:formula="of:=[.C45]*10^9" office:value-type="float" office:value="-29.04036" calcext:value-type="float">
            <text:p>-29.04036</text:p>
          </table:table-cell>
          <table:table-cell table:formula="of:=[.$N$1]*[.D45]" office:value-type="float" office:value="-25.0247958014815" calcext:value-type="float">
            <text:p>-25.0247958014815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25.0092795863519" calcext:value-type="float">
            <text:p>-25.0092795863519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190909195997248" calcext:value-type="float">
            <text:p>0.190909195997248</text:p>
          </table:table-cell>
          <table:table-cell/>
          <table:table-cell table:formula="of:=(MAX([.E44:.E48])-MIN([.E44:.E48]))/2" office:value-type="float" office:value="0.0409620840934277" calcext:value-type="float">
            <text:p>0.040962084093428</text:p>
          </table:table-cell>
          <table:table-cell table:number-columns-repeated="2"/>
        </table:table-row>
        <table:table-row table:style-name="ro1">
          <table:table-cell office:value-type="time" office:time-value="PT16H11M55.707S" calcext:value-type="time">
            <text:p>16:11:55.71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2896051" calcext:value-type="float">
            <text:p>-2.90E-08</text:p>
          </table:table-cell>
          <table:table-cell table:formula="of:=[.C46]*10^9" office:value-type="float" office:value="-28.96051" calcext:value-type="float">
            <text:p>-28.96051</text:p>
          </table:table-cell>
          <table:table-cell table:formula="of:=[.$N$1]*[.D46]" office:value-type="float" office:value="-24.955987083382" calcext:value-type="float">
            <text:p>-24.955987083382</text:p>
          </table:table-cell>
          <table:table-cell table:number-columns-repeated="9"/>
        </table:table-row>
        <table:table-row table:style-name="ro1">
          <table:table-cell office:value-type="time" office:time-value="PT16H11M56.091S" calcext:value-type="time">
            <text:p>16:11:56.09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2903512" calcext:value-type="float">
            <text:p>-2.90E-08</text:p>
          </table:table-cell>
          <table:table-cell table:formula="of:=[.C47]*10^9" office:value-type="float" office:value="-29.03512" calcext:value-type="float">
            <text:p>-29.03512</text:p>
          </table:table-cell>
          <table:table-cell table:formula="of:=[.$N$1]*[.D47]" office:value-type="float" office:value="-25.0202803640007" calcext:value-type="float">
            <text:p>-25.0202803640007</text:p>
          </table:table-cell>
          <table:table-cell table:number-columns-repeated="9"/>
        </table:table-row>
        <table:table-row table:style-name="ro1">
          <table:table-cell office:value-type="time" office:time-value="PT16H11M56.475S" calcext:value-type="time">
            <text:p>16:11:56.48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290202" calcext:value-type="float">
            <text:p>-2.90E-08</text:p>
          </table:table-cell>
          <table:table-cell table:formula="of:=[.C48]*10^9" office:value-type="float" office:value="-29.0202" calcext:value-type="float">
            <text:p>-29.0202</text:p>
          </table:table-cell>
          <table:table-cell table:formula="of:=[.$N$1]*[.D48]" office:value-type="float" office:value="-25.0074234313264" calcext:value-type="float">
            <text:p>-25.0074234313264</text:p>
          </table:table-cell>
          <table:table-cell table:number-columns-repeated="9"/>
        </table:table-row>
        <table:table-row table:style-name="ro1">
          <table:table-cell office:value-type="time" office:time-value="PT16H11M56.859S" calcext:value-type="time">
            <text:p>16:11:56.86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3100839" calcext:value-type="float">
            <text:p>-3.10E-08</text:p>
          </table:table-cell>
          <table:table-cell table:formula="of:=[.C49]*10^9" office:value-type="float" office:value="-31.00839" calcext:value-type="float">
            <text:p>-31.00839</text:p>
          </table:table-cell>
          <table:table-cell table:formula="of:=[.$N$1]*[.D49]" office:value-type="float" office:value="-26.720695882651" calcext:value-type="float">
            <text:p>-26.720695882651</text:p>
          </table:table-cell>
          <table:table-cell table:number-columns-repeated="9"/>
        </table:table-row>
        <table:table-row table:style-name="ro1">
          <table:table-cell office:value-type="time" office:time-value="PT16H11M57.242S" calcext:value-type="time">
            <text:p>16:11:57.24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3112836" calcext:value-type="float">
            <text:p>-3.11E-08</text:p>
          </table:table-cell>
          <table:table-cell table:formula="of:=[.C50]*10^9" office:value-type="float" office:value="-31.12836" calcext:value-type="float">
            <text:p>-31.12836</text:p>
          </table:table-cell>
          <table:table-cell table:formula="of:=[.$N$1]*[.D50]" office:value-type="float" office:value="-26.8240769961187" calcext:value-type="float">
            <text:p>-26.8240769961187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26.7529261102572" calcext:value-type="float">
            <text:p>-26.7529261102572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207901672761347" calcext:value-type="float">
            <text:p>0.207901672761347</text:p>
          </table:table-cell>
          <table:table-cell/>
          <table:table-cell table:formula="of:=(MAX([.E49:.E53])-MIN([.E49:.E53]))/2" office:value-type="float" office:value="0.0629576073180971" calcext:value-type="float">
            <text:p>0.062957607318097</text:p>
          </table:table-cell>
          <table:table-cell table:number-columns-repeated="2"/>
        </table:table-row>
        <table:table-row table:style-name="ro1">
          <table:table-cell office:value-type="time" office:time-value="PT16H11M57.626S" calcext:value-type="time">
            <text:p>16:11:57.63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3098224" calcext:value-type="float">
            <text:p>-3.10E-08</text:p>
          </table:table-cell>
          <table:table-cell table:formula="of:=[.C51]*10^9" office:value-type="float" office:value="-30.98224" calcext:value-type="float">
            <text:p>-30.98224</text:p>
          </table:table-cell>
          <table:table-cell table:formula="of:=[.$N$1]*[.D51]" office:value-type="float" office:value="-26.6981617814825" calcext:value-type="float">
            <text:p>-26.6981617814825</text:p>
          </table:table-cell>
          <table:table-cell table:number-columns-repeated="9"/>
        </table:table-row>
        <table:table-row table:style-name="ro1">
          <table:table-cell office:value-type="time" office:time-value="PT16H11M58.01S" calcext:value-type="time">
            <text:p>16:11:58.01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3101901" calcext:value-type="float">
            <text:p>-3.10E-08</text:p>
          </table:table-cell>
          <table:table-cell table:formula="of:=[.C52]*10^9" office:value-type="float" office:value="-31.01901" calcext:value-type="float">
            <text:p>-31.01901</text:p>
          </table:table-cell>
          <table:table-cell table:formula="of:=[.$N$1]*[.D52]" office:value-type="float" office:value="-26.729847399072" calcext:value-type="float">
            <text:p>-26.729847399072</text:p>
          </table:table-cell>
          <table:table-cell table:number-columns-repeated="9"/>
        </table:table-row>
        <table:table-row table:style-name="ro1">
          <table:table-cell office:value-type="time" office:time-value="PT16H11M58.394S" calcext:value-type="time">
            <text:p>16:11:58.39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3109096" calcext:value-type="float">
            <text:p>-3.11E-08</text:p>
          </table:table-cell>
          <table:table-cell table:formula="of:=[.C53]*10^9" office:value-type="float" office:value="-31.09096" calcext:value-type="float">
            <text:p>-31.09096</text:p>
          </table:table-cell>
          <table:table-cell table:formula="of:=[.$N$1]*[.D53]" office:value-type="float" office:value="-26.7918484919619" calcext:value-type="float">
            <text:p>-26.7918484919619</text:p>
          </table:table-cell>
          <table:table-cell table:number-columns-repeated="9"/>
        </table:table-row>
        <table:table-row table:style-name="ro1">
          <table:table-cell office:value-type="time" office:time-value="PT16H11M58.778S" calcext:value-type="time">
            <text:p>16:11:58.78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3277087" calcext:value-type="float">
            <text:p>-3.28E-08</text:p>
          </table:table-cell>
          <table:table-cell table:formula="of:=[.C54]*10^9" office:value-type="float" office:value="-32.77087" calcext:value-type="float">
            <text:p>-32.77087</text:p>
          </table:table-cell>
          <table:table-cell table:formula="of:=[.$N$1]*[.D54]" office:value-type="float" office:value="-28.2394684496645" calcext:value-type="float">
            <text:p>-28.2394684496645</text:p>
          </table:table-cell>
          <table:table-cell table:number-columns-repeated="9"/>
        </table:table-row>
        <table:table-row table:style-name="ro1">
          <table:table-cell office:value-type="time" office:time-value="PT16H11M59.162S" calcext:value-type="time">
            <text:p>16:11:59.16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3277476" calcext:value-type="float">
            <text:p>-3.28E-08</text:p>
          </table:table-cell>
          <table:table-cell table:formula="of:=[.C55]*10^9" office:value-type="float" office:value="-32.77476" calcext:value-type="float">
            <text:p>-32.77476</text:p>
          </table:table-cell>
          <table:table-cell table:formula="of:=[.$N$1]*[.D55]" office:value-type="float" office:value="-28.2428205587866" calcext:value-type="float">
            <text:p>-28.2428205587866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28.2257859847179" calcext:value-type="float">
            <text:p>-28.2257859847179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217147752193679" calcext:value-type="float">
            <text:p>0.217147752193679</text:p>
          </table:table-cell>
          <table:table-cell/>
          <table:table-cell table:formula="of:=(MAX([.E54:.E58])-MIN([.E54:.E58]))/2" office:value-type="float" office:value="0.0558483784599773" calcext:value-type="float">
            <text:p>0.055848378459977</text:p>
          </table:table-cell>
          <table:table-cell table:number-columns-repeated="2"/>
        </table:table-row>
        <table:table-row table:style-name="ro1">
          <table:table-cell office:value-type="time" office:time-value="PT16H11M59.545S" calcext:value-type="time">
            <text:p>16:11:59.55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3266849" calcext:value-type="float">
            <text:p>-3.27E-08</text:p>
          </table:table-cell>
          <table:table-cell table:formula="of:=[.C56]*10^9" office:value-type="float" office:value="-32.66849" calcext:value-type="float">
            <text:p>-32.66849</text:p>
          </table:table-cell>
          <table:table-cell table:formula="of:=[.$N$1]*[.D56]" office:value-type="float" office:value="-28.151245073847" calcext:value-type="float">
            <text:p>-28.151245073847</text:p>
          </table:table-cell>
          <table:table-cell table:number-columns-repeated="9"/>
        </table:table-row>
        <table:table-row table:style-name="ro1">
          <table:table-cell office:value-type="time" office:time-value="PT16H11M59.92S" calcext:value-type="time">
            <text:p>16:11:59.92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3279811" calcext:value-type="float">
            <text:p>-3.28E-08</text:p>
          </table:table-cell>
          <table:table-cell table:formula="of:=[.C57]*10^9" office:value-type="float" office:value="-32.79811" calcext:value-type="float">
            <text:p>-32.79811</text:p>
          </table:table-cell>
          <table:table-cell table:formula="of:=[.$N$1]*[.D57]" office:value-type="float" office:value="-28.2629418307669" calcext:value-type="float">
            <text:p>-28.2629418307669</text:p>
          </table:table-cell>
          <table:table-cell table:number-columns-repeated="9"/>
        </table:table-row>
        <table:table-row table:style-name="ro1">
          <table:table-cell office:value-type="time" office:time-value="PT16H12M00.297S" calcext:value-type="time">
            <text:p>16:12:00.30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3276273" calcext:value-type="float">
            <text:p>-3.28E-08</text:p>
          </table:table-cell>
          <table:table-cell table:formula="of:=[.C58]*10^9" office:value-type="float" office:value="-32.76273" calcext:value-type="float">
            <text:p>-32.76273</text:p>
          </table:table-cell>
          <table:table-cell table:formula="of:=[.$N$1]*[.D58]" office:value-type="float" office:value="-28.2324540105244" calcext:value-type="float">
            <text:p>-28.2324540105244</text:p>
          </table:table-cell>
          <table:table-cell table:number-columns-repeated="9"/>
        </table:table-row>
        <table:table-row table:style-name="ro1">
          <table:table-cell office:value-type="time" office:time-value="PT16H12M00.681S" calcext:value-type="time">
            <text:p>16:12:00.68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3430698" calcext:value-type="float">
            <text:p>-3.43E-08</text:p>
          </table:table-cell>
          <table:table-cell table:formula="of:=[.C59]*10^9" office:value-type="float" office:value="-34.30698" calcext:value-type="float">
            <text:p>-34.30698</text:p>
          </table:table-cell>
          <table:table-cell table:formula="of:=[.$N$1]*[.D59]" office:value-type="float" office:value="-29.5631723940582" calcext:value-type="float">
            <text:p>-29.5631723940582</text:p>
          </table:table-cell>
          <table:table-cell table:number-columns-repeated="9"/>
        </table:table-row>
        <table:table-row table:style-name="ro1">
          <table:table-cell office:value-type="time" office:time-value="PT16H12M01.065S" calcext:value-type="time">
            <text:p>16:12:01.07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3424961" calcext:value-type="float">
            <text:p>-3.42E-08</text:p>
          </table:table-cell>
          <table:table-cell table:formula="of:=[.C60]*10^9" office:value-type="float" office:value="-34.24961" calcext:value-type="float">
            <text:p>-34.24961</text:p>
          </table:table-cell>
          <table:table-cell table:formula="of:=[.$N$1]*[.D60]" office:value-type="float" office:value="-29.5137352474412" calcext:value-type="float">
            <text:p>-29.5137352474412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29.4983172689285" calcext:value-type="float">
            <text:p>-29.4983172689285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225753686731645" calcext:value-type="float">
            <text:p>0.225753686731645</text:p>
          </table:table-cell>
          <table:table-cell/>
          <table:table-cell table:formula="of:=(MAX([.E59:.E63])-MIN([.E59:.E63]))/2" office:value-type="float" office:value="0.051815506816828" calcext:value-type="float">
            <text:p>0.051815506816828</text:p>
          </table:table-cell>
          <table:table-cell table:number-columns-repeated="2"/>
        </table:table-row>
        <table:table-row table:style-name="ro1">
          <table:table-cell office:value-type="time" office:time-value="PT16H12M01.448S" calcext:value-type="time">
            <text:p>16:12:01.45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3419607" calcext:value-type="float">
            <text:p>-3.42E-08</text:p>
          </table:table-cell>
          <table:table-cell table:formula="of:=[.C61]*10^9" office:value-type="float" office:value="-34.19607" calcext:value-type="float">
            <text:p>-34.19607</text:p>
          </table:table-cell>
          <table:table-cell table:formula="of:=[.$N$1]*[.D61]" office:value-type="float" office:value="-29.4675985064637" calcext:value-type="float">
            <text:p>-29.4675985064637</text:p>
          </table:table-cell>
          <table:table-cell table:number-columns-repeated="9"/>
        </table:table-row>
        <table:table-row table:style-name="ro1">
          <table:table-cell office:value-type="time" office:time-value="PT16H12M01.832S" calcext:value-type="time">
            <text:p>16:12:01.83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3421921" calcext:value-type="float">
            <text:p>-3.42E-08</text:p>
          </table:table-cell>
          <table:table-cell table:formula="of:=[.C62]*10^9" office:value-type="float" office:value="-34.21921" calcext:value-type="float">
            <text:p>-34.21921</text:p>
          </table:table-cell>
          <table:table-cell table:formula="of:=[.$N$1]*[.D62]" office:value-type="float" office:value="-29.4875388162549" calcext:value-type="float">
            <text:p>-29.4875388162549</text:p>
          </table:table-cell>
          <table:table-cell table:number-columns-repeated="9"/>
        </table:table-row>
        <table:table-row table:style-name="ro1">
          <table:table-cell office:value-type="time" office:time-value="PT16H12M02.216S" calcext:value-type="time">
            <text:p>16:12:02.22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3418672" calcext:value-type="float">
            <text:p>-3.42E-08</text:p>
          </table:table-cell>
          <table:table-cell table:formula="of:=[.C63]*10^9" office:value-type="float" office:value="-34.18672" calcext:value-type="float">
            <text:p>-34.18672</text:p>
          </table:table-cell>
          <table:table-cell table:formula="of:=[.$N$1]*[.D63]" office:value-type="float" office:value="-29.4595413804245" calcext:value-type="float">
            <text:p>-29.4595413804245</text:p>
          </table:table-cell>
          <table:table-cell table:number-columns-repeated="9"/>
        </table:table-row>
        <table:table-row table:style-name="ro1">
          <table:table-cell office:value-type="time" office:time-value="PT16H12M02.6S" calcext:value-type="time">
            <text:p>16:12:02.60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3576589" calcext:value-type="float">
            <text:p>-3.58E-08</text:p>
          </table:table-cell>
          <table:table-cell table:formula="of:=[.C64]*10^9" office:value-type="float" office:value="-35.76589" calcext:value-type="float">
            <text:p>-35.76589</text:p>
          </table:table-cell>
          <table:table-cell table:formula="of:=[.$N$1]*[.D64]" office:value-type="float" office:value="-30.8203511908341" calcext:value-type="float">
            <text:p>-30.8203511908341</text:p>
          </table:table-cell>
          <table:table-cell table:number-columns-repeated="9"/>
        </table:table-row>
        <table:table-row table:style-name="ro1">
          <table:table-cell office:value-type="time" office:time-value="PT16H12M02.984S" calcext:value-type="time">
            <text:p>16:12:02.98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3565703" calcext:value-type="float">
            <text:p>-3.57E-08</text:p>
          </table:table-cell>
          <table:table-cell table:formula="of:=[.C65]*10^9" office:value-type="float" office:value="-35.65703" calcext:value-type="float">
            <text:p>-35.65703</text:p>
          </table:table-cell>
          <table:table-cell table:formula="of:=[.$N$1]*[.D65]" office:value-type="float" office:value="-30.7265438388953" calcext:value-type="float">
            <text:p>-30.7265438388953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30.8869228715862" calcext:value-type="float">
            <text:p>-30.8869228715862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267374866169299" calcext:value-type="float">
            <text:p>0.267374866169299</text:p>
          </table:table-cell>
          <table:table-cell/>
          <table:table-cell table:formula="of:=(MAX([.E64:.E68])-MIN([.E64:.E68]))/2" office:value-type="float" office:value="0.154821770035671" calcext:value-type="float">
            <text:p>0.154821770035671</text:p>
          </table:table-cell>
          <table:table-cell table:number-columns-repeated="2"/>
        </table:table-row>
        <table:table-row table:style-name="ro1">
          <table:table-cell office:value-type="time" office:time-value="PT16H12M03.368S" calcext:value-type="time">
            <text:p>16:12:03.37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3583142" calcext:value-type="float">
            <text:p>-3.58E-08</text:p>
          </table:table-cell>
          <table:table-cell table:formula="of:=[.C66]*10^9" office:value-type="float" office:value="-35.83142" calcext:value-type="float">
            <text:p>-35.83142</text:p>
          </table:table-cell>
          <table:table-cell table:formula="of:=[.$N$1]*[.D66]" office:value-type="float" office:value="-30.8768200110853" calcext:value-type="float">
            <text:p>-30.8768200110853</text:p>
          </table:table-cell>
          <table:table-cell table:number-columns-repeated="9"/>
        </table:table-row>
        <table:table-row table:style-name="ro1">
          <table:table-cell office:value-type="time" office:time-value="PT16H12M03.752S" calcext:value-type="time">
            <text:p>16:12:03.75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3594502" calcext:value-type="float">
            <text:p>-3.59E-08</text:p>
          </table:table-cell>
          <table:table-cell table:formula="of:=[.C67]*10^9" office:value-type="float" office:value="-35.94502" calcext:value-type="float">
            <text:p>-35.94502</text:p>
          </table:table-cell>
          <table:table-cell table:formula="of:=[.$N$1]*[.D67]" office:value-type="float" office:value="-30.9747119381499" calcext:value-type="float">
            <text:p>-30.9747119381499</text:p>
          </table:table-cell>
          <table:table-cell table:number-columns-repeated="9"/>
        </table:table-row>
        <table:table-row table:style-name="ro1">
          <table:table-cell office:value-type="time" office:time-value="PT16H12M04.136S" calcext:value-type="time">
            <text:p>16:12:04.14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3601636" calcext:value-type="float">
            <text:p>-3.60E-08</text:p>
          </table:table-cell>
          <table:table-cell table:formula="of:=[.C68]*10^9" office:value-type="float" office:value="-36.01636" calcext:value-type="float">
            <text:p>-36.01636</text:p>
          </table:table-cell>
          <table:table-cell table:formula="of:=[.$N$1]*[.D68]" office:value-type="float" office:value="-31.0361873789666" calcext:value-type="float">
            <text:p>-31.0361873789666</text:p>
          </table:table-cell>
          <table:table-cell table:number-columns-repeated="9"/>
        </table:table-row>
        <table:table-row table:style-name="ro1">
          <table:table-cell office:value-type="time" office:time-value="PT16H12M04.52S" calcext:value-type="time">
            <text:p>16:12:04.52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3741297" calcext:value-type="float">
            <text:p>-3.74E-08</text:p>
          </table:table-cell>
          <table:table-cell table:formula="of:=[.C69]*10^9" office:value-type="float" office:value="-37.41297" calcext:value-type="float">
            <text:p>-37.41297</text:p>
          </table:table-cell>
          <table:table-cell table:formula="of:=[.$N$1]*[.D69]" office:value-type="float" office:value="-32.2396807263049" calcext:value-type="float">
            <text:p>-32.2396807263049</text:p>
          </table:table-cell>
          <table:table-cell table:number-columns-repeated="9"/>
        </table:table-row>
        <table:table-row table:style-name="ro1">
          <table:table-cell office:value-type="time" office:time-value="PT16H12M04.903S" calcext:value-type="time">
            <text:p>16:12:04.90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3732089" calcext:value-type="float">
            <text:p>-3.73E-08</text:p>
          </table:table-cell>
          <table:table-cell table:formula="of:=[.C70]*10^9" office:value-type="float" office:value="-37.32089" calcext:value-type="float">
            <text:p>-37.32089</text:p>
          </table:table-cell>
          <table:table-cell table:formula="of:=[.$N$1]*[.D70]" office:value-type="float" office:value="-32.1603331150011" calcext:value-type="float">
            <text:p>-32.1603331150011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32.1076662241708" calcext:value-type="float">
            <text:p>-32.1076662241708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263786581382375" calcext:value-type="float">
            <text:p>0.263786581382375</text:p>
          </table:table-cell>
          <table:table-cell/>
          <table:table-cell table:formula="of:=(MAX([.E69:.E73])-MIN([.E69:.E73]))/2" office:value-type="float" office:value="0.124799281136648" calcext:value-type="float">
            <text:p>0.124799281136648</text:p>
          </table:table-cell>
          <table:table-cell table:number-columns-repeated="2"/>
        </table:table-row>
        <table:table-row table:style-name="ro1">
          <table:table-cell office:value-type="time" office:time-value="PT16H12M05.287S" calcext:value-type="time">
            <text:p>16:12:05.29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3716025" calcext:value-type="float">
            <text:p>-3.72E-08</text:p>
          </table:table-cell>
          <table:table-cell table:formula="of:=[.C71]*10^9" office:value-type="float" office:value="-37.16025" calcext:value-type="float">
            <text:p>-37.16025</text:p>
          </table:table-cell>
          <table:table-cell table:formula="of:=[.$N$1]*[.D71]" office:value-type="float" office:value="-32.0219056575747" calcext:value-type="float">
            <text:p>-32.0219056575747</text:p>
          </table:table-cell>
          <table:table-cell table:number-columns-repeated="9"/>
        </table:table-row>
        <table:table-row table:style-name="ro1">
          <table:table-cell office:value-type="time" office:time-value="PT16H12M05.671S" calcext:value-type="time">
            <text:p>16:12:05.67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3712332" calcext:value-type="float">
            <text:p>-3.71E-08</text:p>
          </table:table-cell>
          <table:table-cell table:formula="of:=[.C72]*10^9" office:value-type="float" office:value="-37.12332" calcext:value-type="float">
            <text:p>-37.12332</text:p>
          </table:table-cell>
          <table:table-cell table:formula="of:=[.$N$1]*[.D72]" office:value-type="float" office:value="-31.9900821640316" calcext:value-type="float">
            <text:p>-31.9900821640316</text:p>
          </table:table-cell>
          <table:table-cell table:number-columns-repeated="9"/>
        </table:table-row>
        <table:table-row table:style-name="ro1">
          <table:table-cell office:value-type="time" office:time-value="PT16H12M06.055S" calcext:value-type="time">
            <text:p>16:12:06.06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3728143" calcext:value-type="float">
            <text:p>-3.73E-08</text:p>
          </table:table-cell>
          <table:table-cell table:formula="of:=[.C73]*10^9" office:value-type="float" office:value="-37.28143" calcext:value-type="float">
            <text:p>-37.28143</text:p>
          </table:table-cell>
          <table:table-cell table:formula="of:=[.$N$1]*[.D73]" office:value-type="float" office:value="-32.1263294579416" calcext:value-type="float">
            <text:p>-32.1263294579416</text:p>
          </table:table-cell>
          <table:table-cell table:number-columns-repeated="9"/>
        </table:table-row>
        <table:table-row table:style-name="ro1">
          <table:table-cell office:value-type="time" office:time-value="PT16H12M06.44S" calcext:value-type="time">
            <text:p>16:12:06.44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3881336" calcext:value-type="float">
            <text:p>-3.88E-08</text:p>
          </table:table-cell>
          <table:table-cell table:formula="of:=[.C74]*10^9" office:value-type="float" office:value="-38.81336" calcext:value-type="float">
            <text:p>-38.81336</text:p>
          </table:table-cell>
          <table:table-cell table:formula="of:=[.$N$1]*[.D74]" office:value-type="float" office:value="-33.4464313930472" calcext:value-type="float">
            <text:p>-33.4464313930472</text:p>
          </table:table-cell>
          <table:table-cell table:number-columns-repeated="9"/>
        </table:table-row>
        <table:table-row table:style-name="ro1">
          <table:table-cell office:value-type="time" office:time-value="PT16H12M06.823S" calcext:value-type="time">
            <text:p>16:12:06.82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3888302" calcext:value-type="float">
            <text:p>-3.89E-08</text:p>
          </table:table-cell>
          <table:table-cell table:formula="of:=[.C75]*10^9" office:value-type="float" office:value="-38.88302" calcext:value-type="float">
            <text:p>-38.88302</text:p>
          </table:table-cell>
          <table:table-cell table:formula="of:=[.$N$1]*[.D75]" office:value-type="float" office:value="-33.506459136351" calcext:value-type="float">
            <text:p>-33.506459136351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33.4049703703466" calcext:value-type="float">
            <text:p>-33.4049703703466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266795816361452" calcext:value-type="float">
            <text:p>0.266795816361452</text:p>
          </table:table-cell>
          <table:table-cell/>
          <table:table-cell table:formula="of:=(MAX([.E74:.E78])-MIN([.E74:.E78]))/2" office:value-type="float" office:value="0.106224805010974" calcext:value-type="float">
            <text:p>0.106224805010974</text:p>
          </table:table-cell>
          <table:table-cell table:number-columns-repeated="2"/>
        </table:table-row>
        <table:table-row table:style-name="ro1">
          <table:table-cell office:value-type="time" office:time-value="PT16H12M07.207S" calcext:value-type="time">
            <text:p>16:12:07.21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3876332" calcext:value-type="float">
            <text:p>-3.88E-08</text:p>
          </table:table-cell>
          <table:table-cell table:formula="of:=[.C76]*10^9" office:value-type="float" office:value="-38.76332" calcext:value-type="float">
            <text:p>-38.76332</text:p>
          </table:table-cell>
          <table:table-cell table:formula="of:=[.$N$1]*[.D76]" office:value-type="float" office:value="-33.403310688555" calcext:value-type="float">
            <text:p>-33.403310688555</text:p>
          </table:table-cell>
          <table:table-cell table:number-columns-repeated="9"/>
        </table:table-row>
        <table:table-row table:style-name="ro1">
          <table:table-cell office:value-type="time" office:time-value="PT16H12M07.59S" calcext:value-type="time">
            <text:p>16:12:07.59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3873005" calcext:value-type="float">
            <text:p>-3.87E-08</text:p>
          </table:table-cell>
          <table:table-cell table:formula="of:=[.C77]*10^9" office:value-type="float" office:value="-38.73005" calcext:value-type="float">
            <text:p>-38.73005</text:p>
          </table:table-cell>
          <table:table-cell table:formula="of:=[.$N$1]*[.D77]" office:value-type="float" office:value="-33.3746411074508" calcext:value-type="float">
            <text:p>-33.3746411074508</text:p>
          </table:table-cell>
          <table:table-cell table:number-columns-repeated="9"/>
        </table:table-row>
        <table:table-row table:style-name="ro1">
          <table:table-cell office:value-type="time" office:time-value="PT16H12M07.974S" calcext:value-type="time">
            <text:p>16:12:07.97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3863648" calcext:value-type="float">
            <text:p>-3.86E-08</text:p>
          </table:table-cell>
          <table:table-cell table:formula="of:=[.C78]*10^9" office:value-type="float" office:value="-38.63648" calcext:value-type="float">
            <text:p>-38.63648</text:p>
          </table:table-cell>
          <table:table-cell table:formula="of:=[.$N$1]*[.D78]" office:value-type="float" office:value="-33.2940095263291" calcext:value-type="float">
            <text:p>-33.2940095263291</text:p>
          </table:table-cell>
          <table:table-cell table:number-columns-repeated="9"/>
        </table:table-row>
        <table:table-row table:style-name="ro1">
          <table:table-cell office:value-type="time" office:time-value="PT16H12M08.359S" calcext:value-type="time">
            <text:p>16:12:08.36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3993791" calcext:value-type="float">
            <text:p>-3.99E-08</text:p>
          </table:table-cell>
          <table:table-cell table:formula="of:=[.C79]*10^9" office:value-type="float" office:value="-39.93791" calcext:value-type="float">
            <text:p>-39.93791</text:p>
          </table:table-cell>
          <table:table-cell table:formula="of:=[.$N$1]*[.D79]" office:value-type="float" office:value="-34.4154839157623" calcext:value-type="float">
            <text:p>-34.4154839157623</text:p>
          </table:table-cell>
          <table:table-cell table:number-columns-repeated="9"/>
        </table:table-row>
        <table:table-row table:style-name="ro1">
          <table:table-cell office:value-type="time" office:time-value="PT16H12M08.742S" calcext:value-type="time">
            <text:p>16:12:08.74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3999363" calcext:value-type="float">
            <text:p>-4.00E-08</text:p>
          </table:table-cell>
          <table:table-cell table:formula="of:=[.C80]*10^9" office:value-type="float" office:value="-39.99363" calcext:value-type="float">
            <text:p>-39.99363</text:p>
          </table:table-cell>
          <table:table-cell table:formula="of:=[.$N$1]*[.D80]" office:value-type="float" office:value="-34.4634992166077" calcext:value-type="float">
            <text:p>-34.4634992166077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34.4763165099454" calcext:value-type="float">
            <text:p>-34.4763165099454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263366990614952" calcext:value-type="float">
            <text:p>0.263366990614952</text:p>
          </table:table-cell>
          <table:table-cell/>
          <table:table-cell table:formula="of:=(MAX([.E79:.E83])-MIN([.E79:.E83]))/2" office:value-type="float" office:value="0.0576536917275838" calcext:value-type="float">
            <text:p>0.057653691727584</text:p>
          </table:table-cell>
          <table:table-cell table:number-columns-repeated="2"/>
        </table:table-row>
        <table:table-row table:style-name="ro1">
          <table:table-cell office:value-type="time" office:time-value="PT16H12M09.126S" calcext:value-type="time">
            <text:p>16:12:09.13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4007172" calcext:value-type="float">
            <text:p>-4.01E-08</text:p>
          </table:table-cell>
          <table:table-cell table:formula="of:=[.C81]*10^9" office:value-type="float" office:value="-40.07172" calcext:value-type="float">
            <text:p>-40.07172</text:p>
          </table:table-cell>
          <table:table-cell table:formula="of:=[.$N$1]*[.D81]" office:value-type="float" office:value="-34.5307912992175" calcext:value-type="float">
            <text:p>-34.5307912992175</text:p>
          </table:table-cell>
          <table:table-cell table:number-columns-repeated="9"/>
        </table:table-row>
        <table:table-row table:style-name="ro1">
          <table:table-cell office:value-type="time" office:time-value="PT16H12M09.51S" calcext:value-type="time">
            <text:p>16:12:09.51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400584" calcext:value-type="float">
            <text:p>-4.01E-08</text:p>
          </table:table-cell>
          <table:table-cell table:formula="of:=[.C82]*10^9" office:value-type="float" office:value="-40.0584" calcext:value-type="float">
            <text:p>-40.0584</text:p>
          </table:table-cell>
          <table:table-cell table:formula="of:=[.$N$1]*[.D82]" office:value-type="float" office:value="-34.5193131260793" calcext:value-type="float">
            <text:p>-34.5193131260793</text:p>
          </table:table-cell>
          <table:table-cell table:number-columns-repeated="9"/>
        </table:table-row>
        <table:table-row table:style-name="ro1">
          <table:table-cell office:value-type="time" office:time-value="PT16H12M09.894S" calcext:value-type="time">
            <text:p>16:12:09.89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3998086" calcext:value-type="float">
            <text:p>-4.00E-08</text:p>
          </table:table-cell>
          <table:table-cell table:formula="of:=[.C83]*10^9" office:value-type="float" office:value="-39.98086" calcext:value-type="float">
            <text:p>-39.98086</text:p>
          </table:table-cell>
          <table:table-cell table:formula="of:=[.$N$1]*[.D83]" office:value-type="float" office:value="-34.4524949920601" calcext:value-type="float">
            <text:p>-34.4524949920601</text:p>
          </table:table-cell>
          <table:table-cell table:number-columns-repeated="9"/>
        </table:table-row>
        <table:table-row table:style-name="ro1">
          <table:table-cell office:value-type="time" office:time-value="PT16H12M10.278S" calcext:value-type="time">
            <text:p>16:12:10.28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4120049" calcext:value-type="float">
            <text:p>-4.12E-08</text:p>
          </table:table-cell>
          <table:table-cell table:formula="of:=[.C84]*10^9" office:value-type="float" office:value="-41.20049" calcext:value-type="float">
            <text:p>-41.20049</text:p>
          </table:table-cell>
          <table:table-cell table:formula="of:=[.$N$1]*[.D84]" office:value-type="float" office:value="-35.5034803002092" calcext:value-type="float">
            <text:p>-35.5034803002092</text:p>
          </table:table-cell>
          <table:table-cell table:number-columns-repeated="9"/>
        </table:table-row>
        <table:table-row table:style-name="ro1">
          <table:table-cell office:value-type="time" office:time-value="PT16H12M10.661S" calcext:value-type="time">
            <text:p>16:12:10.66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4125801" calcext:value-type="float">
            <text:p>-4.13E-08</text:p>
          </table:table-cell>
          <table:table-cell table:formula="of:=[.C85]*10^9" office:value-type="float" office:value="-41.25801" calcext:value-type="float">
            <text:p>-41.25801</text:p>
          </table:table-cell>
          <table:table-cell table:formula="of:=[.$N$1]*[.D85]" office:value-type="float" office:value="-35.5530467055327" calcext:value-type="float">
            <text:p>-35.5530467055327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35.5514990479534" calcext:value-type="float">
            <text:p>-35.5514990479534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277579030390601" calcext:value-type="float">
            <text:p>0.277579030390601</text:p>
          </table:table-cell>
          <table:table-cell/>
          <table:table-cell table:formula="of:=(MAX([.E84:.E88])-MIN([.E84:.E88]))/2" office:value-type="float" office:value="0.0892789885873526" calcext:value-type="float">
            <text:p>0.089278988587353</text:p>
          </table:table-cell>
          <table:table-cell table:number-columns-repeated="2"/>
        </table:table-row>
        <table:table-row table:style-name="ro1">
          <table:table-cell office:value-type="time" office:time-value="PT16H12M11.045S" calcext:value-type="time">
            <text:p>16:12:11.05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4137303" calcext:value-type="float">
            <text:p>-4.14E-08</text:p>
          </table:table-cell>
          <table:table-cell table:formula="of:=[.C86]*10^9" office:value-type="float" office:value="-41.37303" calcext:value-type="float">
            <text:p>-41.37303</text:p>
          </table:table-cell>
          <table:table-cell table:formula="of:=[.$N$1]*[.D86]" office:value-type="float" office:value="-35.6521622816856" calcext:value-type="float">
            <text:p>-35.6521622816856</text:p>
          </table:table-cell>
          <table:table-cell table:number-columns-repeated="9"/>
        </table:table-row>
        <table:table-row table:style-name="ro1">
          <table:table-cell office:value-type="time" office:time-value="PT16H12M11.429S" calcext:value-type="time">
            <text:p>16:12:11.4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4128372" calcext:value-type="float">
            <text:p>-4.13E-08</text:p>
          </table:table-cell>
          <table:table-cell table:formula="of:=[.C87]*10^9" office:value-type="float" office:value="-41.28372" calcext:value-type="float">
            <text:p>-41.28372</text:p>
          </table:table-cell>
          <table:table-cell table:formula="of:=[.$N$1]*[.D87]" office:value-type="float" office:value="-35.5752016478287" calcext:value-type="float">
            <text:p>-35.5752016478287</text:p>
          </table:table-cell>
          <table:table-cell table:number-columns-repeated="9"/>
        </table:table-row>
        <table:table-row table:style-name="ro1">
          <table:table-cell office:value-type="time" office:time-value="PT16H12M11.814S" calcext:value-type="time">
            <text:p>16:12:11.81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4116582" calcext:value-type="float">
            <text:p>-4.12E-08</text:p>
          </table:table-cell>
          <table:table-cell table:formula="of:=[.C88]*10^9" office:value-type="float" office:value="-41.16582" calcext:value-type="float">
            <text:p>-41.16582</text:p>
          </table:table-cell>
          <table:table-cell table:formula="of:=[.$N$1]*[.D88]" office:value-type="float" office:value="-35.4736043045109" calcext:value-type="float">
            <text:p>-35.4736043045109</text:p>
          </table:table-cell>
          <table:table-cell table:number-columns-repeated="9"/>
        </table:table-row>
        <table:table-row table:style-name="ro1">
          <table:table-cell office:value-type="time" office:time-value="PT16H12M12.198S" calcext:value-type="time">
            <text:p>16:12:12.20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422356" calcext:value-type="float">
            <text:p>-4.22E-08</text:p>
          </table:table-cell>
          <table:table-cell table:formula="of:=[.C89]*10^9" office:value-type="float" office:value="-42.2356" calcext:value-type="float">
            <text:p>-42.2356</text:p>
          </table:table-cell>
          <table:table-cell table:formula="of:=[.$N$1]*[.D89]" office:value-type="float" office:value="-36.3954601648552" calcext:value-type="float">
            <text:p>-36.3954601648552</text:p>
          </table:table-cell>
          <table:table-cell table:number-columns-repeated="9"/>
        </table:table-row>
        <table:table-row table:style-name="ro1">
          <table:table-cell office:value-type="time" office:time-value="PT16H12M12.581S" calcext:value-type="time">
            <text:p>16:12:12.58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4233706" calcext:value-type="float">
            <text:p>-4.23E-08</text:p>
          </table:table-cell>
          <table:table-cell table:formula="of:=[.C90]*10^9" office:value-type="float" office:value="-42.33706" calcext:value-type="float">
            <text:p>-42.33706</text:p>
          </table:table-cell>
          <table:table-cell table:formula="of:=[.$N$1]*[.D90]" office:value-type="float" office:value="-36.4828907539394" calcext:value-type="float">
            <text:p>-36.4828907539394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36.5068139553405" calcext:value-type="float">
            <text:p>-36.5068139553405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286867130959799" calcext:value-type="float">
            <text:p>0.286867130959799</text:p>
          </table:table-cell>
          <table:table-cell/>
          <table:table-cell table:formula="of:=(MAX([.E89:.E93])-MIN([.E89:.E93]))/2" office:value-type="float" office:value="0.0990638726702571" calcext:value-type="float">
            <text:p>0.099063872670257</text:p>
          </table:table-cell>
          <table:table-cell table:number-columns-repeated="2"/>
        </table:table-row>
        <table:table-row table:style-name="ro1">
          <table:table-cell office:value-type="time" office:time-value="PT16H12M12.965S" calcext:value-type="time">
            <text:p>16:12:12.97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4233469" calcext:value-type="float">
            <text:p>-4.23E-08</text:p>
          </table:table-cell>
          <table:table-cell table:formula="of:=[.C91]*10^9" office:value-type="float" office:value="-42.33469" calcext:value-type="float">
            <text:p>-42.33469</text:p>
          </table:table-cell>
          <table:table-cell table:formula="of:=[.$N$1]*[.D91]" office:value-type="float" office:value="-36.4808484663765" calcext:value-type="float">
            <text:p>-36.4808484663765</text:p>
          </table:table-cell>
          <table:table-cell table:number-columns-repeated="9"/>
        </table:table-row>
        <table:table-row table:style-name="ro1">
          <table:table-cell office:value-type="time" office:time-value="PT16H12M13.349S" calcext:value-type="time">
            <text:p>16:12:13.35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4245124" calcext:value-type="float">
            <text:p>-4.25E-08</text:p>
          </table:table-cell>
          <table:table-cell table:formula="of:=[.C92]*10^9" office:value-type="float" office:value="-42.45124" calcext:value-type="float">
            <text:p>-42.45124</text:p>
          </table:table-cell>
          <table:table-cell table:formula="of:=[.$N$1]*[.D92]" office:value-type="float" office:value="-36.5812824813358" calcext:value-type="float">
            <text:p>-36.5812824813358</text:p>
          </table:table-cell>
          <table:table-cell table:number-columns-repeated="9"/>
        </table:table-row>
        <table:table-row table:style-name="ro1">
          <table:table-cell office:value-type="time" office:time-value="PT16H12M13.733S" calcext:value-type="time">
            <text:p>16:12:13.73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4246552" calcext:value-type="float">
            <text:p>-4.25E-08</text:p>
          </table:table-cell>
          <table:table-cell table:formula="of:=[.C93]*10^9" office:value-type="float" office:value="-42.46552" calcext:value-type="float">
            <text:p>-42.46552</text:p>
          </table:table-cell>
          <table:table-cell table:formula="of:=[.$N$1]*[.D93]" office:value-type="float" office:value="-36.5935879101957" calcext:value-type="float">
            <text:p>-36.5935879101957</text:p>
          </table:table-cell>
          <table:table-cell table:number-columns-repeated="9"/>
        </table:table-row>
        <table:table-row table:style-name="ro1">
          <table:table-cell office:value-type="time" office:time-value="PT16H12M14.117S" calcext:value-type="time">
            <text:p>16:12:14.12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4362918" calcext:value-type="float">
            <text:p>-4.36E-08</text:p>
          </table:table-cell>
          <table:table-cell table:formula="of:=[.C94]*10^9" office:value-type="float" office:value="-43.62918" calcext:value-type="float">
            <text:p>-43.62918</text:p>
          </table:table-cell>
          <table:table-cell table:formula="of:=[.$N$1]*[.D94]" office:value-type="float" office:value="-37.5963424863219" calcext:value-type="float">
            <text:p>-37.5963424863219</text:p>
          </table:table-cell>
          <table:table-cell table:number-columns-repeated="9"/>
        </table:table-row>
        <table:table-row table:style-name="ro1">
          <table:table-cell office:value-type="time" office:time-value="PT16H12M14.501S" calcext:value-type="time">
            <text:p>16:12:14.50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4352264" calcext:value-type="float">
            <text:p>-4.35E-08</text:p>
          </table:table-cell>
          <table:table-cell table:formula="of:=[.C95]*10^9" office:value-type="float" office:value="-43.52264" calcext:value-type="float">
            <text:p>-43.52264</text:p>
          </table:table-cell>
          <table:table-cell table:formula="of:=[.$N$1]*[.D95]" office:value-type="float" office:value="-37.5045343357105" calcext:value-type="float">
            <text:p>-37.5045343357105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37.4538890510499" calcext:value-type="float">
            <text:p>-37.4538890510499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296923287709849" calcext:value-type="float">
            <text:p>0.296923287709849</text:p>
          </table:table-cell>
          <table:table-cell/>
          <table:table-cell table:formula="of:=(MAX([.E94:.E98])-MIN([.E94:.E98]))/2" office:value-type="float" office:value="0.111403770518532" calcext:value-type="float">
            <text:p>0.111403770518532</text:p>
          </table:table-cell>
          <table:table-cell table:number-columns-repeated="2"/>
        </table:table-row>
        <table:table-row table:style-name="ro1">
          <table:table-cell office:value-type="time" office:time-value="PT16H12M14.884S" calcext:value-type="time">
            <text:p>16:12:14.88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4337869" calcext:value-type="float">
            <text:p>-4.34E-08</text:p>
          </table:table-cell>
          <table:table-cell table:formula="of:=[.C96]*10^9" office:value-type="float" office:value="-43.37869" calcext:value-type="float">
            <text:p>-43.37869</text:p>
          </table:table-cell>
          <table:table-cell table:formula="of:=[.$N$1]*[.D96]" office:value-type="float" office:value="-37.3804890636951" calcext:value-type="float">
            <text:p>-37.3804890636951</text:p>
          </table:table-cell>
          <table:table-cell table:number-columns-repeated="9"/>
        </table:table-row>
        <table:table-row table:style-name="ro1">
          <table:table-cell office:value-type="time" office:time-value="PT16H12M15.268S" calcext:value-type="time">
            <text:p>16:12:15.27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4341821" calcext:value-type="float">
            <text:p>-4.34E-08</text:p>
          </table:table-cell>
          <table:table-cell table:formula="of:=[.C97]*10^9" office:value-type="float" office:value="-43.41821" calcext:value-type="float">
            <text:p>-43.41821</text:p>
          </table:table-cell>
          <table:table-cell table:formula="of:=[.$N$1]*[.D97]" office:value-type="float" office:value="-37.4145444242373" calcext:value-type="float">
            <text:p>-37.4145444242373</text:p>
          </table:table-cell>
          <table:table-cell table:number-columns-repeated="9"/>
        </table:table-row>
        <table:table-row table:style-name="ro1">
          <table:table-cell office:value-type="time" office:time-value="PT16H12M15.651S" calcext:value-type="time">
            <text:p>16:12:15.65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4337062" calcext:value-type="float">
            <text:p>-4.34E-08</text:p>
          </table:table-cell>
          <table:table-cell table:formula="of:=[.C98]*10^9" office:value-type="float" office:value="-43.37062" calcext:value-type="float">
            <text:p>-43.37062</text:p>
          </table:table-cell>
          <table:table-cell table:formula="of:=[.$N$1]*[.D98]" office:value-type="float" office:value="-37.3735349452848" calcext:value-type="float">
            <text:p>-37.3735349452848</text:p>
          </table:table-cell>
          <table:table-cell table:number-columns-repeated="9"/>
        </table:table-row>
        <table:table-row table:style-name="ro1">
          <table:table-cell office:value-type="time" office:time-value="PT16H12M16.036S" calcext:value-type="time">
            <text:p>16:12:16.04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4452395" calcext:value-type="float">
            <text:p>-4.45E-08</text:p>
          </table:table-cell>
          <table:table-cell table:formula="of:=[.C99]*10^9" office:value-type="float" office:value="-44.52395" calcext:value-type="float">
            <text:p>-44.52395</text:p>
          </table:table-cell>
          <table:table-cell table:formula="of:=[.$N$1]*[.D99]" office:value-type="float" office:value="-38.3673879051559" calcext:value-type="float">
            <text:p>-38.3673879051559</text:p>
          </table:table-cell>
          <table:table-cell table:number-columns-repeated="9"/>
        </table:table-row>
        <table:table-row table:style-name="ro1">
          <table:table-cell office:value-type="time" office:time-value="PT16H12M16.42S" calcext:value-type="time">
            <text:p>16:12:16.42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4455139" calcext:value-type="float">
            <text:p>-4.46E-08</text:p>
          </table:table-cell>
          <table:table-cell table:formula="of:=[.C100]*10^9" office:value-type="float" office:value="-44.55139" calcext:value-type="float">
            <text:p>-44.55139</text:p>
          </table:table-cell>
          <table:table-cell table:formula="of:=[.$N$1]*[.D100]" office:value-type="float" office:value="-38.3910336312004" calcext:value-type="float">
            <text:p>-38.3910336312004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38.2741923777613" calcext:value-type="float">
            <text:p>-38.2741923777613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315092462675914" calcext:value-type="float">
            <text:p>0.315092462675914</text:p>
          </table:table-cell>
          <table:table-cell/>
          <table:table-cell table:formula="of:=(MAX([.E99:.E103])-MIN([.E99:.E103]))/2" office:value-type="float" office:value="0.150590701709206" calcext:value-type="float">
            <text:p>0.150590701709206</text:p>
          </table:table-cell>
          <table:table-cell table:number-columns-repeated="2"/>
        </table:table-row>
        <table:table-row table:style-name="ro1">
          <table:table-cell office:value-type="time" office:time-value="PT16H12M16.804S" calcext:value-type="time">
            <text:p>16:12:16.80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4448078" calcext:value-type="float">
            <text:p>-4.45E-08</text:p>
          </table:table-cell>
          <table:table-cell table:formula="of:=[.C101]*10^9" office:value-type="float" office:value="-44.48078" calcext:value-type="float">
            <text:p>-44.48078</text:p>
          </table:table-cell>
          <table:table-cell table:formula="of:=[.$N$1]*[.D101]" office:value-type="float" office:value="-38.330187249422" calcext:value-type="float">
            <text:p>-38.330187249422</text:p>
          </table:table-cell>
          <table:table-cell table:number-columns-repeated="9"/>
        </table:table-row>
        <table:table-row table:style-name="ro1">
          <table:table-cell office:value-type="time" office:time-value="PT16H12M17.188S" calcext:value-type="time">
            <text:p>16:12:17.19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44321" calcext:value-type="float">
            <text:p>-4.43E-08</text:p>
          </table:table-cell>
          <table:table-cell table:formula="of:=[.C102]*10^9" office:value-type="float" office:value="-44.321" calcext:value-type="float">
            <text:p>-44.321</text:p>
          </table:table-cell>
          <table:table-cell table:formula="of:=[.$N$1]*[.D102]" office:value-type="float" office:value="-38.1925008752462" calcext:value-type="float">
            <text:p>-38.1925008752462</text:p>
          </table:table-cell>
          <table:table-cell table:number-columns-repeated="9"/>
        </table:table-row>
        <table:table-row table:style-name="ro1">
          <table:table-cell office:value-type="time" office:time-value="PT16H12M17.572S" calcext:value-type="time">
            <text:p>16:12:17.57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4420188" calcext:value-type="float">
            <text:p>-4.42E-08</text:p>
          </table:table-cell>
          <table:table-cell table:formula="of:=[.C103]*10^9" office:value-type="float" office:value="-44.20188" calcext:value-type="float">
            <text:p>-44.20188</text:p>
          </table:table-cell>
          <table:table-cell table:formula="of:=[.$N$1]*[.D103]" office:value-type="float" office:value="-38.089852227782" calcext:value-type="float">
            <text:p>-38.089852227782</text:p>
          </table:table-cell>
          <table:table-cell table:number-columns-repeated="9"/>
        </table:table-row>
        <table:table-row table:style-name="ro1">
          <table:table-cell office:value-type="time" office:time-value="PT16H12M17.956S" calcext:value-type="time">
            <text:p>16:12:17.96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4520095" calcext:value-type="float">
            <text:p>-4.52E-08</text:p>
          </table:table-cell>
          <table:table-cell table:formula="of:=[.C104]*10^9" office:value-type="float" office:value="-45.20095" calcext:value-type="float">
            <text:p>-45.20095</text:p>
          </table:table-cell>
          <table:table-cell table:formula="of:=[.$N$1]*[.D104]" office:value-type="float" office:value="-38.9507755338769" calcext:value-type="float">
            <text:p>-38.9507755338769</text:p>
          </table:table-cell>
          <table:table-cell table:number-columns-repeated="9"/>
        </table:table-row>
        <table:table-row table:style-name="ro1">
          <table:table-cell office:value-type="time" office:time-value="PT16H12M18.331S" calcext:value-type="time">
            <text:p>16:12:18.33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451473" calcext:value-type="float">
            <text:p>-4.51E-08</text:p>
          </table:table-cell>
          <table:table-cell table:formula="of:=[.C105]*10^9" office:value-type="float" office:value="-45.1473" calcext:value-type="float">
            <text:p>-45.1473</text:p>
          </table:table-cell>
          <table:table-cell table:formula="of:=[.$N$1]*[.D105]" office:value-type="float" office:value="-38.9045440031814" calcext:value-type="float">
            <text:p>-38.9045440031814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38.9506945317542" calcext:value-type="float">
            <text:p>-38.9506945317542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294495314806382" calcext:value-type="float">
            <text:p>0.294495314806382</text:p>
          </table:table-cell>
          <table:table-cell/>
          <table:table-cell table:formula="of:=(MAX([.E104:.E108])-MIN([.E104:.E108]))/2" office:value-type="float" office:value="0.0425390403128674" calcext:value-type="float">
            <text:p>0.042539040312867</text:p>
          </table:table-cell>
          <table:table-cell table:number-columns-repeated="2"/>
        </table:table-row>
        <table:table-row table:style-name="ro1">
          <table:table-cell office:value-type="time" office:time-value="PT16H12M18.706S" calcext:value-type="time">
            <text:p>16:12:18.71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4524603" calcext:value-type="float">
            <text:p>-4.52E-08</text:p>
          </table:table-cell>
          <table:table-cell table:formula="of:=[.C106]*10^9" office:value-type="float" office:value="-45.24603" calcext:value-type="float">
            <text:p>-45.24603</text:p>
          </table:table-cell>
          <table:table-cell table:formula="of:=[.$N$1]*[.D106]" office:value-type="float" office:value="-38.9896220838071" calcext:value-type="float">
            <text:p>-38.9896220838071</text:p>
          </table:table-cell>
          <table:table-cell table:number-columns-repeated="9"/>
        </table:table-row>
        <table:table-row table:style-name="ro1">
          <table:table-cell office:value-type="time" office:time-value="PT16H12M19.091S" calcext:value-type="time">
            <text:p>16:12:19.09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452195" calcext:value-type="float">
            <text:p>-4.52E-08</text:p>
          </table:table-cell>
          <table:table-cell table:formula="of:=[.C107]*10^9" office:value-type="float" office:value="-45.2195" calcext:value-type="float">
            <text:p>-45.2195</text:p>
          </table:table-cell>
          <table:table-cell table:formula="of:=[.$N$1]*[.D107]" office:value-type="float" office:value="-38.9667605272488" calcext:value-type="float">
            <text:p>-38.9667605272488</text:p>
          </table:table-cell>
          <table:table-cell table:number-columns-repeated="9"/>
        </table:table-row>
        <table:table-row table:style-name="ro1">
          <table:table-cell office:value-type="time" office:time-value="PT16H12M19.475S" calcext:value-type="time">
            <text:p>16:12:19.48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451905" calcext:value-type="float">
            <text:p>-4.52E-08</text:p>
          </table:table-cell>
          <table:table-cell table:formula="of:=[.C108]*10^9" office:value-type="float" office:value="-45.1905" calcext:value-type="float">
            <text:p>-45.1905</text:p>
          </table:table-cell>
          <table:table-cell table:formula="of:=[.$N$1]*[.D108]" office:value-type="float" office:value="-38.9417705106566" calcext:value-type="float">
            <text:p>-38.9417705106566</text:p>
          </table:table-cell>
          <table:table-cell table:number-columns-repeated="9"/>
        </table:table-row>
        <table:table-row table:style-name="ro1">
          <table:table-cell office:value-type="time" office:time-value="PT16H12M19.859S" calcext:value-type="time">
            <text:p>16:12:19.86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4565627" calcext:value-type="float">
            <text:p>-4.57E-08</text:p>
          </table:table-cell>
          <table:table-cell table:formula="of:=[.C109]*10^9" office:value-type="float" office:value="-45.65627" calcext:value-type="float">
            <text:p>-45.65627</text:p>
          </table:table-cell>
          <table:table-cell table:formula="of:=[.$N$1]*[.D109]" office:value-type="float" office:value="-39.3431360288684" calcext:value-type="float">
            <text:p>-39.3431360288684</text:p>
          </table:table-cell>
          <table:table-cell table:number-columns-repeated="9"/>
        </table:table-row>
        <table:table-row table:style-name="ro1">
          <table:table-cell office:value-type="time" office:time-value="PT16H12M20.242S" calcext:value-type="time">
            <text:p>16:12:20.24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4570384" calcext:value-type="float">
            <text:p>-4.57E-08</text:p>
          </table:table-cell>
          <table:table-cell table:formula="of:=[.C110]*10^9" office:value-type="float" office:value="-45.70384" calcext:value-type="float">
            <text:p>-45.70384</text:p>
          </table:table-cell>
          <table:table-cell table:formula="of:=[.$N$1]*[.D110]" office:value-type="float" office:value="-39.3841282733266" calcext:value-type="float">
            <text:p>-39.3841282733266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39.4436475990515" calcext:value-type="float">
            <text:p>-39.4436475990515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316125911860154" calcext:value-type="float">
            <text:p>0.316125911860154</text:p>
          </table:table-cell>
          <table:table-cell/>
          <table:table-cell table:formula="of:=(MAX([.E109:.E113])-MIN([.E109:.E113]))/2" office:value-type="float" office:value="0.129103596063477" calcext:value-type="float">
            <text:p>0.129103596063477</text:p>
          </table:table-cell>
          <table:table-cell table:number-columns-repeated="2"/>
        </table:table-row>
        <table:table-row table:style-name="ro1">
          <table:table-cell office:value-type="time" office:time-value="PT16H12M20.626S" calcext:value-type="time">
            <text:p>16:12:20.63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4573946" calcext:value-type="float">
            <text:p>-4.57E-08</text:p>
          </table:table-cell>
          <table:table-cell table:formula="of:=[.C111]*10^9" office:value-type="float" office:value="-45.73946" calcext:value-type="float">
            <text:p>-45.73946</text:p>
          </table:table-cell>
          <table:table-cell table:formula="of:=[.$N$1]*[.D111]" office:value-type="float" office:value="-39.4148229074995" calcext:value-type="float">
            <text:p>-39.4148229074995</text:p>
          </table:table-cell>
          <table:table-cell table:number-columns-repeated="9"/>
        </table:table-row>
        <table:table-row table:style-name="ro1">
          <table:table-cell office:value-type="time" office:time-value="PT16H12M21.01S" calcext:value-type="time">
            <text:p>16:12:21.01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4580907" calcext:value-type="float">
            <text:p>-4.58E-08</text:p>
          </table:table-cell>
          <table:table-cell table:formula="of:=[.C112]*10^9" office:value-type="float" office:value="-45.80907" calcext:value-type="float">
            <text:p>-45.80907</text:p>
          </table:table-cell>
          <table:table-cell table:formula="of:=[.$N$1]*[.D112]" office:value-type="float" office:value="-39.4748075645679" calcext:value-type="float">
            <text:p>-39.4748075645679</text:p>
          </table:table-cell>
          <table:table-cell table:number-columns-repeated="9"/>
        </table:table-row>
        <table:table-row table:style-name="ro1">
          <table:table-cell office:value-type="time" office:time-value="PT16H12M21.394S" calcext:value-type="time">
            <text:p>16:12:21.39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4595591" calcext:value-type="float">
            <text:p>-4.60E-08</text:p>
          </table:table-cell>
          <table:table-cell table:formula="of:=[.C113]*10^9" office:value-type="float" office:value="-45.95591" calcext:value-type="float">
            <text:p>-45.95591</text:p>
          </table:table-cell>
          <table:table-cell table:formula="of:=[.$N$1]*[.D113]" office:value-type="float" office:value="-39.6013432209953" calcext:value-type="float">
            <text:p>-39.6013432209953</text:p>
          </table:table-cell>
          <table:table-cell table:number-columns-repeated="9"/>
        </table:table-row>
        <table:table-row table:style-name="ro1">
          <table:table-cell office:value-type="time" office:time-value="PT16H12M21.779S" calcext:value-type="time">
            <text:p>16:12:21.78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4642379" calcext:value-type="float">
            <text:p>-4.64E-08</text:p>
          </table:table-cell>
          <table:table-cell table:formula="of:=[.C114]*10^9" office:value-type="float" office:value="-46.42379" calcext:value-type="float">
            <text:p>-46.42379</text:p>
          </table:table-cell>
          <table:table-cell table:formula="of:=[.$N$1]*[.D114]" office:value-type="float" office:value="-40.0045269783453" calcext:value-type="float">
            <text:p>-40.0045269783453</text:p>
          </table:table-cell>
          <table:table-cell table:number-columns-repeated="9"/>
        </table:table-row>
        <table:table-row table:style-name="ro1">
          <table:table-cell office:value-type="time" office:time-value="PT16H12M22.162S" calcext:value-type="time">
            <text:p>16:12:22.16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4638196" calcext:value-type="float">
            <text:p>-4.64E-08</text:p>
          </table:table-cell>
          <table:table-cell table:formula="of:=[.C115]*10^9" office:value-type="float" office:value="-46.38196" calcext:value-type="float">
            <text:p>-46.38196</text:p>
          </table:table-cell>
          <table:table-cell table:formula="of:=[.$N$1]*[.D115]" office:value-type="float" office:value="-39.9684810337229" calcext:value-type="float">
            <text:p>-39.9684810337229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39.9002651822239" calcext:value-type="float">
            <text:p>-39.9002651822239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310024660545278" calcext:value-type="float">
            <text:p>0.310024660545278</text:p>
          </table:table-cell>
          <table:table-cell/>
          <table:table-cell table:formula="of:=(MAX([.E114:.E118])-MIN([.E114:.E118]))/2" office:value-type="float" office:value="0.0936867104793855" calcext:value-type="float">
            <text:p>0.093686710479386</text:p>
          </table:table-cell>
          <table:table-cell table:number-columns-repeated="2"/>
        </table:table-row>
        <table:table-row table:style-name="ro1">
          <table:table-cell office:value-type="time" office:time-value="PT16H12M22.546S" calcext:value-type="time">
            <text:p>16:12:22.55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4626005" calcext:value-type="float">
            <text:p>-4.63E-08</text:p>
          </table:table-cell>
          <table:table-cell table:formula="of:=[.C116]*10^9" office:value-type="float" office:value="-46.26005" calcext:value-type="float">
            <text:p>-46.26005</text:p>
          </table:table-cell>
          <table:table-cell table:formula="of:=[.$N$1]*[.D116]" office:value-type="float" office:value="-39.8634281743176" calcext:value-type="float">
            <text:p>-39.8634281743176</text:p>
          </table:table-cell>
          <table:table-cell table:number-columns-repeated="9"/>
        </table:table-row>
        <table:table-row table:style-name="ro1">
          <table:table-cell office:value-type="time" office:time-value="PT16H12M22.93S" calcext:value-type="time">
            <text:p>16:12:22.93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4620635" calcext:value-type="float">
            <text:p>-4.62E-08</text:p>
          </table:table-cell>
          <table:table-cell table:formula="of:=[.C117]*10^9" office:value-type="float" office:value="-46.20635" calcext:value-type="float">
            <text:p>-46.20635</text:p>
          </table:table-cell>
          <table:table-cell table:formula="of:=[.$N$1]*[.D117]" office:value-type="float" office:value="-39.8171535573866" calcext:value-type="float">
            <text:p>-39.8171535573866</text:p>
          </table:table-cell>
          <table:table-cell table:number-columns-repeated="9"/>
        </table:table-row>
        <table:table-row table:style-name="ro1">
          <table:table-cell office:value-type="time" office:time-value="PT16H12M23.313S" calcext:value-type="time">
            <text:p>16:12:23.31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4624184" calcext:value-type="float">
            <text:p>-4.62E-08</text:p>
          </table:table-cell>
          <table:table-cell table:formula="of:=[.C118]*10^9" office:value-type="float" office:value="-46.24184" calcext:value-type="float">
            <text:p>-46.24184</text:p>
          </table:table-cell>
          <table:table-cell table:formula="of:=[.$N$1]*[.D118]" office:value-type="float" office:value="-39.8477361673471" calcext:value-type="float">
            <text:p>-39.8477361673471</text:p>
          </table:table-cell>
          <table:table-cell table:number-columns-repeated="9"/>
        </table:table-row>
        <table:table-row table:style-name="ro1">
          <table:table-cell office:value-type="time" office:time-value="PT16H12M23.698S" calcext:value-type="time">
            <text:p>16:12:23.70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4684685" calcext:value-type="float">
            <text:p>-4.68E-08</text:p>
          </table:table-cell>
          <table:table-cell table:formula="of:=[.C119]*10^9" office:value-type="float" office:value="-46.84685" calcext:value-type="float">
            <text:p>-46.84685</text:p>
          </table:table-cell>
          <table:table-cell table:formula="of:=[.$N$1]*[.D119]" office:value-type="float" office:value="-40.3690882341898" calcext:value-type="float">
            <text:p>-40.3690882341898</text:p>
          </table:table-cell>
          <table:table-cell table:number-columns-repeated="9"/>
        </table:table-row>
        <table:table-row table:style-name="ro1">
          <table:table-cell office:value-type="time" office:time-value="PT16H12M24.081S" calcext:value-type="time">
            <text:p>16:12:24.08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4691089" calcext:value-type="float">
            <text:p>-4.69E-08</text:p>
          </table:table-cell>
          <table:table-cell table:formula="of:=[.C120]*10^9" office:value-type="float" office:value="-46.91089" calcext:value-type="float">
            <text:p>-46.91089</text:p>
          </table:table-cell>
          <table:table-cell table:formula="of:=[.$N$1]*[.D120]" office:value-type="float" office:value="-40.424273084623" calcext:value-type="float">
            <text:p>-40.424273084623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40.3493030348465" calcext:value-type="float">
            <text:p>-40.3493030348465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311258707975544" calcext:value-type="float">
            <text:p>0.311258707975544</text:p>
          </table:table-cell>
          <table:table-cell/>
          <table:table-cell table:formula="of:=(MAX([.E119:.E123])-MIN([.E119:.E123]))/2" office:value-type="float" office:value="0.0841344920682019" calcext:value-type="float">
            <text:p>0.084134492068202</text:p>
          </table:table-cell>
          <table:table-cell table:number-columns-repeated="2"/>
        </table:table-row>
        <table:table-row table:style-name="ro1">
          <table:table-cell office:value-type="time" office:time-value="PT16H12M24.465S" calcext:value-type="time">
            <text:p>16:12:24.47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4685489" calcext:value-type="float">
            <text:p>-4.69E-08</text:p>
          </table:table-cell>
          <table:table-cell table:formula="of:=[.C121]*10^9" office:value-type="float" office:value="-46.85489" calcext:value-type="float">
            <text:p>-46.85489</text:p>
          </table:table-cell>
          <table:table-cell table:formula="of:=[.$N$1]*[.D121]" office:value-type="float" office:value="-40.3760165008588" calcext:value-type="float">
            <text:p>-40.3760165008588</text:p>
          </table:table-cell>
          <table:table-cell table:number-columns-repeated="9"/>
        </table:table-row>
        <table:table-row table:style-name="ro1">
          <table:table-cell office:value-type="time" office:time-value="PT16H12M24.849S" calcext:value-type="time">
            <text:p>16:12:24.85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4671562" calcext:value-type="float">
            <text:p>-4.67E-08</text:p>
          </table:table-cell>
          <table:table-cell table:formula="of:=[.C122]*10^9" office:value-type="float" office:value="-46.71562" calcext:value-type="float">
            <text:p>-46.71562</text:p>
          </table:table-cell>
          <table:table-cell table:formula="of:=[.$N$1]*[.D122]" office:value-type="float" office:value="-40.2560041004866" calcext:value-type="float">
            <text:p>-40.2560041004866</text:p>
          </table:table-cell>
          <table:table-cell table:number-columns-repeated="9"/>
        </table:table-row>
        <table:table-row table:style-name="ro1">
          <table:table-cell office:value-type="time" office:time-value="PT16H12M25.233S" calcext:value-type="time">
            <text:p>16:12:25.23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467912" calcext:value-type="float">
            <text:p>-4.68E-08</text:p>
          </table:table-cell>
          <table:table-cell table:formula="of:=[.C123]*10^9" office:value-type="float" office:value="-46.7912" calcext:value-type="float">
            <text:p>-46.7912</text:p>
          </table:table-cell>
          <table:table-cell table:formula="of:=[.$N$1]*[.D123]" office:value-type="float" office:value="-40.3211332540741" calcext:value-type="float">
            <text:p>-40.3211332540741</text:p>
          </table:table-cell>
          <table:table-cell table:number-columns-repeated="9"/>
        </table:table-row>
        <table:table-row table:style-name="ro1">
          <table:table-cell office:value-type="time" office:time-value="PT16H12M25.617S" calcext:value-type="time">
            <text:p>16:12:25.62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4732647" calcext:value-type="float">
            <text:p>-4.73E-08</text:p>
          </table:table-cell>
          <table:table-cell table:formula="of:=[.C124]*10^9" office:value-type="float" office:value="-47.32647" calcext:value-type="float">
            <text:p>-47.32647</text:p>
          </table:table-cell>
          <table:table-cell table:formula="of:=[.$N$1]*[.D124]" office:value-type="float" office:value="-40.7823886396361" calcext:value-type="float">
            <text:p>-40.7823886396361</text:p>
          </table:table-cell>
          <table:table-cell table:number-columns-repeated="9"/>
        </table:table-row>
        <table:table-row table:style-name="ro1">
          <table:table-cell office:value-type="time" office:time-value="PT16H12M26S" calcext:value-type="time">
            <text:p>16:12:26.00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47301" calcext:value-type="float">
            <text:p>-4.73E-08</text:p>
          </table:table-cell>
          <table:table-cell table:formula="of:=[.C125]*10^9" office:value-type="float" office:value="-47.301" calcext:value-type="float">
            <text:p>-47.301</text:p>
          </table:table-cell>
          <table:table-cell table:formula="of:=[.$N$1]*[.D125]" office:value-type="float" office:value="-40.7604405112705" calcext:value-type="float">
            <text:p>-40.7604405112705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40.6973450279988" calcext:value-type="float">
            <text:p>-40.6973450279988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313461186917036" calcext:value-type="float">
            <text:p>0.313461186917036</text:p>
          </table:table-cell>
          <table:table-cell/>
          <table:table-cell table:formula="of:=(MAX([.E124:.E128])-MIN([.E124:.E128]))/2" office:value-type="float" office:value="0.0824239685187038" calcext:value-type="float">
            <text:p>0.082423968518704</text:p>
          </table:table-cell>
          <table:table-cell table:number-columns-repeated="2"/>
        </table:table-row>
        <table:table-row table:style-name="ro1">
          <table:table-cell office:value-type="time" office:time-value="PT16H12M26.384S" calcext:value-type="time">
            <text:p>16:12:26.38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4723568" calcext:value-type="float">
            <text:p>-4.72E-08</text:p>
          </table:table-cell>
          <table:table-cell table:formula="of:=[.C126]*10^9" office:value-type="float" office:value="-47.23568" calcext:value-type="float">
            <text:p>-47.23568</text:p>
          </table:table-cell>
          <table:table-cell table:formula="of:=[.$N$1]*[.D126]" office:value-type="float" office:value="-40.7041526532084" calcext:value-type="float">
            <text:p>-40.7041526532084</text:p>
          </table:table-cell>
          <table:table-cell table:number-columns-repeated="9"/>
        </table:table-row>
        <table:table-row table:style-name="ro1">
          <table:table-cell office:value-type="time" office:time-value="PT16H12M26.768S" calcext:value-type="time">
            <text:p>16:12:26.77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4714058" calcext:value-type="float">
            <text:p>-4.71E-08</text:p>
          </table:table-cell>
          <table:table-cell table:formula="of:=[.C127]*10^9" office:value-type="float" office:value="-47.14058" calcext:value-type="float">
            <text:p>-47.14058</text:p>
          </table:table-cell>
          <table:table-cell table:formula="of:=[.$N$1]*[.D127]" office:value-type="float" office:value="-40.6222026332802" calcext:value-type="float">
            <text:p>-40.6222026332802</text:p>
          </table:table-cell>
          <table:table-cell table:number-columns-repeated="9"/>
        </table:table-row>
        <table:table-row table:style-name="ro1">
          <table:table-cell office:value-type="time" office:time-value="PT16H12M27.152S" calcext:value-type="time">
            <text:p>16:12:27.15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4713517" calcext:value-type="float">
            <text:p>-4.71E-08</text:p>
          </table:table-cell>
          <table:table-cell table:formula="of:=[.C128]*10^9" office:value-type="float" office:value="-47.13517" calcext:value-type="float">
            <text:p>-47.13517</text:p>
          </table:table-cell>
          <table:table-cell table:formula="of:=[.$N$1]*[.D128]" office:value-type="float" office:value="-40.6175407025987" calcext:value-type="float">
            <text:p>-40.6175407025987</text:p>
          </table:table-cell>
          <table:table-cell table:number-columns-repeated="9"/>
        </table:table-row>
        <table:table-row table:style-name="ro1">
          <table:table-cell office:value-type="time" office:time-value="PT16H12M27.537S" calcext:value-type="time">
            <text:p>16:12:27.54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4758927" calcext:value-type="float">
            <text:p>-4.76E-08</text:p>
          </table:table-cell>
          <table:table-cell table:formula="of:=[.C129]*10^9" office:value-type="float" office:value="-47.58927" calcext:value-type="float">
            <text:p>-47.58927</text:p>
          </table:table-cell>
          <table:table-cell table:formula="of:=[.$N$1]*[.D129]" office:value-type="float" office:value="-41.0088498934439" calcext:value-type="float">
            <text:p>-41.0088498934439</text:p>
          </table:table-cell>
          <table:table-cell table:number-columns-repeated="9"/>
        </table:table-row>
        <table:table-row table:style-name="ro1">
          <table:table-cell office:value-type="time" office:time-value="PT16H12M27.92S" calcext:value-type="time">
            <text:p>16:12:27.92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4768956" calcext:value-type="float">
            <text:p>-4.77E-08</text:p>
          </table:table-cell>
          <table:table-cell table:formula="of:=[.C130]*10^9" office:value-type="float" office:value="-47.68956" calcext:value-type="float">
            <text:p>-47.68956</text:p>
          </table:table-cell>
          <table:table-cell table:formula="of:=[.$N$1]*[.D130]" office:value-type="float" office:value="-41.0952722646173" calcext:value-type="float">
            <text:p>-41.0952722646173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41.0487322364756" calcext:value-type="float">
            <text:p>-41.0487322364756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313738549163459" calcext:value-type="float">
            <text:p>0.313738549163459</text:p>
          </table:table-cell>
          <table:table-cell/>
          <table:table-cell table:formula="of:=(MAX([.E129:.E133])-MIN([.E129:.E133]))/2" office:value-type="float" office:value="0.0696488996918312" calcext:value-type="float">
            <text:p>0.069648899691831</text:p>
          </table:table-cell>
          <table:table-cell table:number-columns-repeated="2"/>
        </table:table-row>
        <table:table-row table:style-name="ro1">
          <table:table-cell office:value-type="time" office:time-value="PT16H12M28.304S" calcext:value-type="time">
            <text:p>16:12:28.30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4771203" calcext:value-type="float">
            <text:p>-4.77E-08</text:p>
          </table:table-cell>
          <table:table-cell table:formula="of:=[.C131]*10^9" office:value-type="float" office:value="-47.71203" calcext:value-type="float">
            <text:p>-47.71203</text:p>
          </table:table-cell>
          <table:table-cell table:formula="of:=[.$N$1]*[.D131]" office:value-type="float" office:value="-41.1146352188527" calcext:value-type="float">
            <text:p>-41.1146352188527</text:p>
          </table:table-cell>
          <table:table-cell table:number-columns-repeated="9"/>
        </table:table-row>
        <table:table-row table:style-name="ro1">
          <table:table-cell office:value-type="time" office:time-value="PT16H12M28.688S" calcext:value-type="time">
            <text:p>16:12:28.69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4763652" calcext:value-type="float">
            <text:p>-4.76E-08</text:p>
          </table:table-cell>
          <table:table-cell table:formula="of:=[.C132]*10^9" office:value-type="float" office:value="-47.63652" calcext:value-type="float">
            <text:p>-47.63652</text:p>
          </table:table-cell>
          <table:table-cell table:formula="of:=[.$N$1]*[.D132]" office:value-type="float" office:value="-41.0495663859949" calcext:value-type="float">
            <text:p>-41.0495663859949</text:p>
          </table:table-cell>
          <table:table-cell table:number-columns-repeated="9"/>
        </table:table-row>
        <table:table-row table:style-name="ro1">
          <table:table-cell office:value-type="time" office:time-value="PT16H12M29.071S" calcext:value-type="time">
            <text:p>16:12:29.07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4755038" calcext:value-type="float">
            <text:p>-4.76E-08</text:p>
          </table:table-cell>
          <table:table-cell table:formula="of:=[.C133]*10^9" office:value-type="float" office:value="-47.55038" calcext:value-type="float">
            <text:p>-47.55038</text:p>
          </table:table-cell>
          <table:table-cell table:formula="of:=[.$N$1]*[.D133]" office:value-type="float" office:value="-40.9753374194691" calcext:value-type="float">
            <text:p>-40.9753374194691</text:p>
          </table:table-cell>
          <table:table-cell table:number-columns-repeated="9"/>
        </table:table-row>
        <table:table-row table:style-name="ro1">
          <table:table-cell office:value-type="time" office:time-value="PT16H12M29.456S" calcext:value-type="time">
            <text:p>16:12:29.46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4785229" calcext:value-type="float">
            <text:p>-4.79E-08</text:p>
          </table:table-cell>
          <table:table-cell table:formula="of:=[.C134]*10^9" office:value-type="float" office:value="-47.85229" calcext:value-type="float">
            <text:p>-47.85229</text:p>
          </table:table-cell>
          <table:table-cell table:formula="of:=[.$N$1]*[.D134]" office:value-type="float" office:value="-41.2355007266879" calcext:value-type="float">
            <text:p>-41.2355007266879</text:p>
          </table:table-cell>
          <table:table-cell table:number-columns-repeated="9"/>
        </table:table-row>
        <table:table-row table:style-name="ro1">
          <table:table-cell office:value-type="time" office:time-value="PT16H12M29.84S" calcext:value-type="time">
            <text:p>16:12:29.84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4797952" calcext:value-type="float">
            <text:p>-4.80E-08</text:p>
          </table:table-cell>
          <table:table-cell table:formula="of:=[.C135]*10^9" office:value-type="float" office:value="-47.97952" calcext:value-type="float">
            <text:p>-47.97952</text:p>
          </table:table-cell>
          <table:table-cell table:formula="of:=[.$N$1]*[.D135]" office:value-type="float" office:value="-41.3451379615507" calcext:value-type="float">
            <text:p>-41.3451379615507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41.3584929711075" calcext:value-type="float">
            <text:p>-41.3584929711075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322167624112256" calcext:value-type="float">
            <text:p>0.322167624112256</text:p>
          </table:table-cell>
          <table:table-cell/>
          <table:table-cell table:formula="of:=(MAX([.E134:.E138])-MIN([.E134:.E138]))/2" office:value-type="float" office:value="0.100670989254546" calcext:value-type="float">
            <text:p>0.100670989254546</text:p>
          </table:table-cell>
          <table:table-cell table:number-columns-repeated="2"/>
        </table:table-row>
        <table:table-row table:style-name="ro1">
          <table:table-cell office:value-type="time" office:time-value="PT16H12M30.224S" calcext:value-type="time">
            <text:p>16:12:30.22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4808402" calcext:value-type="float">
            <text:p>-4.81E-08</text:p>
          </table:table-cell>
          <table:table-cell table:formula="of:=[.C136]*10^9" office:value-type="float" office:value="-48.08402" calcext:value-type="float">
            <text:p>-48.08402</text:p>
          </table:table-cell>
          <table:table-cell table:formula="of:=[.$N$1]*[.D136]" office:value-type="float" office:value="-41.4351881937536" calcext:value-type="float">
            <text:p>-41.4351881937536</text:p>
          </table:table-cell>
          <table:table-cell table:number-columns-repeated="9"/>
        </table:table-row>
        <table:table-row table:style-name="ro1">
          <table:table-cell office:value-type="time" office:time-value="PT16H12M30.608S" calcext:value-type="time">
            <text:p>16:12:30.61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4808594" calcext:value-type="float">
            <text:p>-4.81E-08</text:p>
          </table:table-cell>
          <table:table-cell table:formula="of:=[.C137]*10^9" office:value-type="float" office:value="-48.08594" calcext:value-type="float">
            <text:p>-48.08594</text:p>
          </table:table-cell>
          <table:table-cell table:formula="of:=[.$N$1]*[.D137]" office:value-type="float" office:value="-41.436842705197" calcext:value-type="float">
            <text:p>-41.436842705197</text:p>
          </table:table-cell>
          <table:table-cell table:number-columns-repeated="9"/>
        </table:table-row>
        <table:table-row table:style-name="ro1">
          <table:table-cell office:value-type="time" office:time-value="PT16H12M30.992S" calcext:value-type="time">
            <text:p>16:12:30.99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4797332" calcext:value-type="float">
            <text:p>-4.80E-08</text:p>
          </table:table-cell>
          <table:table-cell table:formula="of:=[.C138]*10^9" office:value-type="float" office:value="-47.97332" calcext:value-type="float">
            <text:p>-47.97332</text:p>
          </table:table-cell>
          <table:table-cell table:formula="of:=[.$N$1]*[.D138]" office:value-type="float" office:value="-41.3397952683483" calcext:value-type="float">
            <text:p>-41.3397952683483</text:p>
          </table:table-cell>
          <table:table-cell table:number-columns-repeated="9"/>
        </table:table-row>
        <table:table-row table:style-name="ro1">
          <table:table-cell office:value-type="time" office:time-value="PT16H12M31.376S" calcext:value-type="time">
            <text:p>16:12:31.38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4826714" calcext:value-type="float">
            <text:p>-4.83E-08</text:p>
          </table:table-cell>
          <table:table-cell table:formula="of:=[.C139]*10^9" office:value-type="float" office:value="-48.26714" calcext:value-type="float">
            <text:p>-48.26714</text:p>
          </table:table-cell>
          <table:table-cell table:formula="of:=[.$N$1]*[.D139]" office:value-type="float" office:value="-41.5929872226626" calcext:value-type="float">
            <text:p>-41.5929872226626</text:p>
          </table:table-cell>
          <table:table-cell table:number-columns-repeated="9"/>
        </table:table-row>
        <table:table-row table:style-name="ro1">
          <table:table-cell office:value-type="time" office:time-value="PT16H12M31.759S" calcext:value-type="time">
            <text:p>16:12:31.76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4818903" calcext:value-type="float">
            <text:p>-4.82E-08</text:p>
          </table:table-cell>
          <table:table-cell table:formula="of:=[.C140]*10^9" office:value-type="float" office:value="-48.18903" calcext:value-type="float">
            <text:p>-48.18903</text:p>
          </table:table-cell>
          <table:table-cell table:formula="of:=[.$N$1]*[.D140]" office:value-type="float" office:value="-41.5256779055586" calcext:value-type="float">
            <text:p>-41.5256779055586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41.6081759824024" calcext:value-type="float">
            <text:p>-41.6081759824024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320521162839528" calcext:value-type="float">
            <text:p>0.320521162839528</text:p>
          </table:table-cell>
          <table:table-cell/>
          <table:table-cell table:formula="of:=(MAX([.E139:.E143])-MIN([.E139:.E143]))/2" office:value-type="float" office:value="0.0844964164464344" calcext:value-type="float">
            <text:p>0.084496416446434</text:p>
          </table:table-cell>
          <table:table-cell table:number-columns-repeated="2"/>
        </table:table-row>
        <table:table-row table:style-name="ro1">
          <table:table-cell office:value-type="time" office:time-value="PT16H12M32.143S" calcext:value-type="time">
            <text:p>16:12:32.14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4823728" calcext:value-type="float">
            <text:p>-4.82E-08</text:p>
          </table:table-cell>
          <table:table-cell table:formula="of:=[.C141]*10^9" office:value-type="float" office:value="-48.23728" calcext:value-type="float">
            <text:p>-48.23728</text:p>
          </table:table-cell>
          <table:table-cell table:formula="of:=[.$N$1]*[.D141]" office:value-type="float" office:value="-41.5672561228198" calcext:value-type="float">
            <text:p>-41.5672561228198</text:p>
          </table:table-cell>
          <table:table-cell table:number-columns-repeated="9"/>
        </table:table-row>
        <table:table-row table:style-name="ro1">
          <table:table-cell office:value-type="time" office:time-value="PT16H12M32.527S" calcext:value-type="time">
            <text:p>16:12:32.53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4838514" calcext:value-type="float">
            <text:p>-4.84E-08</text:p>
          </table:table-cell>
          <table:table-cell table:formula="of:=[.C142]*10^9" office:value-type="float" office:value="-48.38514" calcext:value-type="float">
            <text:p>-48.38514</text:p>
          </table:table-cell>
          <table:table-cell table:formula="of:=[.$N$1]*[.D142]" office:value-type="float" office:value="-41.6946707384515" calcext:value-type="float">
            <text:p>-41.6946707384515</text:p>
          </table:table-cell>
          <table:table-cell table:number-columns-repeated="9"/>
        </table:table-row>
        <table:table-row table:style-name="ro1">
          <table:table-cell office:value-type="time" office:time-value="PT16H12M32.911S" calcext:value-type="time">
            <text:p>16:12:32.91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4834524" calcext:value-type="float">
            <text:p>-4.83E-08</text:p>
          </table:table-cell>
          <table:table-cell table:formula="of:=[.C143]*10^9" office:value-type="float" office:value="-48.34524" calcext:value-type="float">
            <text:p>-48.34524</text:p>
          </table:table-cell>
          <table:table-cell table:formula="of:=[.$N$1]*[.D143]" office:value-type="float" office:value="-41.6602879225195" calcext:value-type="float">
            <text:p>-41.6602879225195</text:p>
          </table:table-cell>
          <table:table-cell table:number-columns-repeated="9"/>
        </table:table-row>
        <table:table-row table:style-name="ro1">
          <table:table-cell office:value-type="time" office:time-value="PT16H12M33.295S" calcext:value-type="time">
            <text:p>16:12:33.30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4864536" calcext:value-type="float">
            <text:p>-4.86E-08</text:p>
          </table:table-cell>
          <table:table-cell table:formula="of:=[.C144]*10^9" office:value-type="float" office:value="-48.64536" calcext:value-type="float">
            <text:p>-48.64536</text:p>
          </table:table-cell>
          <table:table-cell table:formula="of:=[.$N$1]*[.D144]" office:value-type="float" office:value="-41.9189087425073" calcext:value-type="float">
            <text:p>-41.9189087425073</text:p>
          </table:table-cell>
          <table:table-cell table:number-columns-repeated="9"/>
        </table:table-row>
        <table:table-row table:style-name="ro1">
          <table:table-cell office:value-type="time" office:time-value="PT16H12M33.678S" calcext:value-type="time">
            <text:p>16:12:33.68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4864934" calcext:value-type="float">
            <text:p>-4.86E-08</text:p>
          </table:table-cell>
          <table:table-cell table:formula="of:=[.C145]*10^9" office:value-type="float" office:value="-48.64934" calcext:value-type="float">
            <text:p>-48.64934</text:p>
          </table:table-cell>
          <table:table-cell table:formula="of:=[.$N$1]*[.D145]" office:value-type="float" office:value="-41.9223384068534" calcext:value-type="float">
            <text:p>-41.9223384068534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41.9489415721028" calcext:value-type="float">
            <text:p>-41.9489415721028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321028653495001" calcext:value-type="float">
            <text:p>0.321028653495001</text:p>
          </table:table-cell>
          <table:table-cell/>
          <table:table-cell table:formula="of:=(MAX([.E144:.E148])-MIN([.E144:.E148]))/2" office:value-type="float" office:value="0.0736214506052804" calcext:value-type="float">
            <text:p>0.07362145060528</text:p>
          </table:table-cell>
          <table:table-cell table:number-columns-repeated="2"/>
        </table:table-row>
        <table:table-row table:style-name="ro1">
          <table:table-cell office:value-type="time" office:time-value="PT16H12M34.062S" calcext:value-type="time">
            <text:p>16:12:34.06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4862999" calcext:value-type="float">
            <text:p>-4.86E-08</text:p>
          </table:table-cell>
          <table:table-cell table:formula="of:=[.C146]*10^9" office:value-type="float" office:value="-48.62999" calcext:value-type="float">
            <text:p>-48.62999</text:p>
          </table:table-cell>
          <table:table-cell table:formula="of:=[.$N$1]*[.D146]" office:value-type="float" office:value="-41.9056640337134" calcext:value-type="float">
            <text:p>-41.9056640337134</text:p>
          </table:table-cell>
          <table:table-cell table:number-columns-repeated="9"/>
        </table:table-row>
        <table:table-row table:style-name="ro1">
          <table:table-cell office:value-type="time" office:time-value="PT16H12M34.446S" calcext:value-type="time">
            <text:p>16:12:34.45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4880086" calcext:value-type="float">
            <text:p>-4.88E-08</text:p>
          </table:table-cell>
          <table:table-cell table:formula="of:=[.C147]*10^9" office:value-type="float" office:value="-48.80086" calcext:value-type="float">
            <text:p>-48.80086</text:p>
          </table:table-cell>
          <table:table-cell table:formula="of:=[.$N$1]*[.D147]" office:value-type="float" office:value="-42.052906934924" calcext:value-type="float">
            <text:p>-42.052906934924</text:p>
          </table:table-cell>
          <table:table-cell table:number-columns-repeated="9"/>
        </table:table-row>
        <table:table-row table:style-name="ro1">
          <table:table-cell office:value-type="time" office:time-value="PT16H12M34.821S" calcext:value-type="time">
            <text:p>16:12:34.82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4867551" calcext:value-type="float">
            <text:p>-4.87E-08</text:p>
          </table:table-cell>
          <table:table-cell table:formula="of:=[.C148]*10^9" office:value-type="float" office:value="-48.67551" calcext:value-type="float">
            <text:p>-48.67551</text:p>
          </table:table-cell>
          <table:table-cell table:formula="of:=[.$N$1]*[.D148]" office:value-type="float" office:value="-41.944889742516" calcext:value-type="float">
            <text:p>-41.944889742516</text:p>
          </table:table-cell>
          <table:table-cell table:number-columns-repeated="9"/>
        </table:table-row>
        <table:table-row table:style-name="ro1">
          <table:table-cell office:value-type="time" office:time-value="PT16H12M35.198S" calcext:value-type="time">
            <text:p>16:12:35.20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4916517" calcext:value-type="float">
            <text:p>-4.92E-08</text:p>
          </table:table-cell>
          <table:table-cell table:formula="of:=[.C149]*10^9" office:value-type="float" office:value="-49.16517" calcext:value-type="float">
            <text:p>-49.16517</text:p>
          </table:table-cell>
          <table:table-cell table:formula="of:=[.$N$1]*[.D149]" office:value-type="float" office:value="-42.3668418640515" calcext:value-type="float">
            <text:p>-42.3668418640515</text:p>
          </table:table-cell>
          <table:table-cell table:number-columns-repeated="9"/>
        </table:table-row>
        <table:table-row table:style-name="ro1">
          <table:table-cell office:value-type="time" office:time-value="PT16H12M35.581S" calcext:value-type="time">
            <text:p>16:12:35.58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4920335" calcext:value-type="float">
            <text:p>-4.92E-08</text:p>
          </table:table-cell>
          <table:table-cell table:formula="of:=[.C150]*10^9" office:value-type="float" office:value="-49.20335" calcext:value-type="float">
            <text:p>-49.20335</text:p>
          </table:table-cell>
          <table:table-cell table:formula="of:=[.$N$1]*[.D150]" office:value-type="float" office:value="-42.3997425134822" calcext:value-type="float">
            <text:p>-42.3997425134822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42.3042117121232" calcext:value-type="float">
            <text:p>-42.3042117121232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329395565600814" calcext:value-type="float">
            <text:p>0.329395565600814</text:p>
          </table:table-cell>
          <table:table-cell/>
          <table:table-cell table:formula="of:=(MAX([.E149:.E153])-MIN([.E149:.E153]))/2" office:value-type="float" office:value="0.102372895556943" calcext:value-type="float">
            <text:p>0.102372895556943</text:p>
          </table:table-cell>
          <table:table-cell table:number-columns-repeated="2"/>
        </table:table-row>
        <table:table-row table:style-name="ro1">
          <table:table-cell office:value-type="time" office:time-value="PT16H12M35.965S" calcext:value-type="time">
            <text:p>16:12:35.97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4909559" calcext:value-type="float">
            <text:p>-4.91E-08</text:p>
          </table:table-cell>
          <table:table-cell table:formula="of:=[.C151]*10^9" office:value-type="float" office:value="-49.09559" calcext:value-type="float">
            <text:p>-49.09559</text:p>
          </table:table-cell>
          <table:table-cell table:formula="of:=[.$N$1]*[.D151]" office:value-type="float" office:value="-42.3068830587245" calcext:value-type="float">
            <text:p>-42.3068830587245</text:p>
          </table:table-cell>
          <table:table-cell table:number-columns-repeated="9"/>
        </table:table-row>
        <table:table-row table:style-name="ro1">
          <table:table-cell office:value-type="time" office:time-value="PT16H12M36.349S" calcext:value-type="time">
            <text:p>16:12:36.35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4903259" calcext:value-type="float">
            <text:p>-4.90E-08</text:p>
          </table:table-cell>
          <table:table-cell table:formula="of:=[.C152]*10^9" office:value-type="float" office:value="-49.03259" calcext:value-type="float">
            <text:p>-49.03259</text:p>
          </table:table-cell>
          <table:table-cell table:formula="of:=[.$N$1]*[.D152]" office:value-type="float" office:value="-42.2525944019897" calcext:value-type="float">
            <text:p>-42.2525944019897</text:p>
          </table:table-cell>
          <table:table-cell table:number-columns-repeated="9"/>
        </table:table-row>
        <table:table-row table:style-name="ro1">
          <table:table-cell office:value-type="time" office:time-value="PT16H12M36.733S" calcext:value-type="time">
            <text:p>16:12:36.73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4896575" calcext:value-type="float">
            <text:p>-4.90E-08</text:p>
          </table:table-cell>
          <table:table-cell table:formula="of:=[.C153]*10^9" office:value-type="float" office:value="-48.96575" calcext:value-type="float">
            <text:p>-48.96575</text:p>
          </table:table-cell>
          <table:table-cell table:formula="of:=[.$N$1]*[.D153]" office:value-type="float" office:value="-42.1949967223683" calcext:value-type="float">
            <text:p>-42.1949967223683</text:p>
          </table:table-cell>
          <table:table-cell table:number-columns-repeated="9"/>
        </table:table-row>
        <table:table-row table:style-name="ro1">
          <table:table-cell office:value-type="time" office:time-value="PT16H12M37.117S" calcext:value-type="time">
            <text:p>16:12:37.12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4968096" calcext:value-type="float">
            <text:p>-4.97E-08</text:p>
          </table:table-cell>
          <table:table-cell table:formula="of:=[.C154]*10^9" office:value-type="float" office:value="-49.68096" calcext:value-type="float">
            <text:p>-49.68096</text:p>
          </table:table-cell>
          <table:table-cell table:formula="of:=[.$N$1]*[.D154]" office:value-type="float" office:value="-42.8113108522612" calcext:value-type="float">
            <text:p>-42.8113108522612</text:p>
          </table:table-cell>
          <table:table-cell table:number-columns-repeated="9"/>
        </table:table-row>
        <table:table-row table:style-name="ro1">
          <table:table-cell office:value-type="time" office:time-value="PT16H12M37.501S" calcext:value-type="time">
            <text:p>16:12:37.50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4961922" calcext:value-type="float">
            <text:p>-4.96E-08</text:p>
          </table:table-cell>
          <table:table-cell table:formula="of:=[.C155]*10^9" office:value-type="float" office:value="-49.61922" calcext:value-type="float">
            <text:p>-49.61922</text:p>
          </table:table-cell>
          <table:table-cell table:formula="of:=[.$N$1]*[.D155]" office:value-type="float" office:value="-42.7581079686612" calcext:value-type="float">
            <text:p>-42.7581079686612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42.7462213380104" calcext:value-type="float">
            <text:p>-42.7462213380104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324944189012251" calcext:value-type="float">
            <text:p>0.324944189012251</text:p>
          </table:table-cell>
          <table:table-cell/>
          <table:table-cell table:formula="of:=(MAX([.E154:.E158])-MIN([.E154:.E158]))/2" office:value-type="float" office:value="0.0608980852610195" calcext:value-type="float">
            <text:p>0.06089808526102</text:p>
          </table:table-cell>
          <table:table-cell table:number-columns-repeated="2"/>
        </table:table-row>
        <table:table-row table:style-name="ro1">
          <table:table-cell office:value-type="time" office:time-value="PT16H12M37.885S" calcext:value-type="time">
            <text:p>16:12:37.89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4960958" calcext:value-type="float">
            <text:p>-4.96E-08</text:p>
          </table:table-cell>
          <table:table-cell table:formula="of:=[.C156]*10^9" office:value-type="float" office:value="-49.60958" calcext:value-type="float">
            <text:p>-49.60958</text:p>
          </table:table-cell>
          <table:table-cell table:formula="of:=[.$N$1]*[.D156]" office:value-type="float" office:value="-42.749800942456" calcext:value-type="float">
            <text:p>-42.749800942456</text:p>
          </table:table-cell>
          <table:table-cell table:number-columns-repeated="9"/>
        </table:table-row>
        <table:table-row table:style-name="ro1">
          <table:table-cell office:value-type="time" office:time-value="PT16H12M38.269S" calcext:value-type="time">
            <text:p>16:12:38.27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4957775" calcext:value-type="float">
            <text:p>-4.96E-08</text:p>
          </table:table-cell>
          <table:table-cell table:formula="of:=[.C157]*10^9" office:value-type="float" office:value="-49.57775" calcext:value-type="float">
            <text:p>-49.57775</text:p>
          </table:table-cell>
          <table:table-cell table:formula="of:=[.$N$1]*[.D157]" office:value-type="float" office:value="-42.7223722449344" calcext:value-type="float">
            <text:p>-42.7223722449344</text:p>
          </table:table-cell>
          <table:table-cell table:number-columns-repeated="9"/>
        </table:table-row>
        <table:table-row table:style-name="ro1">
          <table:table-cell office:value-type="time" office:time-value="PT16H12M38.652S" calcext:value-type="time">
            <text:p>16:12:38.65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4953962" calcext:value-type="float">
            <text:p>-4.95E-08</text:p>
          </table:table-cell>
          <table:table-cell table:formula="of:=[.C158]*10^9" office:value-type="float" office:value="-49.53962" calcext:value-type="float">
            <text:p>-49.53962</text:p>
          </table:table-cell>
          <table:table-cell table:formula="of:=[.$N$1]*[.D158]" office:value-type="float" office:value="-42.6895146817392" calcext:value-type="float">
            <text:p>-42.6895146817392</text:p>
          </table:table-cell>
          <table:table-cell table:number-columns-repeated="9"/>
        </table:table-row>
        <table:table-row table:style-name="ro1">
          <table:table-cell office:value-type="time" office:time-value="PT16H12M39.037S" calcext:value-type="time">
            <text:p>16:12:39.04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5029954" calcext:value-type="float">
            <text:p>-5.03E-08</text:p>
          </table:table-cell>
          <table:table-cell table:formula="of:=[.C159]*10^9" office:value-type="float" office:value="-50.29954" calcext:value-type="float">
            <text:p>-50.29954</text:p>
          </table:table-cell>
          <table:table-cell table:formula="of:=[.$N$1]*[.D159]" office:value-type="float" office:value="-43.3443565234196" calcext:value-type="float">
            <text:p>-43.3443565234196</text:p>
          </table:table-cell>
          <table:table-cell table:number-columns-repeated="9"/>
        </table:table-row>
        <table:table-row table:style-name="ro1">
          <table:table-cell office:value-type="time" office:time-value="PT16H12M39.42S" calcext:value-type="time">
            <text:p>16:12:39.42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5031674" calcext:value-type="float">
            <text:p>-5.03E-08</text:p>
          </table:table-cell>
          <table:table-cell table:formula="of:=[.C160]*10^9" office:value-type="float" office:value="-50.31674" calcext:value-type="float">
            <text:p>-50.31674</text:p>
          </table:table-cell>
          <table:table-cell table:formula="of:=[.$N$1]*[.D160]" office:value-type="float" office:value="-43.3591781884329" calcext:value-type="float">
            <text:p>-43.3591781884329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43.3660340702262" calcext:value-type="float">
            <text:p>-43.3660340702262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331841031446455" calcext:value-type="float">
            <text:p>0.331841031446455</text:p>
          </table:table-cell>
          <table:table-cell/>
          <table:table-cell table:formula="of:=(MAX([.E159:.E163])-MIN([.E159:.E163]))/2" office:value-type="float" office:value="0.075917946957631" calcext:value-type="float">
            <text:p>0.075917946957631</text:p>
          </table:table-cell>
          <table:table-cell table:number-columns-repeated="2"/>
        </table:table-row>
        <table:table-row table:style-name="ro1">
          <table:table-cell office:value-type="time" office:time-value="PT16H12M39.804S" calcext:value-type="time">
            <text:p>16:12:39.80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5042564" calcext:value-type="float">
            <text:p>-5.04E-08</text:p>
          </table:table-cell>
          <table:table-cell table:formula="of:=[.C161]*10^9" office:value-type="float" office:value="-50.42564" calcext:value-type="float">
            <text:p>-50.42564</text:p>
          </table:table-cell>
          <table:table-cell table:formula="of:=[.$N$1]*[.D161]" office:value-type="float" office:value="-43.4530200093601" calcext:value-type="float">
            <text:p>-43.4530200093601</text:p>
          </table:table-cell>
          <table:table-cell table:number-columns-repeated="9"/>
        </table:table-row>
        <table:table-row table:style-name="ro1">
          <table:table-cell office:value-type="time" office:time-value="PT16H12M40.188S" calcext:value-type="time">
            <text:p>16:12:40.19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5033212" calcext:value-type="float">
            <text:p>-5.03E-08</text:p>
          </table:table-cell>
          <table:table-cell table:formula="of:=[.C162]*10^9" office:value-type="float" office:value="-50.33212" calcext:value-type="float">
            <text:p>-50.33212</text:p>
          </table:table-cell>
          <table:table-cell table:formula="of:=[.$N$1]*[.D162]" office:value-type="float" office:value="-43.3724315144738" calcext:value-type="float">
            <text:p>-43.3724315144738</text:p>
          </table:table-cell>
          <table:table-cell table:number-columns-repeated="9"/>
        </table:table-row>
        <table:table-row table:style-name="ro1">
          <table:table-cell office:value-type="time" office:time-value="PT16H12M40.572S" calcext:value-type="time">
            <text:p>16:12:40.57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5024944" calcext:value-type="float">
            <text:p>-5.02E-08</text:p>
          </table:table-cell>
          <table:table-cell table:formula="of:=[.C163]*10^9" office:value-type="float" office:value="-50.24944" calcext:value-type="float">
            <text:p>-50.24944</text:p>
          </table:table-cell>
          <table:table-cell table:formula="of:=[.$N$1]*[.D163]" office:value-type="float" office:value="-43.3011841154448" calcext:value-type="float">
            <text:p>-43.3011841154448</text:p>
          </table:table-cell>
          <table:table-cell table:number-columns-repeated="9"/>
        </table:table-row>
        <table:table-row table:style-name="ro1">
          <table:table-cell office:value-type="time" office:time-value="PT16H12M40.957S" calcext:value-type="time">
            <text:p>16:12:40.96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5132679" calcext:value-type="float">
            <text:p>-5.13E-08</text:p>
          </table:table-cell>
          <table:table-cell table:formula="of:=[.C164]*10^9" office:value-type="float" office:value="-51.32679" calcext:value-type="float">
            <text:p>-51.32679</text:p>
          </table:table-cell>
          <table:table-cell table:formula="of:=[.$N$1]*[.D164]" office:value-type="float" office:value="-44.2295632318444" calcext:value-type="float">
            <text:p>-44.2295632318444</text:p>
          </table:table-cell>
          <table:table-cell table:number-columns-repeated="9"/>
        </table:table-row>
        <table:table-row table:style-name="ro1">
          <table:table-cell office:value-type="time" office:time-value="PT16H12M41.34S" calcext:value-type="time">
            <text:p>16:12:41.34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5141956" calcext:value-type="float">
            <text:p>-5.14E-08</text:p>
          </table:table-cell>
          <table:table-cell table:formula="of:=[.C165]*10^9" office:value-type="float" office:value="-51.41956" calcext:value-type="float">
            <text:p>-51.41956</text:p>
          </table:table-cell>
          <table:table-cell table:formula="of:=[.$N$1]*[.D165]" office:value-type="float" office:value="-44.3095054331981" calcext:value-type="float">
            <text:p>-44.3095054331981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44.3930703252329" calcext:value-type="float">
            <text:p>-44.3930703252329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358283813274786" calcext:value-type="float">
            <text:p>0.358283813274786</text:p>
          </table:table-cell>
          <table:table-cell/>
          <table:table-cell table:formula="of:=(MAX([.E164:.E168])-MIN([.E164:.E168]))/2" office:value-type="float" office:value="0.153322369040144" calcext:value-type="float">
            <text:p>0.153322369040144</text:p>
          </table:table-cell>
          <table:table-cell table:number-columns-repeated="2"/>
        </table:table-row>
        <table:table-row table:style-name="ro1">
          <table:table-cell office:value-type="time" office:time-value="PT16H12M41.723S" calcext:value-type="time">
            <text:p>16:12:41.72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5154221" calcext:value-type="float">
            <text:p>-5.15E-08</text:p>
          </table:table-cell>
          <table:table-cell table:formula="of:=[.C166]*10^9" office:value-type="float" office:value="-51.54221" calcext:value-type="float">
            <text:p>-51.54221</text:p>
          </table:table-cell>
          <table:table-cell table:formula="of:=[.$N$1]*[.D166]" office:value-type="float" office:value="-44.4151959688888" calcext:value-type="float">
            <text:p>-44.4151959688888</text:p>
          </table:table-cell>
          <table:table-cell table:number-columns-repeated="9"/>
        </table:table-row>
        <table:table-row table:style-name="ro1">
          <table:table-cell office:value-type="time" office:time-value="PT16H12M42.107S" calcext:value-type="time">
            <text:p>16:12:42.11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5168264" calcext:value-type="float">
            <text:p>-5.17E-08</text:p>
          </table:table-cell>
          <table:table-cell table:formula="of:=[.C167]*10^9" office:value-type="float" office:value="-51.68264" calcext:value-type="float">
            <text:p>-51.68264</text:p>
          </table:table-cell>
          <table:table-cell table:formula="of:=[.$N$1]*[.D167]" office:value-type="float" office:value="-44.5362079699247" calcext:value-type="float">
            <text:p>-44.5362079699247</text:p>
          </table:table-cell>
          <table:table-cell table:number-columns-repeated="9"/>
        </table:table-row>
        <table:table-row table:style-name="ro1">
          <table:table-cell office:value-type="time" office:time-value="PT16H12M42.491S" calcext:value-type="time">
            <text:p>16:12:42.49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5161147" calcext:value-type="float">
            <text:p>-5.16E-08</text:p>
          </table:table-cell>
          <table:table-cell table:formula="of:=[.C168]*10^9" office:value-type="float" office:value="-51.61147" calcext:value-type="float">
            <text:p>-51.61147</text:p>
          </table:table-cell>
          <table:table-cell table:formula="of:=[.$N$1]*[.D168]" office:value-type="float" office:value="-44.4748790223086" calcext:value-type="float">
            <text:p>-44.4748790223086</text:p>
          </table:table-cell>
          <table:table-cell table:number-columns-repeated="9"/>
        </table:table-row>
        <table:table-row table:style-name="ro1">
          <table:table-cell office:value-type="time" office:time-value="PT16H12M42.876S" calcext:value-type="time">
            <text:p>16:12:42.88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5387699" calcext:value-type="float">
            <text:p>-5.39E-08</text:p>
          </table:table-cell>
          <table:table-cell table:formula="of:=[.C169]*10^9" office:value-type="float" office:value="-53.87699" calcext:value-type="float">
            <text:p>-53.87699</text:p>
          </table:table-cell>
          <table:table-cell table:formula="of:=[.$N$1]*[.D169]" office:value-type="float" office:value="-46.4271335874784" calcext:value-type="float">
            <text:p>-46.4271335874784</text:p>
          </table:table-cell>
          <table:table-cell table:number-columns-repeated="9"/>
        </table:table-row>
        <table:table-row table:style-name="ro1">
          <table:table-cell office:value-type="time" office:time-value="PT16H12M43.259S" calcext:value-type="time">
            <text:p>16:12:43.26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5385262" calcext:value-type="float">
            <text:p>-5.39E-08</text:p>
          </table:table-cell>
          <table:table-cell table:formula="of:=[.C170]*10^9" office:value-type="float" office:value="-53.85262" calcext:value-type="float">
            <text:p>-53.85262</text:p>
          </table:table-cell>
          <table:table-cell table:formula="of:=[.$N$1]*[.D170]" office:value-type="float" office:value="-46.4061333562938" calcext:value-type="float">
            <text:p>-46.4061333562938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46.5488125634398" calcext:value-type="float">
            <text:p>-46.5488125634398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370167507391031" calcext:value-type="float">
            <text:p>0.370167507391031</text:p>
          </table:table-cell>
          <table:table-cell/>
          <table:table-cell table:formula="of:=(MAX([.E169:.E173])-MIN([.E169:.E173]))/2" office:value-type="float" office:value="0.142503415305146" calcext:value-type="float">
            <text:p>0.142503415305146</text:p>
          </table:table-cell>
          <table:table-cell table:number-columns-repeated="2"/>
        </table:table-row>
        <table:table-row table:style-name="ro1">
          <table:table-cell office:value-type="time" office:time-value="PT16H12M43.643S" calcext:value-type="time">
            <text:p>16:12:43.64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5401245" calcext:value-type="float">
            <text:p>-5.40E-08</text:p>
          </table:table-cell>
          <table:table-cell table:formula="of:=[.C171]*10^9" office:value-type="float" office:value="-54.01245" calcext:value-type="float">
            <text:p>-54.01245</text:p>
          </table:table-cell>
          <table:table-cell table:formula="of:=[.$N$1]*[.D171]" office:value-type="float" office:value="-46.5438628167052" calcext:value-type="float">
            <text:p>-46.5438628167052</text:p>
          </table:table-cell>
          <table:table-cell table:number-columns-repeated="9"/>
        </table:table-row>
        <table:table-row table:style-name="ro1">
          <table:table-cell office:value-type="time" office:time-value="PT16H12M44.027S" calcext:value-type="time">
            <text:p>16:12:44.03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5416555" calcext:value-type="float">
            <text:p>-5.42E-08</text:p>
          </table:table-cell>
          <table:table-cell table:formula="of:=[.C172]*10^9" office:value-type="float" office:value="-54.16555" calcext:value-type="float">
            <text:p>-54.16555</text:p>
          </table:table-cell>
          <table:table-cell table:formula="of:=[.$N$1]*[.D172]" office:value-type="float" office:value="-46.6757928698177" calcext:value-type="float">
            <text:p>-46.6757928698177</text:p>
          </table:table-cell>
          <table:table-cell table:number-columns-repeated="9"/>
        </table:table-row>
        <table:table-row table:style-name="ro1">
          <table:table-cell office:value-type="time" office:time-value="PT16H12M44.411S" calcext:value-type="time">
            <text:p>16:12:44.41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5418336" calcext:value-type="float">
            <text:p>-5.42E-08</text:p>
          </table:table-cell>
          <table:table-cell table:formula="of:=[.C173]*10^9" office:value-type="float" office:value="-54.18336" calcext:value-type="float">
            <text:p>-54.18336</text:p>
          </table:table-cell>
          <table:table-cell table:formula="of:=[.$N$1]*[.D173]" office:value-type="float" office:value="-46.6911401869041" calcext:value-type="float">
            <text:p>-46.6911401869041</text:p>
          </table:table-cell>
          <table:table-cell table:number-columns-repeated="9"/>
        </table:table-row>
        <table:table-row table:style-name="ro1">
          <table:table-cell office:value-type="time" office:time-value="PT16H12M44.795S" calcext:value-type="time">
            <text:p>16:12:44.80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5968885" calcext:value-type="float">
            <text:p>-5.97E-08</text:p>
          </table:table-cell>
          <table:table-cell table:formula="of:=[.C174]*10^9" office:value-type="float" office:value="-59.68885" calcext:value-type="float">
            <text:p>-59.68885</text:p>
          </table:table-cell>
          <table:table-cell table:formula="of:=[.$N$1]*[.D174]" office:value-type="float" office:value="-51.4353569609764" calcext:value-type="float">
            <text:p>-51.4353569609764</text:p>
          </table:table-cell>
          <table:table-cell table:number-columns-repeated="9"/>
        </table:table-row>
        <table:table-row table:style-name="ro1">
          <table:table-cell office:value-type="time" office:time-value="PT16H12M45.178S" calcext:value-type="time">
            <text:p>16:12:45.18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5961291" calcext:value-type="float">
            <text:p>-5.96E-08</text:p>
          </table:table-cell>
          <table:table-cell table:formula="of:=[.C175]*10^9" office:value-type="float" office:value="-59.61291" calcext:value-type="float">
            <text:p>-59.61291</text:p>
          </table:table-cell>
          <table:table-cell table:formula="of:=[.$N$1]*[.D175]" office:value-type="float" office:value="-51.3699175864933" calcext:value-type="float">
            <text:p>-51.3699175864933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51.5077366662745" calcext:value-type="float">
            <text:p>-51.5077366662745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411712828424537" calcext:value-type="float">
            <text:p>0.411712828424537</text:p>
          </table:table-cell>
          <table:table-cell/>
          <table:table-cell table:formula="of:=(MAX([.E174:.E178])-MIN([.E174:.E178]))/2" office:value-type="float" office:value="0.164921183637752" calcext:value-type="float">
            <text:p>0.164921183637752</text:p>
          </table:table-cell>
          <table:table-cell table:number-columns-repeated="2"/>
        </table:table-row>
        <table:table-row table:style-name="ro1">
          <table:table-cell office:value-type="time" office:time-value="PT16H12M45.562S" calcext:value-type="time">
            <text:p>16:12:45.56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597302" calcext:value-type="float">
            <text:p>-5.97E-08</text:p>
          </table:table-cell>
          <table:table-cell table:formula="of:=[.C176]*10^9" office:value-type="float" office:value="-59.7302" calcext:value-type="float">
            <text:p>-59.7302</text:p>
          </table:table-cell>
          <table:table-cell table:formula="of:=[.$N$1]*[.D176]" office:value-type="float" office:value="-51.4709892777381" calcext:value-type="float">
            <text:p>-51.4709892777381</text:p>
          </table:table-cell>
          <table:table-cell table:number-columns-repeated="9"/>
        </table:table-row>
        <table:table-row table:style-name="ro1">
          <table:table-cell office:value-type="time" office:time-value="PT16H12M45.946S" calcext:value-type="time">
            <text:p>16:12:45.95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5983658" calcext:value-type="float">
            <text:p>-5.98E-08</text:p>
          </table:table-cell>
          <table:table-cell table:formula="of:=[.C177]*10^9" office:value-type="float" office:value="-59.83658" calcext:value-type="float">
            <text:p>-59.83658</text:p>
          </table:table-cell>
          <table:table-cell table:formula="of:=[.$N$1]*[.D177]" office:value-type="float" office:value="-51.5626595523959" calcext:value-type="float">
            <text:p>-51.5626595523959</text:p>
          </table:table-cell>
          <table:table-cell table:number-columns-repeated="9"/>
        </table:table-row>
        <table:table-row table:style-name="ro1">
          <table:table-cell office:value-type="time" office:time-value="PT16H12M46.33S" calcext:value-type="time">
            <text:p>16:12:46.33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5999568" calcext:value-type="float">
            <text:p>-6.00E-08</text:p>
          </table:table-cell>
          <table:table-cell table:formula="of:=[.C178]*10^9" office:value-type="float" office:value="-59.99568" calcext:value-type="float">
            <text:p>-59.99568</text:p>
          </table:table-cell>
          <table:table-cell table:formula="of:=[.$N$1]*[.D178]" office:value-type="float" office:value="-51.6997599537688" calcext:value-type="float">
            <text:p>-51.6997599537688</text:p>
          </table:table-cell>
          <table:table-cell table:number-columns-repeated="9"/>
        </table:table-row>
        <table:table-row table:style-name="ro1">
          <table:table-cell office:value-type="time" office:time-value="PT16H12M46.715S" calcext:value-type="time">
            <text:p>16:12:46.72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7302209" calcext:value-type="float">
            <text:p>-7.30E-08</text:p>
          </table:table-cell>
          <table:table-cell table:formula="of:=[.C179]*10^9" office:value-type="float" office:value="-73.02209" calcext:value-type="float">
            <text:p>-73.02209</text:p>
          </table:table-cell>
          <table:table-cell table:formula="of:=[.$N$1]*[.D179]" office:value-type="float" office:value="-62.9249393343405" calcext:value-type="float">
            <text:p>-62.9249393343405</text:p>
          </table:table-cell>
          <table:table-cell table:number-columns-repeated="9"/>
        </table:table-row>
        <table:table-row table:style-name="ro1">
          <table:table-cell office:value-type="time" office:time-value="PT16H12M47.098S" calcext:value-type="time">
            <text:p>16:12:47.10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7294434" calcext:value-type="float">
            <text:p>-7.29E-08</text:p>
          </table:table-cell>
          <table:table-cell table:formula="of:=[.C180]*10^9" office:value-type="float" office:value="-72.94434" calcext:value-type="float">
            <text:p>-72.94434</text:p>
          </table:table-cell>
          <table:table-cell table:formula="of:=[.$N$1]*[.D180]" office:value-type="float" office:value="-62.8579402381321" calcext:value-type="float">
            <text:p>-62.8579402381321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62.9275917229981" calcext:value-type="float">
            <text:p>-62.9275917229981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0.483756056587419" calcext:value-type="float">
            <text:p>0.483756056587419</text:p>
          </table:table-cell>
          <table:table-cell/>
          <table:table-cell table:formula="of:=(MAX([.E179:.E183])-MIN([.E179:.E183]))/2" office:value-type="float" office:value="0.122606191749512" calcext:value-type="float">
            <text:p>0.122606191749512</text:p>
          </table:table-cell>
          <table:table-cell table:number-columns-repeated="2"/>
        </table:table-row>
        <table:table-row table:style-name="ro1">
          <table:table-cell office:value-type="time" office:time-value="PT16H12M47.482S" calcext:value-type="time">
            <text:p>16:12:47.48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7294898" calcext:value-type="float">
            <text:p>-7.29E-08</text:p>
          </table:table-cell>
          <table:table-cell table:formula="of:=[.C181]*10^9" office:value-type="float" office:value="-72.94898" calcext:value-type="float">
            <text:p>-72.94898</text:p>
          </table:table-cell>
          <table:table-cell table:formula="of:=[.$N$1]*[.D181]" office:value-type="float" office:value="-62.8619386407869" calcext:value-type="float">
            <text:p>-62.8619386407869</text:p>
          </table:table-cell>
          <table:table-cell table:number-columns-repeated="9"/>
        </table:table-row>
        <table:table-row table:style-name="ro1">
          <table:table-cell office:value-type="time" office:time-value="PT16H12M47.866S" calcext:value-type="time">
            <text:p>16:12:47.87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7298153" calcext:value-type="float">
            <text:p>-7.30E-08</text:p>
          </table:table-cell>
          <table:table-cell table:formula="of:=[.C182]*10^9" office:value-type="float" office:value="-72.98153" calcext:value-type="float">
            <text:p>-72.98153</text:p>
          </table:table-cell>
          <table:table-cell table:formula="of:=[.$N$1]*[.D182]" office:value-type="float" office:value="-62.8899877800998" calcext:value-type="float">
            <text:p>-62.8899877800998</text:p>
          </table:table-cell>
          <table:table-cell table:number-columns-repeated="9"/>
        </table:table-row>
        <table:table-row table:style-name="ro1">
          <table:table-cell office:value-type="time" office:time-value="PT16H12M48.25S" calcext:value-type="time">
            <text:p>16:12:48.25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732289" calcext:value-type="float">
            <text:p>-7.32E-08</text:p>
          </table:table-cell>
          <table:table-cell table:formula="of:=[.C183]*10^9" office:value-type="float" office:value="-73.2289" calcext:value-type="float">
            <text:p>-73.2289</text:p>
          </table:table-cell>
          <table:table-cell table:formula="of:=[.$N$1]*[.D183]" office:value-type="float" office:value="-63.1031526216311" calcext:value-type="float">
            <text:p>-63.1031526216311</text:p>
          </table:table-cell>
          <table:table-cell table:number-columns-repeated="9"/>
        </table:table-row>
        <table:table-row table:style-name="ro1">
          <table:table-cell office:value-type="time" office:time-value="PT16H12M48.634S" calcext:value-type="time">
            <text:p>16:12:48.6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1020095" calcext:value-type="float">
            <text:p>-1.02E-07</text:p>
          </table:table-cell>
          <table:table-cell table:formula="of:=[.C184]*10^9" office:value-type="float" office:value="-102.0095" calcext:value-type="float">
            <text:p>-102.0095</text:p>
          </table:table-cell>
          <table:table-cell table:formula="of:=[.$N$1]*[.D184]" office:value-type="float" office:value="-87.9041068124235" calcext:value-type="float">
            <text:p>-87.9041068124235</text:p>
          </table:table-cell>
          <table:table-cell table:number-columns-repeated="9"/>
        </table:table-row>
        <table:table-row table:style-name="ro1">
          <table:table-cell office:value-type="time" office:time-value="PT16H12M49.017S" calcext:value-type="time">
            <text:p>16:12:49.02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1021579" calcext:value-type="float">
            <text:p>-1.02E-07</text:p>
          </table:table-cell>
          <table:table-cell table:formula="of:=[.C185]*10^9" office:value-type="float" office:value="-102.1579" calcext:value-type="float">
            <text:p>-102.1579</text:p>
          </table:table-cell>
          <table:table-cell table:formula="of:=[.$N$1]*[.D185]" office:value-type="float" office:value="-88.0319867593987" calcext:value-type="float">
            <text:p>-88.0319867593987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88.046205217115" calcext:value-type="float">
            <text:p>-88.046205217115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0.667990665141662" calcext:value-type="float">
            <text:p>0.667990665141662</text:p>
          </table:table-cell>
          <table:table-cell/>
          <table:table-cell table:formula="of:=(MAX([.E184:.E188])-MIN([.E184:.E188]))/2" office:value-type="float" office:value="0.115643456092101" calcext:value-type="float">
            <text:p>0.115643456092101</text:p>
          </table:table-cell>
          <table:table-cell table:number-columns-repeated="2"/>
        </table:table-row>
        <table:table-row table:style-name="ro1">
          <table:table-cell office:value-type="time" office:time-value="PT16H12M49.401S" calcext:value-type="time">
            <text:p>16:12:49.40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1022054" calcext:value-type="float">
            <text:p>-1.02E-07</text:p>
          </table:table-cell>
          <table:table-cell table:formula="of:=[.C186]*10^9" office:value-type="float" office:value="-102.2054" calcext:value-type="float">
            <text:p>-102.2054</text:p>
          </table:table-cell>
          <table:table-cell table:formula="of:=[.$N$1]*[.D186]" office:value-type="float" office:value="-88.0729186831273" calcext:value-type="float">
            <text:p>-88.0729186831273</text:p>
          </table:table-cell>
          <table:table-cell table:number-columns-repeated="9"/>
        </table:table-row>
        <table:table-row table:style-name="ro1">
          <table:table-cell office:value-type="time" office:time-value="PT16H12M49.785S" calcext:value-type="time">
            <text:p>16:12:49.79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1022213" calcext:value-type="float">
            <text:p>-1.02E-07</text:p>
          </table:table-cell>
          <table:table-cell table:formula="of:=[.C187]*10^9" office:value-type="float" office:value="-102.2213" calcext:value-type="float">
            <text:p>-102.2213</text:p>
          </table:table-cell>
          <table:table-cell table:formula="of:=[.$N$1]*[.D187]" office:value-type="float" office:value="-88.0866201060175" calcext:value-type="float">
            <text:p>-88.0866201060175</text:p>
          </table:table-cell>
          <table:table-cell table:number-columns-repeated="9"/>
        </table:table-row>
        <table:table-row table:style-name="ro1">
          <table:table-cell office:value-type="time" office:time-value="PT16H12M50.169S" calcext:value-type="time">
            <text:p>16:12:50.17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1022779" calcext:value-type="float">
            <text:p>-1.02E-07</text:p>
          </table:table-cell>
          <table:table-cell table:formula="of:=[.C188]*10^9" office:value-type="float" office:value="-102.2779" calcext:value-type="float">
            <text:p>-102.2779</text:p>
          </table:table-cell>
          <table:table-cell table:formula="of:=[.$N$1]*[.D188]" office:value-type="float" office:value="-88.1353937246077" calcext:value-type="float">
            <text:p>-88.1353937246077</text:p>
          </table:table-cell>
          <table:table-cell table:number-columns-repeated="9"/>
        </table:table-row>
        <table:table-row table:style-name="ro1">
          <table:table-cell office:value-type="time" office:time-value="PT16H12M50.553S" calcext:value-type="time">
            <text:p>16:12:50.55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570132" calcext:value-type="float">
            <text:p>-1.57E-07</text:p>
          </table:table-cell>
          <table:table-cell table:formula="of:=[.C189]*10^9" office:value-type="float" office:value="-157.0132" calcext:value-type="float">
            <text:p>-157.0132</text:p>
          </table:table-cell>
          <table:table-cell table:formula="of:=[.$N$1]*[.D189]" office:value-type="float" office:value="-135.302154247991" calcext:value-type="float">
            <text:p>-135.302154247991</text:p>
          </table:table-cell>
          <table:table-cell table:number-columns-repeated="9"/>
        </table:table-row>
        <table:table-row table:style-name="ro1">
          <table:table-cell office:value-type="time" office:time-value="PT16H12M50.937S" calcext:value-type="time">
            <text:p>16:12:50.94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57332" calcext:value-type="float">
            <text:p>-1.57E-07</text:p>
          </table:table-cell>
          <table:table-cell table:formula="of:=[.C190]*10^9" office:value-type="float" office:value="-157.332" calcext:value-type="float">
            <text:p>-157.332</text:p>
          </table:table-cell>
          <table:table-cell table:formula="of:=[.$N$1]*[.D190]" office:value-type="float" office:value="-135.576872085563" calcext:value-type="float">
            <text:p>-135.576872085563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135.775327286293" calcext:value-type="float">
            <text:p>-135.775327286293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1.07676938248561" calcext:value-type="float">
            <text:p>1.07676938248561</text:p>
          </table:table-cell>
          <table:table-cell/>
          <table:table-cell table:formula="of:=(MAX([.E189:.E193])-MIN([.E189:.E193]))/2" office:value-type="float" office:value="0.405226044912894" calcext:value-type="float">
            <text:p>0.405226044912894</text:p>
          </table:table-cell>
          <table:table-cell table:number-columns-repeated="2"/>
        </table:table-row>
        <table:table-row table:style-name="ro1">
          <table:table-cell office:value-type="time" office:time-value="PT16H12M51.321S" calcext:value-type="time">
            <text:p>16:12:51.32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576532" calcext:value-type="float">
            <text:p>-1.58E-07</text:p>
          </table:table-cell>
          <table:table-cell table:formula="of:=[.C191]*10^9" office:value-type="float" office:value="-157.6532" calcext:value-type="float">
            <text:p>-157.6532</text:p>
          </table:table-cell>
          <table:table-cell table:formula="of:=[.$N$1]*[.D191]" office:value-type="float" office:value="-135.853658062439" calcext:value-type="float">
            <text:p>-135.853658062439</text:p>
          </table:table-cell>
          <table:table-cell table:number-columns-repeated="9"/>
        </table:table-row>
        <table:table-row table:style-name="ro1">
          <table:table-cell office:value-type="time" office:time-value="PT16H12M51.705S" calcext:value-type="time">
            <text:p>16:12:51.71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578594" calcext:value-type="float">
            <text:p>-1.58E-07</text:p>
          </table:table-cell>
          <table:table-cell table:formula="of:=[.C192]*10^9" office:value-type="float" office:value="-157.8594" calcext:value-type="float">
            <text:p>-157.8594</text:p>
          </table:table-cell>
          <table:table-cell table:formula="of:=[.$N$1]*[.D192]" office:value-type="float" office:value="-136.031345697657" calcext:value-type="float">
            <text:p>-136.031345697657</text:p>
          </table:table-cell>
          <table:table-cell table:number-columns-repeated="9"/>
        </table:table-row>
        <table:table-row table:style-name="ro1">
          <table:table-cell office:value-type="time" office:time-value="PT16H12M52.088S" calcext:value-type="time">
            <text:p>16:12:52.09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579537" calcext:value-type="float">
            <text:p>-1.58E-07</text:p>
          </table:table-cell>
          <table:table-cell table:formula="of:=[.C193]*10^9" office:value-type="float" office:value="-157.9537" calcext:value-type="float">
            <text:p>-157.9537</text:p>
          </table:table-cell>
          <table:table-cell table:formula="of:=[.$N$1]*[.D193]" office:value-type="float" office:value="-136.112606337817" calcext:value-type="float">
            <text:p>-136.112606337817</text:p>
          </table:table-cell>
          <table:table-cell table:number-columns-repeated="9"/>
        </table:table-row>
        <table:table-row table:style-name="ro1">
          <table:table-cell office:value-type="time" office:time-value="PT16H12M52.472S" calcext:value-type="time">
            <text:p>16:12:52.47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476513" calcext:value-type="float">
            <text:p>-2.48E-07</text:p>
          </table:table-cell>
          <table:table-cell table:formula="of:=[.C194]*10^9" office:value-type="float" office:value="-247.6513" calcext:value-type="float">
            <text:p>-247.6513</text:p>
          </table:table-cell>
          <table:table-cell table:formula="of:=[.$N$1]*[.D194]" office:value-type="float" office:value="-213.407244692264" calcext:value-type="float">
            <text:p>-213.407244692264</text:p>
          </table:table-cell>
          <table:table-cell table:number-columns-repeated="9"/>
        </table:table-row>
        <table:table-row table:style-name="ro1">
          <table:table-cell office:value-type="time" office:time-value="PT16H12M52.856S" calcext:value-type="time">
            <text:p>16:12:52.86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479499" calcext:value-type="float">
            <text:p>-2.48E-07</text:p>
          </table:table-cell>
          <table:table-cell table:formula="of:=[.C195]*10^9" office:value-type="float" office:value="-247.9499" calcext:value-type="float">
            <text:p>-247.9499</text:p>
          </table:table-cell>
          <table:table-cell table:formula="of:=[.$N$1]*[.D195]" office:value-type="float" office:value="-213.664555690693" calcext:value-type="float">
            <text:p>-213.664555690693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214.11637519068" calcext:value-type="float">
            <text:p>-214.11637519068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1.72603528098525" calcext:value-type="float">
            <text:p>1.72603528098525</text:p>
          </table:table-cell>
          <table:table-cell/>
          <table:table-cell table:formula="of:=(MAX([.E194:.E198])-MIN([.E194:.E198]))/2" office:value-type="float" office:value="0.733069210861046" calcext:value-type="float">
            <text:p>0.733069210861046</text:p>
          </table:table-cell>
          <table:table-cell table:number-columns-repeated="2"/>
        </table:table-row>
        <table:table-row table:style-name="ro1">
          <table:table-cell office:value-type="time" office:time-value="PT16H12M53.24S" calcext:value-type="time">
            <text:p>16:12:53.24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48407" calcext:value-type="float">
            <text:p>-2.48E-07</text:p>
          </table:table-cell>
          <table:table-cell table:formula="of:=[.C196]*10^9" office:value-type="float" office:value="-248.407" calcext:value-type="float">
            <text:p>-248.407</text:p>
          </table:table-cell>
          <table:table-cell table:formula="of:=[.$N$1]*[.D196]" office:value-type="float" office:value="-214.058450055668" calcext:value-type="float">
            <text:p>-214.058450055668</text:p>
          </table:table-cell>
          <table:table-cell table:number-columns-repeated="9"/>
        </table:table-row>
        <table:table-row table:style-name="ro1">
          <table:table-cell office:value-type="time" office:time-value="PT16H12M53.624S" calcext:value-type="time">
            <text:p>16:12:53.62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490102" calcext:value-type="float">
            <text:p>-2.49E-07</text:p>
          </table:table-cell>
          <table:table-cell table:formula="of:=[.C197]*10^9" office:value-type="float" office:value="-249.0102" calcext:value-type="float">
            <text:p>-249.0102</text:p>
          </table:table-cell>
          <table:table-cell table:formula="of:=[.$N$1]*[.D197]" office:value-type="float" office:value="-214.578242400786" calcext:value-type="float">
            <text:p>-214.578242400786</text:p>
          </table:table-cell>
          <table:table-cell table:number-columns-repeated="9"/>
        </table:table-row>
        <table:table-row table:style-name="ro1">
          <table:table-cell office:value-type="time" office:time-value="PT16H12M54.008S" calcext:value-type="time">
            <text:p>16:12:54.01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493527" calcext:value-type="float">
            <text:p>-2.49E-07</text:p>
          </table:table-cell>
          <table:table-cell table:formula="of:=[.C198]*10^9" office:value-type="float" office:value="-249.3527" calcext:value-type="float">
            <text:p>-249.3527</text:p>
          </table:table-cell>
          <table:table-cell table:formula="of:=[.$N$1]*[.D198]" office:value-type="float" office:value="-214.873383113986" calcext:value-type="float">
            <text:p>-214.873383113986</text:p>
          </table:table-cell>
          <table:table-cell table:number-columns-repeated="9"/>
        </table:table-row>
        <table:table-row table:style-name="ro1">
          <table:table-cell office:value-type="time" office:time-value="PT16H12M54.392S" calcext:value-type="time">
            <text:p>16:12:54.39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76726" calcext:value-type="float">
            <text:p>-3.77E-07</text:p>
          </table:table-cell>
          <table:table-cell table:formula="of:=[.C199]*10^9" office:value-type="float" office:value="-376.726" calcext:value-type="float">
            <text:p>-376.726</text:p>
          </table:table-cell>
          <table:table-cell table:formula="of:=[.$N$1]*[.D199]" office:value-type="float" office:value="-324.634103127817" calcext:value-type="float">
            <text:p>-324.634103127817</text:p>
          </table:table-cell>
          <table:table-cell table:number-columns-repeated="9"/>
        </table:table-row>
        <table:table-row table:style-name="ro1">
          <table:table-cell office:value-type="time" office:time-value="PT16H12M54.776S" calcext:value-type="time">
            <text:p>16:12:54.78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771548" calcext:value-type="float">
            <text:p>-3.77E-07</text:p>
          </table:table-cell>
          <table:table-cell table:formula="of:=[.C200]*10^9" office:value-type="float" office:value="-377.1548" calcext:value-type="float">
            <text:p>-377.1548</text:p>
          </table:table-cell>
          <table:table-cell table:formula="of:=[.$N$1]*[.D200]" office:value-type="float" office:value="-325.003610683497" calcext:value-type="float">
            <text:p>-325.003610683497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325.510304813022" calcext:value-type="float">
            <text:p>-325.510304813022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2.56721840050275" calcext:value-type="float">
            <text:p>2.56721840050275</text:p>
          </table:table-cell>
          <table:table-cell/>
          <table:table-cell table:formula="of:=(MAX([.E199:.E203])-MIN([.E199:.E203]))/2" office:value-type="float" office:value="0.919244834472778" calcext:value-type="float">
            <text:p>0.919244834472778</text:p>
          </table:table-cell>
          <table:table-cell table:number-columns-repeated="2"/>
        </table:table-row>
        <table:table-row table:style-name="ro1">
          <table:table-cell office:value-type="time" office:time-value="PT16H12M55.159S" calcext:value-type="time">
            <text:p>16:12:55.16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777141" calcext:value-type="float">
            <text:p>-3.78E-07</text:p>
          </table:table-cell>
          <table:table-cell table:formula="of:=[.C201]*10^9" office:value-type="float" office:value="-377.7141" calcext:value-type="float">
            <text:p>-377.7141</text:p>
          </table:table-cell>
          <table:table-cell table:formula="of:=[.$N$1]*[.D201]" office:value-type="float" office:value="-325.485573313843" calcext:value-type="float">
            <text:p>-325.485573313843</text:p>
          </table:table-cell>
          <table:table-cell table:number-columns-repeated="9"/>
        </table:table-row>
        <table:table-row table:style-name="ro1">
          <table:table-cell office:value-type="time" office:time-value="PT16H12M55.543S" calcext:value-type="time">
            <text:p>16:12:55.54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782596" calcext:value-type="float">
            <text:p>-3.78E-07</text:p>
          </table:table-cell>
          <table:table-cell table:formula="of:=[.C202]*10^9" office:value-type="float" office:value="-378.2596" calcext:value-type="float">
            <text:p>-378.2596</text:p>
          </table:table-cell>
          <table:table-cell table:formula="of:=[.$N$1]*[.D202]" office:value-type="float" office:value="-325.955644143189" calcext:value-type="float">
            <text:p>-325.955644143189</text:p>
          </table:table-cell>
          <table:table-cell table:number-columns-repeated="9"/>
        </table:table-row>
        <table:table-row table:style-name="ro1">
          <table:table-cell office:value-type="time" office:time-value="PT16H12M55.927S" calcext:value-type="time">
            <text:p>16:12:55.93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788595" calcext:value-type="float">
            <text:p>-3.79E-07</text:p>
          </table:table-cell>
          <table:table-cell table:formula="of:=[.C203]*10^9" office:value-type="float" office:value="-378.8595" calcext:value-type="float">
            <text:p>-378.8595</text:p>
          </table:table-cell>
          <table:table-cell table:formula="of:=[.$N$1]*[.D203]" office:value-type="float" office:value="-326.472592796763" calcext:value-type="float">
            <text:p>-326.472592796763</text:p>
          </table:table-cell>
          <table:table-cell table:number-columns-repeated="9"/>
        </table:table-row>
        <table:table-row table:style-name="ro1">
          <table:table-cell office:value-type="time" office:time-value="PT16H12M56.312S" calcext:value-type="time">
            <text:p>16:12:56.31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383144" calcext:value-type="float">
            <text:p>-5.38E-07</text:p>
          </table:table-cell>
          <table:table-cell table:formula="of:=[.C204]*10^9" office:value-type="float" office:value="-538.3144" calcext:value-type="float">
            <text:p>-538.3144</text:p>
          </table:table-cell>
          <table:table-cell table:formula="of:=[.$N$1]*[.D204]" office:value-type="float" office:value="-463.878820269344" calcext:value-type="float">
            <text:p>-463.878820269344</text:p>
          </table:table-cell>
          <table:table-cell table:number-columns-repeated="9"/>
        </table:table-row>
        <table:table-row table:style-name="ro1">
          <table:table-cell office:value-type="time" office:time-value="PT16H12M56.695S" calcext:value-type="time">
            <text:p>16:12:56.70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389753" calcext:value-type="float">
            <text:p>-5.39E-07</text:p>
          </table:table-cell>
          <table:table-cell table:formula="of:=[.C205]*10^9" office:value-type="float" office:value="-538.9753" calcext:value-type="float">
            <text:p>-538.9753</text:p>
          </table:table-cell>
          <table:table-cell table:formula="of:=[.$N$1]*[.D205]" office:value-type="float" office:value="-464.448334130233" calcext:value-type="float">
            <text:p>-464.448334130233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465.097712637252" calcext:value-type="float">
            <text:p>-465.097712637252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3.65151712521549" calcext:value-type="float">
            <text:p>3.65151712521549</text:p>
          </table:table-cell>
          <table:table-cell/>
          <table:table-cell table:formula="of:=(MAX([.E204:.E208])-MIN([.E204:.E208]))/2" office:value-type="float" office:value="1.24963008831566" calcext:value-type="float">
            <text:p>1.24963008831566</text:p>
          </table:table-cell>
          <table:table-cell table:number-columns-repeated="2"/>
        </table:table-row>
        <table:table-row table:style-name="ro1">
          <table:table-cell office:value-type="time" office:time-value="PT16H12M57.079S" calcext:value-type="time">
            <text:p>16:12:57.08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396633" calcext:value-type="float">
            <text:p>-5.40E-07</text:p>
          </table:table-cell>
          <table:table-cell table:formula="of:=[.C206]*10^9" office:value-type="float" office:value="-539.6633" calcext:value-type="float">
            <text:p>-539.6633</text:p>
          </table:table-cell>
          <table:table-cell table:formula="of:=[.$N$1]*[.D206]" office:value-type="float" office:value="-465.041200730765" calcext:value-type="float">
            <text:p>-465.041200730765</text:p>
          </table:table-cell>
          <table:table-cell table:number-columns-repeated="9"/>
        </table:table-row>
        <table:table-row table:style-name="ro1">
          <table:table-cell office:value-type="time" office:time-value="PT16H12M57.463S" calcext:value-type="time">
            <text:p>16:12:57.46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404767" calcext:value-type="float">
            <text:p>-5.40E-07</text:p>
          </table:table-cell>
          <table:table-cell table:formula="of:=[.C207]*10^9" office:value-type="float" office:value="-540.4767" calcext:value-type="float">
            <text:p>-540.4767</text:p>
          </table:table-cell>
          <table:table-cell table:formula="of:=[.$N$1]*[.D207]" office:value-type="float" office:value="-465.74212760994" calcext:value-type="float">
            <text:p>-465.74212760994</text:p>
          </table:table-cell>
          <table:table-cell table:number-columns-repeated="9"/>
        </table:table-row>
        <table:table-row table:style-name="ro1">
          <table:table-cell office:value-type="time" office:time-value="PT16H12M57.847S" calcext:value-type="time">
            <text:p>16:12:57.85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412147" calcext:value-type="float">
            <text:p>-5.41E-07</text:p>
          </table:table-cell>
          <table:table-cell table:formula="of:=[.C208]*10^9" office:value-type="float" office:value="-541.2147" calcext:value-type="float">
            <text:p>-541.2147</text:p>
          </table:table-cell>
          <table:table-cell table:formula="of:=[.$N$1]*[.D208]" office:value-type="float" office:value="-466.378080445976" calcext:value-type="float">
            <text:p>-466.378080445976</text:p>
          </table:table-cell>
          <table:table-cell table:number-columns-repeated="9"/>
        </table:table-row>
        <table:table-row table:style-name="ro1">
          <table:table-cell office:value-type="time" office:time-value="PT16H12M58.231S" calcext:value-type="time">
            <text:p>16:12:58.23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7254311" calcext:value-type="float">
            <text:p>-7.25E-07</text:p>
          </table:table-cell>
          <table:table-cell table:formula="of:=[.C209]*10^9" office:value-type="float" office:value="-725.4311" calcext:value-type="float">
            <text:p>-725.4311</text:p>
          </table:table-cell>
          <table:table-cell table:formula="of:=[.$N$1]*[.D209]" office:value-type="float" office:value="-625.121904327086" calcext:value-type="float">
            <text:p>-625.121904327086</text:p>
          </table:table-cell>
          <table:table-cell table:number-columns-repeated="9"/>
        </table:table-row>
        <table:table-row table:style-name="ro1">
          <table:table-cell office:value-type="time" office:time-value="PT16H12M58.614S" calcext:value-type="time">
            <text:p>16:12:58.61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726084" calcext:value-type="float">
            <text:p>-7.26E-07</text:p>
          </table:table-cell>
          <table:table-cell table:formula="of:=[.C210]*10^9" office:value-type="float" office:value="-726.084" calcext:value-type="float">
            <text:p>-726.084</text:p>
          </table:table-cell>
          <table:table-cell table:formula="of:=[.$N$1]*[.D210]" office:value-type="float" office:value="-625.684524390294" calcext:value-type="float">
            <text:p>-625.684524390294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626.392741460517" calcext:value-type="float">
            <text:p>-626.392741460517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4.83771739104206" calcext:value-type="float">
            <text:p>4.83771739104206</text:p>
          </table:table-cell>
          <table:table-cell/>
          <table:table-cell table:formula="of:=(MAX([.E209:.E213])-MIN([.E209:.E213]))/2" office:value-type="float" office:value="1.33403602366758" calcext:value-type="float">
            <text:p>1.33403602366758</text:p>
          </table:table-cell>
          <table:table-cell table:number-columns-repeated="2"/>
        </table:table-row>
        <table:table-row table:style-name="ro1">
          <table:table-cell office:value-type="time" office:time-value="PT16H12M58.998S" calcext:value-type="time">
            <text:p>16:12:59.00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726773" calcext:value-type="float">
            <text:p>-7.27E-07</text:p>
          </table:table-cell>
          <table:table-cell table:formula="of:=[.C211]*10^9" office:value-type="float" office:value="-726.773" calcext:value-type="float">
            <text:p>-726.773</text:p>
          </table:table-cell>
          <table:table-cell table:formula="of:=[.$N$1]*[.D211]" office:value-type="float" office:value="-626.278252715536" calcext:value-type="float">
            <text:p>-626.278252715536</text:p>
          </table:table-cell>
          <table:table-cell table:number-columns-repeated="9"/>
        </table:table-row>
        <table:table-row table:style-name="ro1">
          <table:table-cell office:value-type="time" office:time-value="PT16H12M59.382S" calcext:value-type="time">
            <text:p>16:12:59.38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7277139" calcext:value-type="float">
            <text:p>-7.28E-07</text:p>
          </table:table-cell>
          <table:table-cell table:formula="of:=[.C212]*10^9" office:value-type="float" office:value="-727.7139" calcext:value-type="float">
            <text:p>-727.7139</text:p>
          </table:table-cell>
          <table:table-cell table:formula="of:=[.$N$1]*[.D212]" office:value-type="float" office:value="-627.089049495246" calcext:value-type="float">
            <text:p>-627.089049495246</text:p>
          </table:table-cell>
          <table:table-cell table:number-columns-repeated="9"/>
        </table:table-row>
        <table:table-row table:style-name="ro1">
          <table:table-cell office:value-type="time" office:time-value="PT16H12M59.766S" calcext:value-type="time">
            <text:p>16:12:59.77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7285273" calcext:value-type="float">
            <text:p>-7.29E-07</text:p>
          </table:table-cell>
          <table:table-cell table:formula="of:=[.C213]*10^9" office:value-type="float" office:value="-728.5273" calcext:value-type="float">
            <text:p>-728.5273</text:p>
          </table:table-cell>
          <table:table-cell table:formula="of:=[.$N$1]*[.D213]" office:value-type="float" office:value="-627.789976374421" calcext:value-type="float">
            <text:p>-627.789976374421</text:p>
          </table:table-cell>
          <table:table-cell table:number-columns-repeated="9"/>
        </table:table-row>
        <table:table-row table:style-name="ro1">
          <table:table-cell office:value-type="time" office:time-value="PT16H13M00.151S" calcext:value-type="time">
            <text:p>16:13:00.1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926651" calcext:value-type="float">
            <text:p>-9.27E-07</text:p>
          </table:table-cell>
          <table:table-cell table:formula="of:=[.C214]*10^9" office:value-type="float" office:value="-926.651" calcext:value-type="float">
            <text:p>-926.651</text:p>
          </table:table-cell>
          <table:table-cell table:formula="of:=[.$N$1]*[.D214]" office:value-type="float" office:value="-798.518064315962" calcext:value-type="float">
            <text:p>-798.518064315962</text:p>
          </table:table-cell>
          <table:table-cell table:number-columns-repeated="9"/>
        </table:table-row>
        <table:table-row table:style-name="ro1">
          <table:table-cell office:value-type="time" office:time-value="PT16H13M00.534S" calcext:value-type="time">
            <text:p>16:13:00.53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9275769" calcext:value-type="float">
            <text:p>-9.28E-07</text:p>
          </table:table-cell>
          <table:table-cell table:formula="of:=[.C215]*10^9" office:value-type="float" office:value="-927.5769" calcext:value-type="float">
            <text:p>-927.5769</text:p>
          </table:table-cell>
          <table:table-cell table:formula="of:=[.$N$1]*[.D215]" office:value-type="float" office:value="-799.31593522502" calcext:value-type="float">
            <text:p>-799.31593522502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800.218833141743" calcext:value-type="float">
            <text:p>-800.218833141743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6.17892262974228" calcext:value-type="float">
            <text:p>6.17892262974228</text:p>
          </table:table-cell>
          <table:table-cell/>
          <table:table-cell table:formula="of:=(MAX([.E214:.E218])-MIN([.E214:.E218]))/2" office:value-type="float" office:value="1.69798545496781" calcext:value-type="float">
            <text:p>1.69798545496781</text:p>
          </table:table-cell>
          <table:table-cell table:number-columns-repeated="2"/>
        </table:table-row>
        <table:table-row table:style-name="ro1">
          <table:table-cell office:value-type="time" office:time-value="PT16H13M00.918S" calcext:value-type="time">
            <text:p>16:13:00.9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9286071" calcext:value-type="float">
            <text:p>-9.29E-07</text:p>
          </table:table-cell>
          <table:table-cell table:formula="of:=[.C216]*10^9" office:value-type="float" office:value="-928.6071" calcext:value-type="float">
            <text:p>-928.6071</text:p>
          </table:table-cell>
          <table:table-cell table:formula="of:=[.$N$1]*[.D216]" office:value-type="float" office:value="-800.20368402134" calcext:value-type="float">
            <text:p>-800.20368402134</text:p>
          </table:table-cell>
          <table:table-cell table:number-columns-repeated="9"/>
        </table:table-row>
        <table:table-row table:style-name="ro1">
          <table:table-cell office:value-type="time" office:time-value="PT16H13M01.301S" calcext:value-type="time">
            <text:p>16:13:01.3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9296965" calcext:value-type="float">
            <text:p>-9.30E-07</text:p>
          </table:table-cell>
          <table:table-cell table:formula="of:=[.C217]*10^9" office:value-type="float" office:value="-929.6965" calcext:value-type="float">
            <text:p>-929.6965</text:p>
          </table:table-cell>
          <table:table-cell table:formula="of:=[.$N$1]*[.D217]" office:value-type="float" office:value="-801.142446920496" calcext:value-type="float">
            <text:p>-801.142446920496</text:p>
          </table:table-cell>
          <table:table-cell table:number-columns-repeated="9"/>
        </table:table-row>
        <table:table-row table:style-name="ro1">
          <table:table-cell office:value-type="time" office:time-value="PT16H13M01.685S" calcext:value-type="time">
            <text:p>16:13:01.6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9305919" calcext:value-type="float">
            <text:p>-9.31E-07</text:p>
          </table:table-cell>
          <table:table-cell table:formula="of:=[.C218]*10^9" office:value-type="float" office:value="-930.5919" calcext:value-type="float">
            <text:p>-930.5919</text:p>
          </table:table-cell>
          <table:table-cell table:formula="of:=[.$N$1]*[.D218]" office:value-type="float" office:value="-801.914035225897" calcext:value-type="float">
            <text:p>-801.914035225897</text:p>
          </table:table-cell>
          <table:table-cell table:number-columns-repeated="9"/>
        </table:table-row>
        <table:table-row table:style-name="ro1">
          <table:table-cell office:value-type="time" office:time-value="PT16H00M48.154S" calcext:value-type="time">
            <text:p>16:00:48.1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627" calcext:value-type="float">
            <text:p>-4.93E-08</text:p>
          </table:table-cell>
          <table:table-cell table:number-columns-repeated="11"/>
        </table:table-row>
        <table:table-row table:style-name="ro1">
          <table:table-cell office:value-type="time" office:time-value="PT16H00M48.536S" calcext:value-type="time">
            <text:p>16:00:48.5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06023" calcext:value-type="float">
            <text:p>-4.91E-08</text:p>
          </table:table-cell>
          <table:table-cell table:number-columns-repeated="11"/>
        </table:table-row>
        <table:table-row table:style-name="ro1">
          <table:table-cell office:value-type="time" office:time-value="PT16H00M48.92S" calcext:value-type="time">
            <text:p>16:00:48.9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89793" calcext:value-type="float">
            <text:p>-4.90E-08</text:p>
          </table:table-cell>
          <table:table-cell table:number-columns-repeated="11"/>
        </table:table-row>
        <table:table-row table:style-name="ro1">
          <table:table-cell office:value-type="time" office:time-value="PT16H00M49.303S" calcext:value-type="time">
            <text:p>16:00:49.3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1749" calcext:value-type="float">
            <text:p>-4.92E-08</text:p>
          </table:table-cell>
          <table:table-cell table:number-columns-repeated="11"/>
        </table:table-row>
        <table:table-row table:style-name="ro1">
          <table:table-cell office:value-type="time" office:time-value="PT16H00M49.687S" calcext:value-type="time">
            <text:p>16:00:49.6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5358" calcext:value-type="float">
            <text:p>-4.93E-08</text:p>
          </table:table-cell>
          <table:table-cell table:number-columns-repeated="11"/>
        </table:table-row>
        <table:table-row table:style-name="ro1">
          <table:table-cell office:value-type="time" office:time-value="PT16H00M50.072S" calcext:value-type="time">
            <text:p>16:00:50.0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7751" calcext:value-type="float">
            <text:p>-4.93E-08</text:p>
          </table:table-cell>
          <table:table-cell table:number-columns-repeated="11"/>
        </table:table-row>
        <table:table-row table:style-name="ro1">
          <table:table-cell office:value-type="time" office:time-value="PT16H00M50.448S" calcext:value-type="time">
            <text:p>16:00:50.4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18969" calcext:value-type="float">
            <text:p>-4.92E-08</text:p>
          </table:table-cell>
          <table:table-cell table:number-columns-repeated="11"/>
        </table:table-row>
        <table:table-row table:style-name="ro1">
          <table:table-cell office:value-type="time" office:time-value="PT16H00M50.824S" calcext:value-type="time">
            <text:p>16:00:50.8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421" calcext:value-type="float">
            <text:p>-4.92E-08</text:p>
          </table:table-cell>
          <table:table-cell table:number-columns-repeated="11"/>
        </table:table-row>
        <table:table-row table:style-name="ro1">
          <table:table-cell office:value-type="time" office:time-value="PT16H00M51.207S" calcext:value-type="time">
            <text:p>16:00:51.2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02274" calcext:value-type="float">
            <text:p>-4.90E-08</text:p>
          </table:table-cell>
          <table:table-cell table:number-columns-repeated="11"/>
        </table:table-row>
        <table:table-row table:style-name="ro1">
          <table:table-cell office:value-type="time" office:time-value="PT16H00M51.591S" calcext:value-type="time">
            <text:p>16:00:51.5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12968" calcext:value-type="float">
            <text:p>-4.91E-08</text:p>
          </table:table-cell>
          <table:table-cell table:number-columns-repeated="11"/>
        </table:table-row>
      </table:table>
      <table:table table:name="Diode 7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3.5569536742524" calcext:value-type="float">
            <text:p>-13.5569536742524</text:p>
          </table:table-cell>
          <table:table-cell office:value-type="float" office:value="0.05" calcext:value-type="float">
            <text:p>0.05</text:p>
          </table:table-cell>
          <table:table-cell office:value-type="float" office:value="0.195680693264007" calcext:value-type="float">
            <text:p>0.1956806932640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9.5144801348108" calcext:value-type="float">
            <text:p>-69.5144801348108</text:p>
          </table:table-cell>
          <table:table-cell office:value-type="float" office:value="0.05" calcext:value-type="float">
            <text:p>0.05</text:p>
          </table:table-cell>
          <table:table-cell office:value-type="float" office:value="0.579314361032556" calcext:value-type="float">
            <text:p>0.5793143610325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4.3138977790733" calcext:value-type="float">
            <text:p>-94.3138977790733</text:p>
          </table:table-cell>
          <table:table-cell office:value-type="float" office:value="0.05" calcext:value-type="float">
            <text:p>0.05</text:p>
          </table:table-cell>
          <table:table-cell office:value-type="float" office:value="0.744006527467007" calcext:value-type="float">
            <text:p>0.7440065274670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13.941748800468" calcext:value-type="float">
            <text:p>-113.941748800468</text:p>
          </table:table-cell>
          <table:table-cell office:value-type="float" office:value="0.05" calcext:value-type="float">
            <text:p>0.05</text:p>
          </table:table-cell>
          <table:table-cell office:value-type="float" office:value="0.904953737225526" calcext:value-type="float">
            <text:p>0.9049537372255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30.918313409552" calcext:value-type="float">
            <text:p>-130.918313409552</text:p>
          </table:table-cell>
          <table:table-cell office:value-type="float" office:value="0.05" calcext:value-type="float">
            <text:p>0.05</text:p>
          </table:table-cell>
          <table:table-cell office:value-type="float" office:value="1.03295572159539" calcext:value-type="float">
            <text:p>1.032955721595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45.993432932607" calcext:value-type="float">
            <text:p>-145.993432932607</text:p>
          </table:table-cell>
          <table:table-cell office:value-type="float" office:value="0.05" calcext:value-type="float">
            <text:p>0.05</text:p>
          </table:table-cell>
          <table:table-cell office:value-type="float" office:value="1.1490535255081" calcext:value-type="float">
            <text:p>1.14905352550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159.488542519944" calcext:value-type="float">
            <text:p>-159.488542519944</text:p>
          </table:table-cell>
          <table:table-cell office:value-type="float" office:value="0.05" calcext:value-type="float">
            <text:p>0.05</text:p>
          </table:table-cell>
          <table:table-cell office:value-type="float" office:value="1.26087043888241" calcext:value-type="float">
            <text:p>1.260870438882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72.017654418648" calcext:value-type="float">
            <text:p>-172.017654418648</text:p>
          </table:table-cell>
          <table:table-cell office:value-type="float" office:value="0.05" calcext:value-type="float">
            <text:p>0.05</text:p>
          </table:table-cell>
          <table:table-cell office:value-type="float" office:value="1.35550266336604" calcext:value-type="float">
            <text:p>1.355502663366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83.654957049576" calcext:value-type="float">
            <text:p>-183.654957049576</text:p>
          </table:table-cell>
          <table:table-cell office:value-type="float" office:value="0.05" calcext:value-type="float">
            <text:p>0.05</text:p>
          </table:table-cell>
          <table:table-cell office:value-type="float" office:value="1.44740908816778" calcext:value-type="float">
            <text:p>1.447409088167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194.501318581152" calcext:value-type="float">
            <text:p>-194.501318581152</text:p>
          </table:table-cell>
          <table:table-cell office:value-type="float" office:value="0.05" calcext:value-type="float">
            <text:p>0.05</text:p>
          </table:table-cell>
          <table:table-cell office:value-type="float" office:value="1.53343450832484" calcext:value-type="float">
            <text:p>1.533434508324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204.729995349786" calcext:value-type="float">
            <text:p>-204.729995349786</text:p>
          </table:table-cell>
          <table:table-cell office:value-type="float" office:value="0.05" calcext:value-type="float">
            <text:p>0.05</text:p>
          </table:table-cell>
          <table:table-cell office:value-type="float" office:value="1.61358060574709" calcext:value-type="float">
            <text:p>1.613580605747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214.184959439053" calcext:value-type="float">
            <text:p>-214.184959439053</text:p>
          </table:table-cell>
          <table:table-cell office:value-type="float" office:value="0.05" calcext:value-type="float">
            <text:p>0.05</text:p>
          </table:table-cell>
          <table:table-cell office:value-type="float" office:value="1.68803972874289" calcext:value-type="float">
            <text:p>1.688039728742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223.07104362074" calcext:value-type="float">
            <text:p>-223.07104362074</text:p>
          </table:table-cell>
          <table:table-cell office:value-type="float" office:value="0.05" calcext:value-type="float">
            <text:p>0.05</text:p>
          </table:table-cell>
          <table:table-cell office:value-type="float" office:value="1.7545906566256" calcext:value-type="float">
            <text:p>1.75459065662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230.928031250627" calcext:value-type="float">
            <text:p>-230.928031250627</text:p>
          </table:table-cell>
          <table:table-cell office:value-type="float" office:value="0.05" calcext:value-type="float">
            <text:p>0.05</text:p>
          </table:table-cell>
          <table:table-cell office:value-type="float" office:value="1.81949348137593" calcext:value-type="float">
            <text:p>1.819493481375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238.063639552139" calcext:value-type="float">
            <text:p>-238.063639552139</text:p>
          </table:table-cell>
          <table:table-cell office:value-type="float" office:value="0.05" calcext:value-type="float">
            <text:p>0.05</text:p>
          </table:table-cell>
          <table:table-cell office:value-type="float" office:value="1.88133141992624" calcext:value-type="float">
            <text:p>1.881331419926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244.413221444639" calcext:value-type="float">
            <text:p>-244.413221444639</text:p>
          </table:table-cell>
          <table:table-cell office:value-type="float" office:value="0.05" calcext:value-type="float">
            <text:p>0.05</text:p>
          </table:table-cell>
          <table:table-cell office:value-type="float" office:value="1.92901021803752" calcext:value-type="float">
            <text:p>1.929010218037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249.857276142479" calcext:value-type="float">
            <text:p>-249.857276142479</text:p>
          </table:table-cell>
          <table:table-cell office:value-type="float" office:value="0.05" calcext:value-type="float">
            <text:p>0.05</text:p>
          </table:table-cell>
          <table:table-cell office:value-type="float" office:value="1.97049290675568" calcext:value-type="float">
            <text:p>1.970492906755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254.476292951569" calcext:value-type="float">
            <text:p>-254.476292951569</text:p>
          </table:table-cell>
          <table:table-cell office:value-type="float" office:value="0.05" calcext:value-type="float">
            <text:p>0.05</text:p>
          </table:table-cell>
          <table:table-cell office:value-type="float" office:value="2.00145029783518" calcext:value-type="float">
            <text:p>2.001450297835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258.332992681974" calcext:value-type="float">
            <text:p>-258.332992681974</text:p>
          </table:table-cell>
          <table:table-cell office:value-type="float" office:value="0.05" calcext:value-type="float">
            <text:p>0.05</text:p>
          </table:table-cell>
          <table:table-cell office:value-type="float" office:value="2.03341586306853" calcext:value-type="float">
            <text:p>2.033415863068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261.579802744372" calcext:value-type="float">
            <text:p>-261.579802744372</text:p>
          </table:table-cell>
          <table:table-cell office:value-type="float" office:value="0.05" calcext:value-type="float">
            <text:p>0.05</text:p>
          </table:table-cell>
          <table:table-cell office:value-type="float" office:value="2.05990976032072" calcext:value-type="float">
            <text:p>2.059909760320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264.388449260232" calcext:value-type="float">
            <text:p>-264.388449260232</text:p>
          </table:table-cell>
          <table:table-cell office:value-type="float" office:value="0.05" calcext:value-type="float">
            <text:p>0.05</text:p>
          </table:table-cell>
          <table:table-cell office:value-type="float" office:value="2.08059066342703" calcext:value-type="float">
            <text:p>2.080590663427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266.965223206168" calcext:value-type="float">
            <text:p>-266.965223206168</text:p>
          </table:table-cell>
          <table:table-cell office:value-type="float" office:value="0.05" calcext:value-type="float">
            <text:p>0.05</text:p>
          </table:table-cell>
          <table:table-cell office:value-type="float" office:value="2.10016532274421" calcext:value-type="float">
            <text:p>2.100165322744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269.350648274329" calcext:value-type="float">
            <text:p>-269.350648274329</text:p>
          </table:table-cell>
          <table:table-cell office:value-type="float" office:value="0.05" calcext:value-type="float">
            <text:p>0.05</text:p>
          </table:table-cell>
          <table:table-cell office:value-type="float" office:value="2.11963225873526" calcext:value-type="float">
            <text:p>2.119632258735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271.573114452509" calcext:value-type="float">
            <text:p>-271.573114452509</text:p>
          </table:table-cell>
          <table:table-cell office:value-type="float" office:value="0.05" calcext:value-type="float">
            <text:p>0.05</text:p>
          </table:table-cell>
          <table:table-cell office:value-type="float" office:value="2.13709679940887" calcext:value-type="float">
            <text:p>2.137096799408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273.732553777636" calcext:value-type="float">
            <text:p>-273.732553777636</text:p>
          </table:table-cell>
          <table:table-cell office:value-type="float" office:value="0.05" calcext:value-type="float">
            <text:p>0.05</text:p>
          </table:table-cell>
          <table:table-cell office:value-type="float" office:value="2.1545470132491" calcext:value-type="float">
            <text:p>2.15454701324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275.859804581411" calcext:value-type="float">
            <text:p>-275.859804581411</text:p>
          </table:table-cell>
          <table:table-cell office:value-type="float" office:value="0.05" calcext:value-type="float">
            <text:p>0.05</text:p>
          </table:table-cell>
          <table:table-cell office:value-type="float" office:value="2.17034958853465" calcext:value-type="float">
            <text:p>2.170349588534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278.058345398921" calcext:value-type="float">
            <text:p>-278.058345398921</text:p>
          </table:table-cell>
          <table:table-cell office:value-type="float" office:value="0.05" calcext:value-type="float">
            <text:p>0.05</text:p>
          </table:table-cell>
          <table:table-cell office:value-type="float" office:value="2.19022408541614" calcext:value-type="float">
            <text:p>2.190224085416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280.398440099763" calcext:value-type="float">
            <text:p>-280.398440099763</text:p>
          </table:table-cell>
          <table:table-cell office:value-type="float" office:value="0.05" calcext:value-type="float">
            <text:p>0.05</text:p>
          </table:table-cell>
          <table:table-cell office:value-type="float" office:value="2.21147329460591" calcext:value-type="float">
            <text:p>2.211473294605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283.038006865877" calcext:value-type="float">
            <text:p>-283.038006865877</text:p>
          </table:table-cell>
          <table:table-cell office:value-type="float" office:value="0.05" calcext:value-type="float">
            <text:p>0.05</text:p>
          </table:table-cell>
          <table:table-cell office:value-type="float" office:value="2.23365277938953" calcext:value-type="float">
            <text:p>2.233652779389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286.211456623737" calcext:value-type="float">
            <text:p>-286.211456623737</text:p>
          </table:table-cell>
          <table:table-cell office:value-type="float" office:value="0.05" calcext:value-type="float">
            <text:p>0.05</text:p>
          </table:table-cell>
          <table:table-cell office:value-type="float" office:value="2.25544095054553" calcext:value-type="float">
            <text:p>2.255440950545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290.423004197759" calcext:value-type="float">
            <text:p>-290.423004197759</text:p>
          </table:table-cell>
          <table:table-cell office:value-type="float" office:value="0.05" calcext:value-type="float">
            <text:p>0.05</text:p>
          </table:table-cell>
          <table:table-cell office:value-type="float" office:value="2.2890075543228" calcext:value-type="float">
            <text:p>2.28900755432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296.386341836553" calcext:value-type="float">
            <text:p>-296.386341836553</text:p>
          </table:table-cell>
          <table:table-cell office:value-type="float" office:value="0.05" calcext:value-type="float">
            <text:p>0.05</text:p>
          </table:table-cell>
          <table:table-cell office:value-type="float" office:value="2.33300984546045" calcext:value-type="float">
            <text:p>2.333009845460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305.82737196859" calcext:value-type="float">
            <text:p>-305.82737196859</text:p>
          </table:table-cell>
          <table:table-cell office:value-type="float" office:value="0.05" calcext:value-type="float">
            <text:p>0.05</text:p>
          </table:table-cell>
          <table:table-cell office:value-type="float" office:value="2.40625720352882" calcext:value-type="float">
            <text:p>2.406257203528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321.163474150512" calcext:value-type="float">
            <text:p>-321.163474150512</text:p>
          </table:table-cell>
          <table:table-cell office:value-type="float" office:value="0.05" calcext:value-type="float">
            <text:p>0.05</text:p>
          </table:table-cell>
          <table:table-cell office:value-type="float" office:value="2.52529918223766" calcext:value-type="float">
            <text:p>2.525299182237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345.868290306599" calcext:value-type="float">
            <text:p>-345.868290306599</text:p>
          </table:table-cell>
          <table:table-cell office:value-type="float" office:value="0.05" calcext:value-type="float">
            <text:p>0.05</text:p>
          </table:table-cell>
          <table:table-cell office:value-type="float" office:value="2.71990331515364" calcext:value-type="float">
            <text:p>2.719903315153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383.333046784649" calcext:value-type="float">
            <text:p>-383.333046784649</text:p>
          </table:table-cell>
          <table:table-cell office:value-type="float" office:value="0.05" calcext:value-type="float">
            <text:p>0.05</text:p>
          </table:table-cell>
          <table:table-cell office:value-type="float" office:value="3.0144315649991" calcext:value-type="float">
            <text:p>3.01443156499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436.551996171634" calcext:value-type="float">
            <text:p>-436.551996171634</text:p>
          </table:table-cell>
          <table:table-cell office:value-type="float" office:value="0.05" calcext:value-type="float">
            <text:p>0.05</text:p>
          </table:table-cell>
          <table:table-cell office:value-type="float" office:value="3.43550365054973" calcext:value-type="float">
            <text:p>3.435503650549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505.348641675975" calcext:value-type="float">
            <text:p>-505.348641675975</text:p>
          </table:table-cell>
          <table:table-cell office:value-type="float" office:value="0.05" calcext:value-type="float">
            <text:p>0.05</text:p>
          </table:table-cell>
          <table:table-cell office:value-type="float" office:value="3.97433894215301" calcext:value-type="float">
            <text:p>3.974338942153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587.455006726886" calcext:value-type="float">
            <text:p>-587.455006726886</text:p>
          </table:table-cell>
          <table:table-cell office:value-type="float" office:value="0.05" calcext:value-type="float">
            <text:p>0.05</text:p>
          </table:table-cell>
          <table:table-cell office:value-type="float" office:value="4.61899349935834" calcext:value-type="float">
            <text:p>4.618993499358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679.82538751031" calcext:value-type="float">
            <text:p>-679.82538751031</text:p>
          </table:table-cell>
          <table:table-cell office:value-type="float" office:value="0.05" calcext:value-type="float">
            <text:p>0.05</text:p>
          </table:table-cell>
          <table:table-cell office:value-type="float" office:value="5.34830031610712" calcext:value-type="float">
            <text:p>5.348300316107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778.818196511528" calcext:value-type="float">
            <text:p>-778.818196511528</text:p>
          </table:table-cell>
          <table:table-cell office:value-type="float" office:value="0.05" calcext:value-type="float">
            <text:p>0.05</text:p>
          </table:table-cell>
          <table:table-cell office:value-type="float" office:value="6.12680574095533" calcext:value-type="float">
            <text:p>6.126805740955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881.931532301555" calcext:value-type="float">
            <text:p>-881.931532301555</text:p>
          </table:table-cell>
          <table:table-cell office:value-type="float" office:value="0.05" calcext:value-type="float">
            <text:p>0.05</text:p>
          </table:table-cell>
          <table:table-cell office:value-type="float" office:value="6.94193757569664" calcext:value-type="float">
            <text:p>6.941937575696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985.455541776763" calcext:value-type="float">
            <text:p>-985.455541776763</text:p>
          </table:table-cell>
          <table:table-cell office:value-type="float" office:value="0.05" calcext:value-type="float">
            <text:p>0.05</text:p>
          </table:table-cell>
          <table:table-cell office:value-type="float" office:value="7.75530832758215" calcext:value-type="float">
            <text:p>7.75530832758215</text:p>
          </table:table-cell>
        </table:table-row>
      </table:table>
      <table:table table:name="Diode 9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36525091048709" calcext:value-type="float">
            <text:p>-4.36525091048709</text:p>
          </table:table-cell>
          <table:table-cell office:value-type="float" office:value="0.05" calcext:value-type="float">
            <text:p>0.05</text:p>
          </table:table-cell>
          <table:table-cell office:value-type="float" office:value="0.140284722127377" calcext:value-type="float">
            <text:p>0.1402847221273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8.5716512185032" calcext:value-type="float">
            <text:p>-18.5716512185032</text:p>
          </table:table-cell>
          <table:table-cell office:value-type="float" office:value="0.05" calcext:value-type="float">
            <text:p>0.05</text:p>
          </table:table-cell>
          <table:table-cell office:value-type="float" office:value="0.16320398549177" calcext:value-type="float">
            <text:p>0.163203985491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25.6891284799221" calcext:value-type="float">
            <text:p>-25.6891284799221</text:p>
          </table:table-cell>
          <table:table-cell office:value-type="float" office:value="0.05" calcext:value-type="float">
            <text:p>0.05</text:p>
          </table:table-cell>
          <table:table-cell office:value-type="float" office:value="0.219522194857982" calcext:value-type="float">
            <text:p>0.2195221948579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31.3378101397274" calcext:value-type="float">
            <text:p>-31.3378101397274</text:p>
          </table:table-cell>
          <table:table-cell office:value-type="float" office:value="0.05" calcext:value-type="float">
            <text:p>0.05</text:p>
          </table:table-cell>
          <table:table-cell office:value-type="float" office:value="0.252264349769514" calcext:value-type="float">
            <text:p>0.2522643497695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36.1833105729879" calcext:value-type="float">
            <text:p>-36.1833105729879</text:p>
          </table:table-cell>
          <table:table-cell office:value-type="float" office:value="0.05" calcext:value-type="float">
            <text:p>0.05</text:p>
          </table:table-cell>
          <table:table-cell office:value-type="float" office:value="0.281965375962446" calcext:value-type="float">
            <text:p>0.2819653759624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40.3579354120058" calcext:value-type="float">
            <text:p>-40.3579354120058</text:p>
          </table:table-cell>
          <table:table-cell office:value-type="float" office:value="0.05" calcext:value-type="float">
            <text:p>0.05</text:p>
          </table:table-cell>
          <table:table-cell office:value-type="float" office:value="0.326151764202641" calcext:value-type="float">
            <text:p>0.3261517642026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44.3422794909062" calcext:value-type="float">
            <text:p>-44.3422794909062</text:p>
          </table:table-cell>
          <table:table-cell office:value-type="float" office:value="0.05" calcext:value-type="float">
            <text:p>0.05</text:p>
          </table:table-cell>
          <table:table-cell office:value-type="float" office:value="0.348565068571636" calcext:value-type="float">
            <text:p>0.3485650685716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47.8008296017597" calcext:value-type="float">
            <text:p>-47.8008296017597</text:p>
          </table:table-cell>
          <table:table-cell office:value-type="float" office:value="0.05" calcext:value-type="float">
            <text:p>0.05</text:p>
          </table:table-cell>
          <table:table-cell office:value-type="float" office:value="0.367820372301708" calcext:value-type="float">
            <text:p>0.3678203723017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51.3047910490416" calcext:value-type="float">
            <text:p>-51.3047910490416</text:p>
          </table:table-cell>
          <table:table-cell office:value-type="float" office:value="0.05" calcext:value-type="float">
            <text:p>0.05</text:p>
          </table:table-cell>
          <table:table-cell office:value-type="float" office:value="0.398870534158497" calcext:value-type="float">
            <text:p>0.3988705341584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54.3312004006205" calcext:value-type="float">
            <text:p>-54.3312004006205</text:p>
          </table:table-cell>
          <table:table-cell office:value-type="float" office:value="0.05" calcext:value-type="float">
            <text:p>0.05</text:p>
          </table:table-cell>
          <table:table-cell office:value-type="float" office:value="0.420550994647566" calcext:value-type="float">
            <text:p>0.4205509946475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57.4365140098879" calcext:value-type="float">
            <text:p>-57.4365140098879</text:p>
          </table:table-cell>
          <table:table-cell office:value-type="float" office:value="0.05" calcext:value-type="float">
            <text:p>0.05</text:p>
          </table:table-cell>
          <table:table-cell office:value-type="float" office:value="0.452986697885196" calcext:value-type="float">
            <text:p>0.4529866978851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60.2134801917405" calcext:value-type="float">
            <text:p>-60.2134801917405</text:p>
          </table:table-cell>
          <table:table-cell office:value-type="float" office:value="0.05" calcext:value-type="float">
            <text:p>0.05</text:p>
          </table:table-cell>
          <table:table-cell office:value-type="float" office:value="0.470884726091335" calcext:value-type="float">
            <text:p>0.4708847260913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62.9456400773696" calcext:value-type="float">
            <text:p>-62.9456400773696</text:p>
          </table:table-cell>
          <table:table-cell office:value-type="float" office:value="0.05" calcext:value-type="float">
            <text:p>0.05</text:p>
          </table:table-cell>
          <table:table-cell office:value-type="float" office:value="0.490303336118339" calcext:value-type="float">
            <text:p>0.4903033361183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65.5560921798523" calcext:value-type="float">
            <text:p>-65.5560921798523</text:p>
          </table:table-cell>
          <table:table-cell office:value-type="float" office:value="0.05" calcext:value-type="float">
            <text:p>0.05</text:p>
          </table:table-cell>
          <table:table-cell office:value-type="float" office:value="0.502095874428796" calcext:value-type="float">
            <text:p>0.5020958744287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67.8740888921235" calcext:value-type="float">
            <text:p>-67.8740888921235</text:p>
          </table:table-cell>
          <table:table-cell office:value-type="float" office:value="0.05" calcext:value-type="float">
            <text:p>0.05</text:p>
          </table:table-cell>
          <table:table-cell office:value-type="float" office:value="0.526758268912771" calcext:value-type="float">
            <text:p>0.5267582689127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70.1213642962612" calcext:value-type="float">
            <text:p>-70.1213642962612</text:p>
          </table:table-cell>
          <table:table-cell office:value-type="float" office:value="0.05" calcext:value-type="float">
            <text:p>0.05</text:p>
          </table:table-cell>
          <table:table-cell office:value-type="float" office:value="0.542981748426856" calcext:value-type="float">
            <text:p>0.5429817484268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72.1627050594997" calcext:value-type="float">
            <text:p>-72.1627050594997</text:p>
          </table:table-cell>
          <table:table-cell office:value-type="float" office:value="0.05" calcext:value-type="float">
            <text:p>0.05</text:p>
          </table:table-cell>
          <table:table-cell office:value-type="float" office:value="0.559519724280817" calcext:value-type="float">
            <text:p>0.5595197242808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73.9688219746989" calcext:value-type="float">
            <text:p>-73.9688219746989</text:p>
          </table:table-cell>
          <table:table-cell office:value-type="float" office:value="0.05" calcext:value-type="float">
            <text:p>0.05</text:p>
          </table:table-cell>
          <table:table-cell office:value-type="float" office:value="0.575184276834236" calcext:value-type="float">
            <text:p>0.5751842768342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75.52627087313" calcext:value-type="float">
            <text:p>-75.52627087313</text:p>
          </table:table-cell>
          <table:table-cell office:value-type="float" office:value="0.05" calcext:value-type="float">
            <text:p>0.05</text:p>
          </table:table-cell>
          <table:table-cell office:value-type="float" office:value="0.584777456961067" calcext:value-type="float">
            <text:p>0.5847774569610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76.9043016752977" calcext:value-type="float">
            <text:p>-76.9043016752977</text:p>
          </table:table-cell>
          <table:table-cell office:value-type="float" office:value="0.05" calcext:value-type="float">
            <text:p>0.05</text:p>
          </table:table-cell>
          <table:table-cell office:value-type="float" office:value="0.596761828506323" calcext:value-type="float">
            <text:p>0.5967618285063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78.022619407912" calcext:value-type="float">
            <text:p>-78.022619407912</text:p>
          </table:table-cell>
          <table:table-cell office:value-type="float" office:value="0.05" calcext:value-type="float">
            <text:p>0.05</text:p>
          </table:table-cell>
          <table:table-cell office:value-type="float" office:value="0.599597568324591" calcext:value-type="float">
            <text:p>0.5995975683245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78.9864484544479" calcext:value-type="float">
            <text:p>-78.9864484544479</text:p>
          </table:table-cell>
          <table:table-cell office:value-type="float" office:value="0.05" calcext:value-type="float">
            <text:p>0.05</text:p>
          </table:table-cell>
          <table:table-cell office:value-type="float" office:value="0.61479544643026" calcext:value-type="float">
            <text:p>0.614795446430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79.822382524089" calcext:value-type="float">
            <text:p>-79.822382524089</text:p>
          </table:table-cell>
          <table:table-cell office:value-type="float" office:value="0.05" calcext:value-type="float">
            <text:p>0.05</text:p>
          </table:table-cell>
          <table:table-cell office:value-type="float" office:value="0.612552542503742" calcext:value-type="float">
            <text:p>0.6125525425037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80.4994874018334" calcext:value-type="float">
            <text:p>-80.4994874018334</text:p>
          </table:table-cell>
          <table:table-cell office:value-type="float" office:value="0.05" calcext:value-type="float">
            <text:p>0.05</text:p>
          </table:table-cell>
          <table:table-cell office:value-type="float" office:value="0.620463424371464" calcext:value-type="float">
            <text:p>0.6204634243714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81.1754330576198" calcext:value-type="float">
            <text:p>-81.1754330576198</text:p>
          </table:table-cell>
          <table:table-cell office:value-type="float" office:value="0.05" calcext:value-type="float">
            <text:p>0.05</text:p>
          </table:table-cell>
          <table:table-cell office:value-type="float" office:value="0.629383729699712" calcext:value-type="float">
            <text:p>0.6293837296997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81.8103166514948" calcext:value-type="float">
            <text:p>-81.8103166514948</text:p>
          </table:table-cell>
          <table:table-cell office:value-type="float" office:value="0.05" calcext:value-type="float">
            <text:p>0.05</text:p>
          </table:table-cell>
          <table:table-cell office:value-type="float" office:value="0.635590113473039" calcext:value-type="float">
            <text:p>0.6355901134730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82.3958903455336" calcext:value-type="float">
            <text:p>-82.3958903455336</text:p>
          </table:table-cell>
          <table:table-cell office:value-type="float" office:value="0.05" calcext:value-type="float">
            <text:p>0.05</text:p>
          </table:table-cell>
          <table:table-cell office:value-type="float" office:value="0.641373960229515" calcext:value-type="float">
            <text:p>0.6413739602295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82.9447021474657" calcext:value-type="float">
            <text:p>-82.9447021474657</text:p>
          </table:table-cell>
          <table:table-cell office:value-type="float" office:value="0.05" calcext:value-type="float">
            <text:p>0.05</text:p>
          </table:table-cell>
          <table:table-cell office:value-type="float" office:value="0.637709147876436" calcext:value-type="float">
            <text:p>0.6377091478764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83.5469153240114" calcext:value-type="float">
            <text:p>-83.5469153240114</text:p>
          </table:table-cell>
          <table:table-cell office:value-type="float" office:value="0.05" calcext:value-type="float">
            <text:p>0.05</text:p>
          </table:table-cell>
          <table:table-cell office:value-type="float" office:value="0.651341049880323" calcext:value-type="float">
            <text:p>0.6513410498803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84.176509638877" calcext:value-type="float">
            <text:p>-84.176509638877</text:p>
          </table:table-cell>
          <table:table-cell office:value-type="float" office:value="0.05" calcext:value-type="float">
            <text:p>0.05</text:p>
          </table:table-cell>
          <table:table-cell office:value-type="float" office:value="0.650855322874136" calcext:value-type="float">
            <text:p>0.6508553228741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84.9031032979095" calcext:value-type="float">
            <text:p>-84.9031032979095</text:p>
          </table:table-cell>
          <table:table-cell office:value-type="float" office:value="0.05" calcext:value-type="float">
            <text:p>0.05</text:p>
          </table:table-cell>
          <table:table-cell office:value-type="float" office:value="0.656264909705359" calcext:value-type="float">
            <text:p>0.6562649097053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85.825347668096" calcext:value-type="float">
            <text:p>-85.825347668096</text:p>
          </table:table-cell>
          <table:table-cell office:value-type="float" office:value="0.05" calcext:value-type="float">
            <text:p>0.05</text:p>
          </table:table-cell>
          <table:table-cell office:value-type="float" office:value="0.6674933112083" calcext:value-type="float">
            <text:p>0.66749331120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87.3319626668703" calcext:value-type="float">
            <text:p>-87.3319626668703</text:p>
          </table:table-cell>
          <table:table-cell office:value-type="float" office:value="0.05" calcext:value-type="float">
            <text:p>0.05</text:p>
          </table:table-cell>
          <table:table-cell office:value-type="float" office:value="0.674995086715318" calcext:value-type="float">
            <text:p>0.6749950867153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89.9914703769291" calcext:value-type="float">
            <text:p>-89.9914703769291</text:p>
          </table:table-cell>
          <table:table-cell office:value-type="float" office:value="0.05" calcext:value-type="float">
            <text:p>0.05</text:p>
          </table:table-cell>
          <table:table-cell office:value-type="float" office:value="0.692491787886699" calcext:value-type="float">
            <text:p>0.6924917878866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95.5482297690702" calcext:value-type="float">
            <text:p>-95.5482297690702</text:p>
          </table:table-cell>
          <table:table-cell office:value-type="float" office:value="0.05" calcext:value-type="float">
            <text:p>0.05</text:p>
          </table:table-cell>
          <table:table-cell office:value-type="float" office:value="0.731705071725141" calcext:value-type="float">
            <text:p>0.7317050717251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07.409087199587" calcext:value-type="float">
            <text:p>-107.409087199587</text:p>
          </table:table-cell>
          <table:table-cell office:value-type="float" office:value="0.05" calcext:value-type="float">
            <text:p>0.05</text:p>
          </table:table-cell>
          <table:table-cell office:value-type="float" office:value="0.821924658982272" calcext:value-type="float">
            <text:p>0.8219246589822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31.761289029006" calcext:value-type="float">
            <text:p>-131.761289029006</text:p>
          </table:table-cell>
          <table:table-cell office:value-type="float" office:value="0.05" calcext:value-type="float">
            <text:p>0.05</text:p>
          </table:table-cell>
          <table:table-cell office:value-type="float" office:value="1.00885384222105" calcext:value-type="float">
            <text:p>1.008853842221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76.564831881054" calcext:value-type="float">
            <text:p>-176.564831881054</text:p>
          </table:table-cell>
          <table:table-cell office:value-type="float" office:value="0.05" calcext:value-type="float">
            <text:p>0.05</text:p>
          </table:table-cell>
          <table:table-cell office:value-type="float" office:value="1.35699256205287" calcext:value-type="float">
            <text:p>1.356992562052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48.071710186887" calcext:value-type="float">
            <text:p>-248.071710186887</text:p>
          </table:table-cell>
          <table:table-cell office:value-type="float" office:value="0.05" calcext:value-type="float">
            <text:p>0.05</text:p>
          </table:table-cell>
          <table:table-cell office:value-type="float" office:value="1.91569430164884" calcext:value-type="float">
            <text:p>1.915694301648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47.342234983991" calcext:value-type="float">
            <text:p>-347.342234983991</text:p>
          </table:table-cell>
          <table:table-cell office:value-type="float" office:value="0.05" calcext:value-type="float">
            <text:p>0.05</text:p>
          </table:table-cell>
          <table:table-cell office:value-type="float" office:value="2.68269938750327" calcext:value-type="float">
            <text:p>2.682699387503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68.530858559777" calcext:value-type="float">
            <text:p>-468.530858559777</text:p>
          </table:table-cell>
          <table:table-cell office:value-type="float" office:value="0.05" calcext:value-type="float">
            <text:p>0.05</text:p>
          </table:table-cell>
          <table:table-cell office:value-type="float" office:value="3.64839808231661" calcext:value-type="float">
            <text:p>3.648398082316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605.925738318259" calcext:value-type="float">
            <text:p>-605.925738318259</text:p>
          </table:table-cell>
          <table:table-cell office:value-type="float" office:value="0.05" calcext:value-type="float">
            <text:p>0.05</text:p>
          </table:table-cell>
          <table:table-cell office:value-type="float" office:value="4.70844337105706" calcext:value-type="float">
            <text:p>4.708443371057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752.853649083829" calcext:value-type="float">
            <text:p>-752.853649083829</text:p>
          </table:table-cell>
          <table:table-cell office:value-type="float" office:value="0.05" calcext:value-type="float">
            <text:p>0.05</text:p>
          </table:table-cell>
          <table:table-cell office:value-type="float" office:value="5.83120946160936" calcext:value-type="float">
            <text:p>5.83120946160936</text:p>
          </table:table-cell>
        </table:table-row>
      </table:table>
      <table:table table:name="Diode 10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7.0565899380941" calcext:value-type="float">
            <text:p>-67.0565899380941</text:p>
          </table:table-cell>
          <table:table-cell office:value-type="float" office:value="0.05" calcext:value-type="float">
            <text:p>0.05</text:p>
          </table:table-cell>
          <table:table-cell office:value-type="float" office:value="0.601327542374216" calcext:value-type="float">
            <text:p>0.6013275423742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19.70289156118" calcext:value-type="float">
            <text:p>-319.70289156118</text:p>
          </table:table-cell>
          <table:table-cell office:value-type="float" office:value="0.05" calcext:value-type="float">
            <text:p>0.05</text:p>
          </table:table-cell>
          <table:table-cell office:value-type="float" office:value="2.44783741360919" calcext:value-type="float">
            <text:p>2.447837413609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428.110500209308" calcext:value-type="float">
            <text:p>-428.110500209308</text:p>
          </table:table-cell>
          <table:table-cell office:value-type="float" office:value="0.05" calcext:value-type="float">
            <text:p>0.05</text:p>
          </table:table-cell>
          <table:table-cell office:value-type="float" office:value="3.25908083657249" calcext:value-type="float">
            <text:p>3.259080836572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515.723783578502" calcext:value-type="float">
            <text:p>-515.723783578502</text:p>
          </table:table-cell>
          <table:table-cell office:value-type="float" office:value="0.05" calcext:value-type="float">
            <text:p>0.05</text:p>
          </table:table-cell>
          <table:table-cell office:value-type="float" office:value="3.91880843674539" calcext:value-type="float">
            <text:p>3.918808436745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588.623749799469" calcext:value-type="float">
            <text:p>-588.623749799469</text:p>
          </table:table-cell>
          <table:table-cell office:value-type="float" office:value="0.05" calcext:value-type="float">
            <text:p>0.05</text:p>
          </table:table-cell>
          <table:table-cell office:value-type="float" office:value="4.46131221347538" calcext:value-type="float">
            <text:p>4.461312213475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650.221886505809" calcext:value-type="float">
            <text:p>-650.221886505809</text:p>
          </table:table-cell>
          <table:table-cell office:value-type="float" office:value="0.05" calcext:value-type="float">
            <text:p>0.05</text:p>
          </table:table-cell>
          <table:table-cell office:value-type="float" office:value="4.928486746289" calcext:value-type="float">
            <text:p>4.9284867462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702.301814682603" calcext:value-type="float">
            <text:p>-702.301814682603</text:p>
          </table:table-cell>
          <table:table-cell office:value-type="float" office:value="0.05" calcext:value-type="float">
            <text:p>0.05</text:p>
          </table:table-cell>
          <table:table-cell office:value-type="float" office:value="5.32611418539881" calcext:value-type="float">
            <text:p>5.326114185398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745.814054767093" calcext:value-type="float">
            <text:p>-745.814054767093</text:p>
          </table:table-cell>
          <table:table-cell office:value-type="float" office:value="0.05" calcext:value-type="float">
            <text:p>0.05</text:p>
          </table:table-cell>
          <table:table-cell office:value-type="float" office:value="5.64926684030286" calcext:value-type="float">
            <text:p>5.649266840302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781.445688703168" calcext:value-type="float">
            <text:p>-781.445688703168</text:p>
          </table:table-cell>
          <table:table-cell office:value-type="float" office:value="0.05" calcext:value-type="float">
            <text:p>0.05</text:p>
          </table:table-cell>
          <table:table-cell office:value-type="float" office:value="5.91811550976673" calcext:value-type="float">
            <text:p>5.918115509766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809.576966390293" calcext:value-type="float">
            <text:p>-809.576966390293</text:p>
          </table:table-cell>
          <table:table-cell office:value-type="float" office:value="0.05" calcext:value-type="float">
            <text:p>0.05</text:p>
          </table:table-cell>
          <table:table-cell office:value-type="float" office:value="6.13166847392195" calcext:value-type="float">
            <text:p>6.131668473921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832.077357112908" calcext:value-type="float">
            <text:p>-832.077357112908</text:p>
          </table:table-cell>
          <table:table-cell office:value-type="float" office:value="0.05" calcext:value-type="float">
            <text:p>0.05</text:p>
          </table:table-cell>
          <table:table-cell office:value-type="float" office:value="6.30260852703965" calcext:value-type="float">
            <text:p>6.302608527039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849.966487624565" calcext:value-type="float">
            <text:p>-849.966487624565</text:p>
          </table:table-cell>
          <table:table-cell office:value-type="float" office:value="0.05" calcext:value-type="float">
            <text:p>0.05</text:p>
          </table:table-cell>
          <table:table-cell office:value-type="float" office:value="6.43804535105511" calcext:value-type="float">
            <text:p>6.438045351055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864.588010722445" calcext:value-type="float">
            <text:p>-864.588010722445</text:p>
          </table:table-cell>
          <table:table-cell office:value-type="float" office:value="0.05" calcext:value-type="float">
            <text:p>0.05</text:p>
          </table:table-cell>
          <table:table-cell office:value-type="float" office:value="6.54919830930985" calcext:value-type="float">
            <text:p>6.549198309309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876.968194320563" calcext:value-type="float">
            <text:p>-876.968194320563</text:p>
          </table:table-cell>
          <table:table-cell office:value-type="float" office:value="0.05" calcext:value-type="float">
            <text:p>0.05</text:p>
          </table:table-cell>
          <table:table-cell office:value-type="float" office:value="6.64161167281715" calcext:value-type="float">
            <text:p>6.641611672817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887.745128765482" calcext:value-type="float">
            <text:p>-887.745128765482</text:p>
          </table:table-cell>
          <table:table-cell office:value-type="float" office:value="0.05" calcext:value-type="float">
            <text:p>0.05</text:p>
          </table:table-cell>
          <table:table-cell office:value-type="float" office:value="6.72314148527419" calcext:value-type="float">
            <text:p>6.723141485274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897.693830528868" calcext:value-type="float">
            <text:p>-897.693830528868</text:p>
          </table:table-cell>
          <table:table-cell office:value-type="float" office:value="0.05" calcext:value-type="float">
            <text:p>0.05</text:p>
          </table:table-cell>
          <table:table-cell office:value-type="float" office:value="6.80088954822453" calcext:value-type="float">
            <text:p>6.800889548224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906.904702842122" calcext:value-type="float">
            <text:p>-906.904702842122</text:p>
          </table:table-cell>
          <table:table-cell office:value-type="float" office:value="0.05" calcext:value-type="float">
            <text:p>0.05</text:p>
          </table:table-cell>
          <table:table-cell office:value-type="float" office:value="6.87072128793746" calcext:value-type="float">
            <text:p>6.870721287937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915.722668803514" calcext:value-type="float">
            <text:p>-915.722668803514</text:p>
          </table:table-cell>
          <table:table-cell office:value-type="float" office:value="0.05" calcext:value-type="float">
            <text:p>0.05</text:p>
          </table:table-cell>
          <table:table-cell office:value-type="float" office:value="6.93481122085523" calcext:value-type="float">
            <text:p>6.934811220855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924.609828007402" calcext:value-type="float">
            <text:p>-924.609828007402</text:p>
          </table:table-cell>
          <table:table-cell office:value-type="float" office:value="0.05" calcext:value-type="float">
            <text:p>0.05</text:p>
          </table:table-cell>
          <table:table-cell office:value-type="float" office:value="7.00327409150522" calcext:value-type="float">
            <text:p>7.003274091505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933.350255812631" calcext:value-type="float">
            <text:p>-933.350255812631</text:p>
          </table:table-cell>
          <table:table-cell office:value-type="float" office:value="0.05" calcext:value-type="float">
            <text:p>0.05</text:p>
          </table:table-cell>
          <table:table-cell office:value-type="float" office:value="7.07036109120634" calcext:value-type="float">
            <text:p>7.070361091206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942.114153687551" calcext:value-type="float">
            <text:p>-942.114153687551</text:p>
          </table:table-cell>
          <table:table-cell office:value-type="float" office:value="0.05" calcext:value-type="float">
            <text:p>0.05</text:p>
          </table:table-cell>
          <table:table-cell office:value-type="float" office:value="7.1379644042147" calcext:value-type="float">
            <text:p>7.13796440421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951.407258170906" calcext:value-type="float">
            <text:p>-951.407258170906</text:p>
          </table:table-cell>
          <table:table-cell office:value-type="float" office:value="0.05" calcext:value-type="float">
            <text:p>0.05</text:p>
          </table:table-cell>
          <table:table-cell office:value-type="float" office:value="7.20602920275207" calcext:value-type="float">
            <text:p>7.206029202752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961.466356188023" calcext:value-type="float">
            <text:p>-961.466356188023</text:p>
          </table:table-cell>
          <table:table-cell office:value-type="float" office:value="0.05" calcext:value-type="float">
            <text:p>0.05</text:p>
          </table:table-cell>
          <table:table-cell office:value-type="float" office:value="7.28198384197417" calcext:value-type="float">
            <text:p>7.281983841974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972.529103926066" calcext:value-type="float">
            <text:p>-972.529103926066</text:p>
          </table:table-cell>
          <table:table-cell office:value-type="float" office:value="0.05" calcext:value-type="float">
            <text:p>0.05</text:p>
          </table:table-cell>
          <table:table-cell office:value-type="float" office:value="7.36623585996967" calcext:value-type="float">
            <text:p>7.366235859969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985.091502191169" calcext:value-type="float">
            <text:p>-985.091502191169</text:p>
          </table:table-cell>
          <table:table-cell office:value-type="float" office:value="0.05" calcext:value-type="float">
            <text:p>0.05</text:p>
          </table:table-cell>
          <table:table-cell office:value-type="float" office:value="7.46378117170902" calcext:value-type="float">
            <text:p>7.463781171709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999.814189982035" calcext:value-type="float">
            <text:p>-999.814189982035</text:p>
          </table:table-cell>
          <table:table-cell office:value-type="float" office:value="0.05" calcext:value-type="float">
            <text:p>0.05</text:p>
          </table:table-cell>
          <table:table-cell office:value-type="float" office:value="7.57237652502575" calcext:value-type="float">
            <text:p>7.572376525025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1017.07686087055" calcext:value-type="float">
            <text:p>-1017.07686087055</text:p>
          </table:table-cell>
          <table:table-cell office:value-type="float" office:value="0.05" calcext:value-type="float">
            <text:p>0.05</text:p>
          </table:table-cell>
          <table:table-cell office:value-type="float" office:value="7.70284933065184" calcext:value-type="float">
            <text:p>7.702849330651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1037.99860255005" calcext:value-type="float">
            <text:p>-1037.99860255005</text:p>
          </table:table-cell>
          <table:table-cell office:value-type="float" office:value="0.05" calcext:value-type="float">
            <text:p>0.05</text:p>
          </table:table-cell>
          <table:table-cell office:value-type="float" office:value="7.8613840909277" calcext:value-type="float">
            <text:p>7.86138409092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063.49648626216" calcext:value-type="float">
            <text:p>-1063.49648626216</text:p>
          </table:table-cell>
          <table:table-cell office:value-type="float" office:value="0.05" calcext:value-type="float">
            <text:p>0.05</text:p>
          </table:table-cell>
          <table:table-cell office:value-type="float" office:value="8.0535296924274" calcext:value-type="float">
            <text:p>8.05352969242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094.57381402306" calcext:value-type="float">
            <text:p>-1094.57381402306</text:p>
          </table:table-cell>
          <table:table-cell office:value-type="float" office:value="0.05" calcext:value-type="float">
            <text:p>0.05</text:p>
          </table:table-cell>
          <table:table-cell office:value-type="float" office:value="8.28915244203362" calcext:value-type="float">
            <text:p>8.289152442033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132.52630753205" calcext:value-type="float">
            <text:p>-1132.52630753205</text:p>
          </table:table-cell>
          <table:table-cell office:value-type="float" office:value="0.05" calcext:value-type="float">
            <text:p>0.05</text:p>
          </table:table-cell>
          <table:table-cell office:value-type="float" office:value="8.57687614710783" calcext:value-type="float">
            <text:p>8.576876147107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178.0323387294" calcext:value-type="float">
            <text:p>-1178.0323387294</text:p>
          </table:table-cell>
          <table:table-cell office:value-type="float" office:value="0.05" calcext:value-type="float">
            <text:p>0.05</text:p>
          </table:table-cell>
          <table:table-cell office:value-type="float" office:value="8.92283061774086" calcext:value-type="float">
            <text:p>8.922830617740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232.24246258704" calcext:value-type="float">
            <text:p>-1232.24246258704</text:p>
          </table:table-cell>
          <table:table-cell office:value-type="float" office:value="0.05" calcext:value-type="float">
            <text:p>0.05</text:p>
          </table:table-cell>
          <table:table-cell office:value-type="float" office:value="9.33450650605143" calcext:value-type="float">
            <text:p>9.334506506051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295.14468329159" calcext:value-type="float">
            <text:p>-1295.14468329159</text:p>
          </table:table-cell>
          <table:table-cell office:value-type="float" office:value="0.05" calcext:value-type="float">
            <text:p>0.05</text:p>
          </table:table-cell>
          <table:table-cell office:value-type="float" office:value="9.81014510783335" calcext:value-type="float">
            <text:p>9.810145107833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368.23708669878" calcext:value-type="float">
            <text:p>-1368.23708669878</text:p>
          </table:table-cell>
          <table:table-cell office:value-type="float" office:value="0.05" calcext:value-type="float">
            <text:p>0.05</text:p>
          </table:table-cell>
          <table:table-cell office:value-type="float" office:value="10.3776893312105" calcext:value-type="float">
            <text:p>10.37768933121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454.98611517578" calcext:value-type="float">
            <text:p>-1454.98611517578</text:p>
          </table:table-cell>
          <table:table-cell office:value-type="float" office:value="0.05" calcext:value-type="float">
            <text:p>0.05</text:p>
          </table:table-cell>
          <table:table-cell office:value-type="float" office:value="11.1814749501636" calcext:value-type="float">
            <text:p>11.18147495016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565.71147143944" calcext:value-type="float">
            <text:p>-1565.71147143944</text:p>
          </table:table-cell>
          <table:table-cell office:value-type="float" office:value="0.05" calcext:value-type="float">
            <text:p>0.05</text:p>
          </table:table-cell>
          <table:table-cell office:value-type="float" office:value="12.9268962018459" calcext:value-type="float">
            <text:p>12.92689620184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716.73580662407" calcext:value-type="float">
            <text:p>-1716.73580662407</text:p>
          </table:table-cell>
          <table:table-cell office:value-type="float" office:value="0.05" calcext:value-type="float">
            <text:p>0.05</text:p>
          </table:table-cell>
          <table:table-cell office:value-type="float" office:value="18.2330706823503" calcext:value-type="float">
            <text:p>18.23307068235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935.36906767429" calcext:value-type="float">
            <text:p>-1935.36906767429</text:p>
          </table:table-cell>
          <table:table-cell office:value-type="float" office:value="0.05" calcext:value-type="float">
            <text:p>0.05</text:p>
          </table:table-cell>
          <table:table-cell office:value-type="float" office:value="31.2650615506358" calcext:value-type="float">
            <text:p>31.26506155063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252.0218585194" calcext:value-type="float">
            <text:p>-2252.0218585194</text:p>
          </table:table-cell>
          <table:table-cell office:value-type="float" office:value="0.05" calcext:value-type="float">
            <text:p>0.05</text:p>
          </table:table-cell>
          <table:table-cell office:value-type="float" office:value="54.4112434058895" calcext:value-type="float">
            <text:p>54.41124340588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2676.37445286647" calcext:value-type="float">
            <text:p>-2676.37445286647</text:p>
          </table:table-cell>
          <table:table-cell office:value-type="float" office:value="0.05" calcext:value-type="float">
            <text:p>0.05</text:p>
          </table:table-cell>
          <table:table-cell office:value-type="float" office:value="83.0335520346956" calcext:value-type="float">
            <text:p>83.03355203469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3210.33574971703" calcext:value-type="float">
            <text:p>-3210.33574971703</text:p>
          </table:table-cell>
          <table:table-cell office:value-type="float" office:value="0.05" calcext:value-type="float">
            <text:p>0.05</text:p>
          </table:table-cell>
          <table:table-cell office:value-type="float" office:value="110.038345190156" calcext:value-type="float">
            <text:p>110.0383451901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3831.48105366951" calcext:value-type="float">
            <text:p>-3831.48105366951</text:p>
          </table:table-cell>
          <table:table-cell office:value-type="float" office:value="0.05" calcext:value-type="float">
            <text:p>0.05</text:p>
          </table:table-cell>
          <table:table-cell office:value-type="float" office:value="127.759703972194" calcext:value-type="float">
            <text:p>127.759703972194</text:p>
          </table:table-cell>
        </table:table-row>
      </table:table>
      <table:table table:name="Diode 14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4151291468225" calcext:value-type="float">
            <text:p>-1.44151291468225</text:p>
          </table:table-cell>
          <table:table-cell office:value-type="float" office:value="0.05" calcext:value-type="float">
            <text:p>0.05</text:p>
          </table:table-cell>
          <table:table-cell office:value-type="float" office:value="0.104511434729259" calcext:value-type="float">
            <text:p>0.1045114347292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9.08619251762743" calcext:value-type="float">
            <text:p>-9.08619251762743</text:p>
          </table:table-cell>
          <table:table-cell office:value-type="float" office:value="0.05" calcext:value-type="float">
            <text:p>0.05</text:p>
          </table:table-cell>
          <table:table-cell office:value-type="float" office:value="0.0838564627774186" calcext:value-type="float">
            <text:p>0.0838564627774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.6066274977875" calcext:value-type="float">
            <text:p>-12.6066274977875</text:p>
          </table:table-cell>
          <table:table-cell office:value-type="float" office:value="0.05" calcext:value-type="float">
            <text:p>0.05</text:p>
          </table:table-cell>
          <table:table-cell office:value-type="float" office:value="0.110026091276441" calcext:value-type="float">
            <text:p>0.1100260912764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5.2858123469837" calcext:value-type="float">
            <text:p>-15.2858123469837</text:p>
          </table:table-cell>
          <table:table-cell office:value-type="float" office:value="0.05" calcext:value-type="float">
            <text:p>0.05</text:p>
          </table:table-cell>
          <table:table-cell office:value-type="float" office:value="0.124254832339229" calcext:value-type="float">
            <text:p>0.1242548323392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7.7494539944488" calcext:value-type="float">
            <text:p>-17.7494539944488</text:p>
          </table:table-cell>
          <table:table-cell office:value-type="float" office:value="0.05" calcext:value-type="float">
            <text:p>0.05</text:p>
          </table:table-cell>
          <table:table-cell office:value-type="float" office:value="0.139285271745237" calcext:value-type="float">
            <text:p>0.1392852717452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9.7913003542756" calcext:value-type="float">
            <text:p>-19.7913003542756</text:p>
          </table:table-cell>
          <table:table-cell office:value-type="float" office:value="0.05" calcext:value-type="float">
            <text:p>0.05</text:p>
          </table:table-cell>
          <table:table-cell office:value-type="float" office:value="0.170157659383494" calcext:value-type="float">
            <text:p>0.1701576593834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21.6432777383833" calcext:value-type="float">
            <text:p>-21.6432777383833</text:p>
          </table:table-cell>
          <table:table-cell office:value-type="float" office:value="0.05" calcext:value-type="float">
            <text:p>0.05</text:p>
          </table:table-cell>
          <table:table-cell office:value-type="float" office:value="0.171444767031054" calcext:value-type="float">
            <text:p>0.1714447670310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23.5394426421742" calcext:value-type="float">
            <text:p>-23.5394426421742</text:p>
          </table:table-cell>
          <table:table-cell office:value-type="float" office:value="0.05" calcext:value-type="float">
            <text:p>0.05</text:p>
          </table:table-cell>
          <table:table-cell office:value-type="float" office:value="0.183641946405695" calcext:value-type="float">
            <text:p>0.1836419464056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5.0092795863519" calcext:value-type="float">
            <text:p>-25.0092795863519</text:p>
          </table:table-cell>
          <table:table-cell office:value-type="float" office:value="0.05" calcext:value-type="float">
            <text:p>0.05</text:p>
          </table:table-cell>
          <table:table-cell office:value-type="float" office:value="0.190909195997248" calcext:value-type="float">
            <text:p>0.1909091959972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26.7529261102572" calcext:value-type="float">
            <text:p>-26.7529261102572</text:p>
          </table:table-cell>
          <table:table-cell office:value-type="float" office:value="0.05" calcext:value-type="float">
            <text:p>0.05</text:p>
          </table:table-cell>
          <table:table-cell office:value-type="float" office:value="0.207901672761347" calcext:value-type="float">
            <text:p>0.2079016727613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28.2257859847179" calcext:value-type="float">
            <text:p>-28.2257859847179</text:p>
          </table:table-cell>
          <table:table-cell office:value-type="float" office:value="0.05" calcext:value-type="float">
            <text:p>0.05</text:p>
          </table:table-cell>
          <table:table-cell office:value-type="float" office:value="0.217147752193679" calcext:value-type="float">
            <text:p>0.2171477521936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29.4983172689285" calcext:value-type="float">
            <text:p>-29.4983172689285</text:p>
          </table:table-cell>
          <table:table-cell office:value-type="float" office:value="0.05" calcext:value-type="float">
            <text:p>0.05</text:p>
          </table:table-cell>
          <table:table-cell office:value-type="float" office:value="0.225753686731645" calcext:value-type="float">
            <text:p>0.2257536867316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30.8869228715862" calcext:value-type="float">
            <text:p>-30.8869228715862</text:p>
          </table:table-cell>
          <table:table-cell office:value-type="float" office:value="0.05" calcext:value-type="float">
            <text:p>0.05</text:p>
          </table:table-cell>
          <table:table-cell office:value-type="float" office:value="0.267374866169299" calcext:value-type="float">
            <text:p>0.2673748661692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32.1076662241708" calcext:value-type="float">
            <text:p>-32.1076662241708</text:p>
          </table:table-cell>
          <table:table-cell office:value-type="float" office:value="0.05" calcext:value-type="float">
            <text:p>0.05</text:p>
          </table:table-cell>
          <table:table-cell office:value-type="float" office:value="0.263786581382375" calcext:value-type="float">
            <text:p>0.2637865813823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33.4049703703466" calcext:value-type="float">
            <text:p>-33.4049703703466</text:p>
          </table:table-cell>
          <table:table-cell office:value-type="float" office:value="0.05" calcext:value-type="float">
            <text:p>0.05</text:p>
          </table:table-cell>
          <table:table-cell office:value-type="float" office:value="0.266795816361452" calcext:value-type="float">
            <text:p>0.2667958163614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34.4763165099454" calcext:value-type="float">
            <text:p>-34.4763165099454</text:p>
          </table:table-cell>
          <table:table-cell office:value-type="float" office:value="0.05" calcext:value-type="float">
            <text:p>0.05</text:p>
          </table:table-cell>
          <table:table-cell office:value-type="float" office:value="0.263366990614952" calcext:value-type="float">
            <text:p>0.2633669906149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35.5514990479534" calcext:value-type="float">
            <text:p>-35.5514990479534</text:p>
          </table:table-cell>
          <table:table-cell office:value-type="float" office:value="0.05" calcext:value-type="float">
            <text:p>0.05</text:p>
          </table:table-cell>
          <table:table-cell office:value-type="float" office:value="0.277579030390601" calcext:value-type="float">
            <text:p>0.2775790303906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36.5068139553405" calcext:value-type="float">
            <text:p>-36.5068139553405</text:p>
          </table:table-cell>
          <table:table-cell office:value-type="float" office:value="0.05" calcext:value-type="float">
            <text:p>0.05</text:p>
          </table:table-cell>
          <table:table-cell office:value-type="float" office:value="0.286867130959799" calcext:value-type="float">
            <text:p>0.2868671309597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37.4538890510499" calcext:value-type="float">
            <text:p>-37.4538890510499</text:p>
          </table:table-cell>
          <table:table-cell office:value-type="float" office:value="0.05" calcext:value-type="float">
            <text:p>0.05</text:p>
          </table:table-cell>
          <table:table-cell office:value-type="float" office:value="0.296923287709849" calcext:value-type="float">
            <text:p>0.2969232877098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38.2741923777613" calcext:value-type="float">
            <text:p>-38.2741923777613</text:p>
          </table:table-cell>
          <table:table-cell office:value-type="float" office:value="0.05" calcext:value-type="float">
            <text:p>0.05</text:p>
          </table:table-cell>
          <table:table-cell office:value-type="float" office:value="0.315092462675914" calcext:value-type="float">
            <text:p>0.3150924626759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38.9506945317542" calcext:value-type="float">
            <text:p>-38.9506945317542</text:p>
          </table:table-cell>
          <table:table-cell office:value-type="float" office:value="0.05" calcext:value-type="float">
            <text:p>0.05</text:p>
          </table:table-cell>
          <table:table-cell office:value-type="float" office:value="0.294495314806382" calcext:value-type="float">
            <text:p>0.2944953148063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39.4436475990515" calcext:value-type="float">
            <text:p>-39.4436475990515</text:p>
          </table:table-cell>
          <table:table-cell office:value-type="float" office:value="0.05" calcext:value-type="float">
            <text:p>0.05</text:p>
          </table:table-cell>
          <table:table-cell office:value-type="float" office:value="0.316125911860154" calcext:value-type="float">
            <text:p>0.3161259118601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39.9002651822239" calcext:value-type="float">
            <text:p>-39.9002651822239</text:p>
          </table:table-cell>
          <table:table-cell office:value-type="float" office:value="0.05" calcext:value-type="float">
            <text:p>0.05</text:p>
          </table:table-cell>
          <table:table-cell office:value-type="float" office:value="0.310024660545278" calcext:value-type="float">
            <text:p>0.3100246605452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40.3493030348465" calcext:value-type="float">
            <text:p>-40.3493030348465</text:p>
          </table:table-cell>
          <table:table-cell office:value-type="float" office:value="0.05" calcext:value-type="float">
            <text:p>0.05</text:p>
          </table:table-cell>
          <table:table-cell office:value-type="float" office:value="0.311258707975544" calcext:value-type="float">
            <text:p>0.3112587079755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40.6973450279988" calcext:value-type="float">
            <text:p>-40.6973450279988</text:p>
          </table:table-cell>
          <table:table-cell office:value-type="float" office:value="0.05" calcext:value-type="float">
            <text:p>0.05</text:p>
          </table:table-cell>
          <table:table-cell office:value-type="float" office:value="0.313461186917036" calcext:value-type="float">
            <text:p>0.3134611869170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41.0487322364756" calcext:value-type="float">
            <text:p>-41.0487322364756</text:p>
          </table:table-cell>
          <table:table-cell office:value-type="float" office:value="0.05" calcext:value-type="float">
            <text:p>0.05</text:p>
          </table:table-cell>
          <table:table-cell office:value-type="float" office:value="0.313738549163459" calcext:value-type="float">
            <text:p>0.3137385491634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41.3584929711075" calcext:value-type="float">
            <text:p>-41.3584929711075</text:p>
          </table:table-cell>
          <table:table-cell office:value-type="float" office:value="0.05" calcext:value-type="float">
            <text:p>0.05</text:p>
          </table:table-cell>
          <table:table-cell office:value-type="float" office:value="0.322167624112256" calcext:value-type="float">
            <text:p>0.3221676241122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41.6081759824024" calcext:value-type="float">
            <text:p>-41.6081759824024</text:p>
          </table:table-cell>
          <table:table-cell office:value-type="float" office:value="0.05" calcext:value-type="float">
            <text:p>0.05</text:p>
          </table:table-cell>
          <table:table-cell office:value-type="float" office:value="0.320521162839528" calcext:value-type="float">
            <text:p>0.3205211628395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41.9489415721028" calcext:value-type="float">
            <text:p>-41.9489415721028</text:p>
          </table:table-cell>
          <table:table-cell office:value-type="float" office:value="0.05" calcext:value-type="float">
            <text:p>0.05</text:p>
          </table:table-cell>
          <table:table-cell office:value-type="float" office:value="0.321028653495001" calcext:value-type="float">
            <text:p>0.321028653495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42.3042117121232" calcext:value-type="float">
            <text:p>-42.3042117121232</text:p>
          </table:table-cell>
          <table:table-cell office:value-type="float" office:value="0.05" calcext:value-type="float">
            <text:p>0.05</text:p>
          </table:table-cell>
          <table:table-cell office:value-type="float" office:value="0.329395565600814" calcext:value-type="float">
            <text:p>0.3293955656008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42.7462213380104" calcext:value-type="float">
            <text:p>-42.7462213380104</text:p>
          </table:table-cell>
          <table:table-cell office:value-type="float" office:value="0.05" calcext:value-type="float">
            <text:p>0.05</text:p>
          </table:table-cell>
          <table:table-cell office:value-type="float" office:value="0.324944189012251" calcext:value-type="float">
            <text:p>0.3249441890122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43.3660340702262" calcext:value-type="float">
            <text:p>-43.3660340702262</text:p>
          </table:table-cell>
          <table:table-cell office:value-type="float" office:value="0.05" calcext:value-type="float">
            <text:p>0.05</text:p>
          </table:table-cell>
          <table:table-cell office:value-type="float" office:value="0.331841031446455" calcext:value-type="float">
            <text:p>0.3318410314464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44.3930703252329" calcext:value-type="float">
            <text:p>-44.3930703252329</text:p>
          </table:table-cell>
          <table:table-cell office:value-type="float" office:value="0.05" calcext:value-type="float">
            <text:p>0.05</text:p>
          </table:table-cell>
          <table:table-cell office:value-type="float" office:value="0.358283813274786" calcext:value-type="float">
            <text:p>0.3582838132747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46.5488125634398" calcext:value-type="float">
            <text:p>-46.5488125634398</text:p>
          </table:table-cell>
          <table:table-cell office:value-type="float" office:value="0.05" calcext:value-type="float">
            <text:p>0.05</text:p>
          </table:table-cell>
          <table:table-cell office:value-type="float" office:value="0.370167507391031" calcext:value-type="float">
            <text:p>0.3701675073910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51.5077366662745" calcext:value-type="float">
            <text:p>-51.5077366662745</text:p>
          </table:table-cell>
          <table:table-cell office:value-type="float" office:value="0.05" calcext:value-type="float">
            <text:p>0.05</text:p>
          </table:table-cell>
          <table:table-cell office:value-type="float" office:value="0.411712828424537" calcext:value-type="float">
            <text:p>0.4117128284245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62.9275917229981" calcext:value-type="float">
            <text:p>-62.9275917229981</text:p>
          </table:table-cell>
          <table:table-cell office:value-type="float" office:value="0.05" calcext:value-type="float">
            <text:p>0.05</text:p>
          </table:table-cell>
          <table:table-cell office:value-type="float" office:value="0.483756056587419" calcext:value-type="float">
            <text:p>0.4837560565874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88.046205217115" calcext:value-type="float">
            <text:p>-88.046205217115</text:p>
          </table:table-cell>
          <table:table-cell office:value-type="float" office:value="0.05" calcext:value-type="float">
            <text:p>0.05</text:p>
          </table:table-cell>
          <table:table-cell office:value-type="float" office:value="0.667990665141662" calcext:value-type="float">
            <text:p>0.6679906651416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35.775327286293" calcext:value-type="float">
            <text:p>-135.775327286293</text:p>
          </table:table-cell>
          <table:table-cell office:value-type="float" office:value="0.05" calcext:value-type="float">
            <text:p>0.05</text:p>
          </table:table-cell>
          <table:table-cell office:value-type="float" office:value="1.07676938248561" calcext:value-type="float">
            <text:p>1.076769382485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14.11637519068" calcext:value-type="float">
            <text:p>-214.11637519068</text:p>
          </table:table-cell>
          <table:table-cell office:value-type="float" office:value="0.05" calcext:value-type="float">
            <text:p>0.05</text:p>
          </table:table-cell>
          <table:table-cell office:value-type="float" office:value="1.72603528098525" calcext:value-type="float">
            <text:p>1.726035280985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25.510304813022" calcext:value-type="float">
            <text:p>-325.510304813022</text:p>
          </table:table-cell>
          <table:table-cell office:value-type="float" office:value="0.05" calcext:value-type="float">
            <text:p>0.05</text:p>
          </table:table-cell>
          <table:table-cell office:value-type="float" office:value="2.56721840050275" calcext:value-type="float">
            <text:p>2.567218400502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65.097712637252" calcext:value-type="float">
            <text:p>-465.097712637252</text:p>
          </table:table-cell>
          <table:table-cell office:value-type="float" office:value="0.05" calcext:value-type="float">
            <text:p>0.05</text:p>
          </table:table-cell>
          <table:table-cell office:value-type="float" office:value="3.65151712521549" calcext:value-type="float">
            <text:p>3.651517125215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626.392741460517" calcext:value-type="float">
            <text:p>-626.392741460517</text:p>
          </table:table-cell>
          <table:table-cell office:value-type="float" office:value="0.05" calcext:value-type="float">
            <text:p>0.05</text:p>
          </table:table-cell>
          <table:table-cell office:value-type="float" office:value="4.83771739104206" calcext:value-type="float">
            <text:p>4.837717391042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800.218833141743" calcext:value-type="float">
            <text:p>-800.218833141743</text:p>
          </table:table-cell>
          <table:table-cell office:value-type="float" office:value="0.05" calcext:value-type="float">
            <text:p>0.05</text:p>
          </table:table-cell>
          <table:table-cell office:value-type="float" office:value="6.17892262974228" calcext:value-type="float">
            <text:p>6.17892262974228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'Diode 7'.A1:'Diode 7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'Diode 9'.A1:'Diode 9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'Diode 10'.A1:'Diode 10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4" table:target-range-address="'Diode 14'.A1:'Diode 14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0:11:03.614767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8-02-19T10:22:05.153266621</dc:date>
    <meta:editing-duration>PT1H17M13S</meta:editing-duration>
    <meta:editing-cycles>12</meta:editing-cycles>
    <meta:generator>LibreOffice/5.3.6.1$Linux_X86_64 LibreOffice_project/30$Build-1</meta:generator>
    <meta:document-statistic meta:table-count="5" meta:cell-count="2036" meta:object-count="0"/>
  </office:meta>
</office:document-meta>
</file>